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3.5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2" number:automatic-order="true">
      <number:year/>
      <number:text>/</number:text>
      <number:month number:style="long"/>
    </number:dat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4'.K39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9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99ff99" fo:border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3" style:family="table-cell" style:parent-style-name="Default" style:data-style-name="N119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19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5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23">
      <style:text-properties fo:font-size="12pt" style:font-size-asian="12pt" style:font-size-complex="12pt"/>
    </style:style>
    <style:style style:name="ce17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cc99"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ext-properties fo:font-size="12pt" style:font-size-asian="12pt" style:font-size-complex="12pt"/>
    </style:style>
    <style:style style:name="ce20" style:family="table-cell" style:parent-style-name="Default" style:data-style-name="N123">
      <style:table-cell-properties fo:border="0.002cm solid #000000"/>
      <style:text-properties fo:font-size="12pt" style:font-size-asian="12pt" style:font-size-complex="12pt"/>
    </style:style>
    <style:style style:name="ce21" style:family="table-cell" style:parent-style-name="Default" style:data-style-name="N123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2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3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4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25" style:family="table-cell" style:parent-style-name="Default" style:data-style-name="N120">
      <style:table-cell-properties fo:border="0.002cm solid #000000"/>
      <style:text-properties fo:font-size="12pt" style:font-size-asian="12pt" style:font-size-complex="12pt"/>
    </style:style>
    <style:style style:name="ce26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2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4'.K39"/>
    </style:style>
    <style:style style:name="ce2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29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30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4'.K39"/>
    </style:style>
    <style:style style:name="ce31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32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33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4'.K39"/>
    </style:style>
    <style:style style:name="ce34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4'.J25"/>
    </style:style>
    <style:style style:name="ce35" style:family="table-cell" style:parent-style-name="Default"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7" style:family="table-cell" style:parent-style-name="Default" style:data-style-name="N32">
      <style:table-cell-properties fo:border="0.002cm solid #000000"/>
      <style:text-properties fo:font-size="13pt" style:font-size-asian="13pt" style:font-size-complex="13pt"/>
    </style:style>
    <style:style style:name="ce3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39" style:family="table-cell" style:parent-style-name="Default" style:data-style-name="N32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292])" office:value-type="float" office:value="265">
            <text:p>265</text:p>
          </table:table-cell>
          <table:table-cell table:style-name="ce4" table:number-columns-repeated="10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174];&quot;&lt;0&quot;)" office:value-type="float" office:value="147">
            <text:p>147</text:p>
          </table:table-cell>
          <table:table-cell table:style-name="ce17" table:formula="of:=[.O3]/[.$O$2]" office:value-type="percentage" office:value="0.554716981132075">
            <text:p>55.5%</text:p>
          </table:table-cell>
          <table:table-cell table:style-name="ce4"/>
          <table:table-cell table:style-name="Default" table:number-columns-repeated="8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9755">
            <text:p>69.4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175:.P292];&quot;&gt;=0&quot;)" office:value-type="float" office:value="118">
            <text:p>118</text:p>
          </table:table-cell>
          <table:table-cell table:style-name="ce17" table:formula="of:=[.O4]/[.$O$2]" office:value-type="percentage" office:value="0.445283018867925">
            <text:p>44.5%</text:p>
          </table:table-cell>
          <table:table-cell table:style-name="ce12"/>
          <table:table-cell table:style-name="Default" table:number-columns-repeated="8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696">
            <text:p>69.696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174])" office:value-type="float" office:value="-7.34999999999998">
            <text:p>-7.350</text:p>
          </table:table-cell>
          <table:table-cell table:style-name="ce4" table:number-columns-repeated="10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345">
            <text:p>69.34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175:.P292])" office:value-type="float" office:value="6.646">
            <text:p>6.646</text:p>
          </table:table-cell>
          <table:table-cell table:style-name="ce12" table:number-columns-repeated="2"/>
          <table:table-cell table:style-name="ce4" table:number-columns-repeated="8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825">
            <text:p>69.382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-0.703999999999981">
            <text:p>-0.704</text:p>
          </table:table-cell>
          <table:table-cell table:style-name="ce4" table:number-columns-repeated="10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11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table:number-columns-repeated="13"/>
          <table:table-cell table:style-name="ce10"/>
          <table:table-cell table:style-name="ce10" office:value-type="string">
            <text:p>loss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 table:style-name="ce4"/>
          <table:table-cell table:style-name="ce22" office:value-type="string">
            <text:p>BB.loc</text:p>
          </table:table-cell>
          <table:table-cell table:style-name="ce22" table:formula="of:=[.V9]" office:value-type="string" office:string-value="gain – loss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174];&quot;=&quot;&amp;[.$N10])" office:value-type="float" office:value="4">
            <text:p>4</text:p>
          </table:table-cell>
          <table:table-cell table:style-name="ce4" table:formula="of:=COUNTIF([.$D$175:.$D$292];&quot;=&quot;&amp;[.$N10])" office:value-type="float" office:value="2">
            <text:p>2</text:p>
          </table:table-cell>
          <table:table-cell table:style-name="ce19" table:formula="of:=[.P10]/SUM([.O10:.P10])" office:value-type="percentage" office:value="0.333333333333333">
            <text:p>33.33%</text:p>
          </table:table-cell>
          <table:table-cell table:style-name="ce20" table:formula="of:=SUMIF([.$D$175:.$D$292];&quot;=&quot;&amp;[.$N10];[.$P$175:.$P$292])" office:value-type="float" office:value="0.216">
            <text:p>0.216</text:p>
          </table:table-cell>
          <table:table-cell table:style-name="ce20" table:formula="of:=IF([.P10]&lt;&gt;0;[.R10]/[.P10];&quot;-&quot;)" office:value-type="float" office:value="0.108">
            <text:p>0.108</text:p>
          </table:table-cell>
          <table:table-cell table:style-name="ce20" table:formula="of:=SUMIF([.$D$28:.$D$174];&quot;=&quot;&amp;[.$N10];[.$P$28:.$P$174])" office:value-type="float" office:value="-0.2">
            <text:p>-0.20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0.016">
            <text:p>0.016</text:p>
          </table:table-cell>
          <table:table-cell table:style-name="ce21"/>
          <table:table-cell table:style-name="ce23" table:formula="of:=[.N10]" office:value-type="string" office:string-value="Z1">
            <text:p>Z1</text:p>
          </table:table-cell>
          <table:table-cell table:style-name="ce23" table:formula="of:=[.V10]" office:value-type="float" office:value="0.016">
            <text:p>0.016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174];&quot;=&quot;&amp;[.$N11])" office:value-type="float" office:value="30">
            <text:p>30</text:p>
          </table:table-cell>
          <table:table-cell table:style-name="ce4" table:formula="of:=COUNTIF([.$D$175:.$D$292];&quot;=&quot;&amp;[.$N11])" office:value-type="float" office:value="11">
            <text:p>11</text:p>
          </table:table-cell>
          <table:table-cell table:style-name="ce19" table:formula="of:=[.P11]/SUM([.O11:.P11])" office:value-type="percentage" office:value="0.268292682926829">
            <text:p>26.83%</text:p>
          </table:table-cell>
          <table:table-cell table:style-name="ce20" table:formula="of:=SUMIF([.$D$175:.$D$292];&quot;=&quot;&amp;[.$N11];[.$P$175:.$P$292])" office:value-type="float" office:value="0.72">
            <text:p>0.720</text:p>
          </table:table-cell>
          <table:table-cell table:style-name="ce20" table:formula="of:=IF([.P11]&lt;&gt;0;[.R11]/[.P11];&quot;-&quot;)" office:value-type="float" office:value="0.0654545454545455">
            <text:p>0.065</text:p>
          </table:table-cell>
          <table:table-cell table:style-name="ce20" table:formula="of:=SUMIF([.$D$28:.$D$174];&quot;=&quot;&amp;[.$N11];[.$P$28:.$P$174])" office:value-type="float" office:value="-1.5">
            <text:p>-1.5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780000000000001">
            <text:p>-0.780</text:p>
          </table:table-cell>
          <table:table-cell table:style-name="ce21"/>
          <table:table-cell table:style-name="ce23" table:formula="of:=[.N11]" office:value-type="string" office:string-value="Z2">
            <text:p>Z2</text:p>
          </table:table-cell>
          <table:table-cell table:style-name="ce23" table:formula="of:=[.V11]" office:value-type="float" office:value="-0.780000000000001">
            <text:p>-0.780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174];&quot;=&quot;&amp;[.$N12])" office:value-type="float" office:value="44">
            <text:p>44</text:p>
          </table:table-cell>
          <table:table-cell table:style-name="ce4" table:formula="of:=COUNTIF([.$D$175:.$D$292];&quot;=&quot;&amp;[.$N12])" office:value-type="float" office:value="32">
            <text:p>32</text:p>
          </table:table-cell>
          <table:table-cell table:style-name="ce19" table:formula="of:=[.P12]/SUM([.O12:.P12])" office:value-type="percentage" office:value="0.421052631578947">
            <text:p>42.11%</text:p>
          </table:table-cell>
          <table:table-cell table:style-name="ce20" table:formula="of:=SUMIF([.$D$175:.$D$292];&quot;=&quot;&amp;[.$N12];[.$P$175:.$P$292])" office:value-type="float" office:value="1.681">
            <text:p>1.681</text:p>
          </table:table-cell>
          <table:table-cell table:style-name="ce20" table:formula="of:=IF([.P12]&lt;&gt;0;[.R12]/[.P12];&quot;-&quot;)" office:value-type="float" office:value="0.05253125">
            <text:p>0.053</text:p>
          </table:table-cell>
          <table:table-cell table:style-name="ce20" table:formula="of:=SUMIF([.$D$28:.$D$174];&quot;=&quot;&amp;[.$N12];[.$P$28:.$P$174])" office:value-type="float" office:value="-2.2">
            <text:p>-2.20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0.519">
            <text:p>-0.519</text:p>
          </table:table-cell>
          <table:table-cell table:style-name="ce21"/>
          <table:table-cell table:style-name="ce23" table:formula="of:=[.N12]" office:value-type="string" office:string-value="Z3">
            <text:p>Z3</text:p>
          </table:table-cell>
          <table:table-cell table:style-name="ce23" table:formula="of:=[.V12]" office:value-type="float" office:value="-0.519">
            <text:p>-0.519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174];&quot;=&quot;&amp;[.$N13])" office:value-type="float" office:value="38">
            <text:p>38</text:p>
          </table:table-cell>
          <table:table-cell table:style-name="ce4" table:formula="of:=COUNTIF([.$D$175:.$D$292];&quot;=&quot;&amp;[.$N13])" office:value-type="float" office:value="39">
            <text:p>39</text:p>
          </table:table-cell>
          <table:table-cell table:style-name="ce19" table:formula="of:=[.P13]/SUM([.O13:.P13])" office:value-type="percentage" office:value="0.506493506493506">
            <text:p>50.65%</text:p>
          </table:table-cell>
          <table:table-cell table:style-name="ce20" table:formula="of:=SUMIF([.$D$175:.$D$292];&quot;=&quot;&amp;[.$N13];[.$P$175:.$P$292])" office:value-type="float" office:value="1.921">
            <text:p>1.921</text:p>
          </table:table-cell>
          <table:table-cell table:style-name="ce20" table:formula="of:=IF([.P13]&lt;&gt;0;[.R13]/[.P13];&quot;-&quot;)" office:value-type="float" office:value="0.0492564102564103">
            <text:p>0.049</text:p>
          </table:table-cell>
          <table:table-cell table:style-name="ce20" table:formula="of:=SUMIF([.$D$28:.$D$174];&quot;=&quot;&amp;[.$N13];[.$P$28:.$P$174])" office:value-type="float" office:value="-1.9">
            <text:p>-1.9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020999999999999">
            <text:p>0.021</text:p>
          </table:table-cell>
          <table:table-cell table:style-name="ce21"/>
          <table:table-cell table:style-name="ce23" table:formula="of:=[.N13]" office:value-type="string" office:string-value="Z4">
            <text:p>Z4</text:p>
          </table:table-cell>
          <table:table-cell table:style-name="ce23" table:formula="of:=[.V13]" office:value-type="float" office:value="0.020999999999999">
            <text:p>0.021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174];&quot;=&quot;&amp;[.$N14])" office:value-type="float" office:value="28">
            <text:p>28</text:p>
          </table:table-cell>
          <table:table-cell table:style-name="ce4" table:formula="of:=COUNTIF([.$D$175:.$D$292];&quot;=&quot;&amp;[.$N14])" office:value-type="float" office:value="28">
            <text:p>28</text:p>
          </table:table-cell>
          <table:table-cell table:style-name="ce19" table:formula="of:=[.P14]/SUM([.O14:.P14])" office:value-type="percentage" office:value="0.5">
            <text:p>50.00%</text:p>
          </table:table-cell>
          <table:table-cell table:style-name="ce20" table:formula="of:=SUMIF([.$D$175:.$D$292];&quot;=&quot;&amp;[.$N14];[.$P$175:.$P$292])" office:value-type="float" office:value="1.783">
            <text:p>1.783</text:p>
          </table:table-cell>
          <table:table-cell table:style-name="ce20" table:formula="of:=IF([.P14]&lt;&gt;0;[.R14]/[.P14];&quot;-&quot;)" office:value-type="float" office:value="0.0636785714285714">
            <text:p>0.064</text:p>
          </table:table-cell>
          <table:table-cell table:style-name="ce20" table:formula="of:=SUMIF([.$D$28:.$D$174];&quot;=&quot;&amp;[.$N14];[.$P$28:.$P$174])" office:value-type="float" office:value="-1.4">
            <text:p>-1.40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382999999999999">
            <text:p>0.383</text:p>
          </table:table-cell>
          <table:table-cell table:style-name="ce21"/>
          <table:table-cell table:style-name="ce23" table:formula="of:=[.N14]" office:value-type="string" office:string-value="Z5">
            <text:p>Z5</text:p>
          </table:table-cell>
          <table:table-cell table:style-name="ce23" table:formula="of:=[.V14]" office:value-type="float" office:value="0.382999999999999">
            <text:p>0.383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3">
          <table:table-cell office:value-type="string">
            <text:p>[08/22/2020 17:32:34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174];&quot;=&quot;&amp;[.$N15])" office:value-type="float" office:value="3">
            <text:p>3</text:p>
          </table:table-cell>
          <table:table-cell table:style-name="ce4" table:formula="of:=COUNTIF([.$D$175:.$D$292];&quot;=&quot;&amp;[.$N15])" office:value-type="float" office:value="6">
            <text:p>6</text:p>
          </table:table-cell>
          <table:table-cell table:style-name="ce19" table:formula="of:=[.P15]/SUM([.O15:.P15])" office:value-type="percentage" office:value="0.666666666666667">
            <text:p>66.67%</text:p>
          </table:table-cell>
          <table:table-cell table:style-name="ce20" table:formula="of:=SUMIF([.$D$175:.$D$292];&quot;=&quot;&amp;[.$N15];[.$P$175:.$P$292])" office:value-type="float" office:value="0.325">
            <text:p>0.325</text:p>
          </table:table-cell>
          <table:table-cell table:style-name="ce20" table:formula="of:=IF([.P15]&lt;&gt;0;[.R15]/[.P15];&quot;-&quot;)" office:value-type="float" office:value="0.0541666666666667">
            <text:p>0.054</text:p>
          </table:table-cell>
          <table:table-cell table:style-name="ce20" table:formula="of:=SUMIF([.$D$28:.$D$174];&quot;=&quot;&amp;[.$N15];[.$P$28:.$P$174])" office:value-type="float" office:value="-0.15">
            <text:p>-0.1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0.175">
            <text:p>0.175</text:p>
          </table:table-cell>
          <table:table-cell table:style-name="ce21"/>
          <table:table-cell table:style-name="ce23" table:formula="of:=[.N15]" office:value-type="string" office:string-value="Z6">
            <text:p>Z6</text:p>
          </table:table-cell>
          <table:table-cell table:style-name="ce23" table:formula="of:=[.V15]" office:value-type="float" office:value="0.175">
            <text:p>0.175</text:p>
          </table:table-cell>
          <table:table-cell table:number-columns-repeated="99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47">
            <text:p>147</text:p>
          </table:table-cell>
          <table:table-cell table:formula="of:=SUM([.P10:.P15])" office:value-type="float" office:value="118">
            <text:p>118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822_172845_898607).dat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start</text:p>
          </table:table-cell>
          <table:table-cell office:value-type="string">
            <text:p>end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292])" office:value-type="string" office:string-value="$P$292">
            <text:p>$P$292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74])" office:value-type="string" office:string-value="$P$174">
            <text:p>$P$174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175])" office:value-type="string" office:string-value="$P$175">
            <text:p>$P$175</text:p>
          </table:table-cell>
          <table:table-cell table:style-name="ce15" table:formula="of:=[.P19]" office:value-type="string" office:string-value="$P$292">
            <text:p>$P$292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string">
            <text:p>$sumOf_Plus</text:p>
          </table:table-cell>
          <table:table-cell office:value-type="float" office:value="2.816">
            <text:p>2.816</text:p>
          </table:table-cell>
          <table:table-cell table:number-columns-repeated="1022"/>
        </table:table-row>
        <table:table-row table:style-name="ro1">
          <table:table-cell office:value-type="string">
            <text:p>$sumOf_Minus</text:p>
          </table:table-cell>
          <table:table-cell office:value-type="float" office:value="-7.35">
            <text:p>-7.35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1" draw:text-style-name="P1" svg:width="2.899cm" svg:height="0.669cm" svg:x="31.468cm" svg:y="12.952cm" draw:caption-point-x="-0.61cm" draw:caption-point-y="1.518cm">
              <dc:creator>ik</dc:creator>
              <dc:date>2020-06-30T00:00:00</dc:date>
              <text:p text:style-name="P1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office:annotation draw:style-name="gr1" draw:text-style-name="P1" svg:width="2.899cm" svg:height="0.669cm" svg:x="37.615cm" svg:y="12.952cm" draw:caption-point-x="-0.61cm" draw:caption-point-y="1.518cm">
              <dc:creator>ik</dc:creator>
              <dc:date>2020-06-30T00:00:00</dc:date>
              <text:p text:style-name="P1"><text:span text:style-name="T1">色：マゼンタ１０</text:span></text:p>
            </office:annotation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458">
            <text:p>69.458</text:p>
          </table:table-cell>
          <table:table-cell office:value-type="string">
            <text:p>Z1</text:p>
          </table:table-cell>
          <table:table-cell office:value-type="string">
            <text:p>2020.05.13 05:4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69.746">
            <text:p>69.746</text:p>
          </table:table-cell>
          <table:table-cell office:value-type="string">
            <text:p>Z1</text:p>
          </table:table-cell>
          <table:table-cell office:value-type="string">
            <text:p>2020.05.13 14:50</text:p>
          </table:table-cell>
          <table:table-cell office:value-type="float" office:value="178">
            <text:p>178</text:p>
          </table:table-cell>
          <table:table-cell office:value-type="float" office:value="69.686">
            <text:p>69.686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string">
            <text:p>SL</text:p>
          </table:table-cell>
          <table:table-cell office:value-type="float" office:value="69.696">
            <text:p>69.696</text:p>
          </table:table-cell>
          <table:table-cell office:value-type="string">
            <text:p>Z2</text:p>
          </table:table-cell>
          <table:table-cell office:value-type="float" office:value="69.696">
            <text:p>69.696</text:p>
          </table:table-cell>
          <table:table-cell office:value-type="float" office:value="69.826">
            <text:p>69.8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5" office:value-type="float" office:value="69.349">
            <text:p>69.349</text:p>
          </table:table-cell>
          <table:table-cell table:style-name="ce7" office:value-type="string">
            <text:p>Z4</text:p>
          </table:table-cell>
          <table:table-cell table:style-name="ce8" office:value-type="float" office:value="69.349">
            <text:p>69.349</text:p>
          </table:table-cell>
          <table:table-cell table:style-name="ce5"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10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float" office:value="69.347">
            <text:p>69.347</text:p>
          </table:table-cell>
          <table:table-cell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395">
            <text:p>69.395</text:p>
          </table:table-cell>
          <table:table-cell office:value-type="string">
            <text:p>Z2</text:p>
          </table:table-cell>
          <table:table-cell office:value-type="string">
            <text:p>2020.05.13 01:1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5">
            <text:p>69.345</text:p>
          </table:table-cell>
          <table:table-cell office:value-type="string">
            <text:p>Z4</text:p>
          </table:table-cell>
          <table:table-cell office:value-type="float" office:value="69.345">
            <text:p>69.345</text:p>
          </table:table-cell>
          <table:table-cell office:value-type="float" office:value="69.475">
            <text:p>69.47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3:4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3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9.408">
            <text:p>69.408</text:p>
          </table:table-cell>
          <table:table-cell office:value-type="string">
            <text:p>Z2</text:p>
          </table:table-cell>
          <table:table-cell office:value-type="string">
            <text:p>2020.05.13 03:5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.1</text:p>
          </table:table-cell>
          <table:table-cell office:value-type="float" office:value="69.358">
            <text:p>69.358</text:p>
          </table:table-cell>
          <table:table-cell office:value-type="string">
            <text:p>Z3</text:p>
          </table:table-cell>
          <table:table-cell office:value-type="float" office:value="69.358">
            <text:p>69.358</text:p>
          </table:table-cell>
          <table:table-cell office:value-type="float" office:value="69.488">
            <text:p>69.48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string">
            <text:p>2020.05.13 05:3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45">
            <text:p>69.45</text:p>
          </table:table-cell>
          <table:table-cell office:value-type="string">
            <text:p>Z2</text:p>
          </table:table-cell>
          <table:table-cell office:value-type="string">
            <text:p>2020.05.13 05:4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">
            <text:p>69.4</text:p>
          </table:table-cell>
          <table:table-cell office:value-type="string">
            <text:p>Z3</text:p>
          </table:table-cell>
          <table:table-cell office:value-type="float" office:value="69.4">
            <text:p>69.4</text:p>
          </table:table-cell>
          <table:table-cell office:value-type="float" office:value="69.53">
            <text:p>69.5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5:50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float" office:value="69.384">
            <text:p>69.384</text:p>
          </table:table-cell>
          <table:table-cell office:value-type="float" office:value="69.514">
            <text:p>69.51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431">
            <text:p>69.431</text:p>
          </table:table-cell>
          <table:table-cell office:value-type="string">
            <text:p>Z2</text:p>
          </table:table-cell>
          <table:table-cell office:value-type="string">
            <text:p>2020.05.13 06:4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float" office:value="69.381">
            <text:p>69.381</text:p>
          </table:table-cell>
          <table:table-cell office:value-type="float" office:value="69.511">
            <text:p>69.51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string">
            <text:p>2020.05.13 07:45</text:p>
          </table:table-cell>
          <table:table-cell office:value-type="float" office:value="97">
            <text:p>97</text:p>
          </table:table-cell>
          <table:table-cell office:value-type="float" office:value="69.376">
            <text:p>69.376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string">
            <text:p>SL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float" office:value="69.377">
            <text:p>69.377</text:p>
          </table:table-cell>
          <table:table-cell office:value-type="float" office:value="69.507">
            <text:p>69.50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69.446">
            <text:p>69.446</text:p>
          </table:table-cell>
          <table:table-cell office:value-type="string">
            <text:p>Z2</text:p>
          </table:table-cell>
          <table:table-cell office:value-type="string">
            <text:p>2020.05.13 08:3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96">
            <text:p>69.396</text:p>
          </table:table-cell>
          <table:table-cell office:value-type="string">
            <text:p>Z4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08:4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08:4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89">
            <text:p>69.389</text:p>
          </table:table-cell>
          <table:table-cell office:value-type="string">
            <text:p>Z4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69.448">
            <text:p>69.448</text:p>
          </table:table-cell>
          <table:table-cell office:value-type="string">
            <text:p>Z2</text:p>
          </table:table-cell>
          <table:table-cell office:value-type="string">
            <text:p>2020.05.13 09:15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float" office:value="69.398">
            <text:p>69.398</text:p>
          </table:table-cell>
          <table:table-cell office:value-type="float" office:value="69.528">
            <text:p>69.52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69.445">
            <text:p>69.445</text:p>
          </table:table-cell>
          <table:table-cell office:value-type="string">
            <text:p>Z2</text:p>
          </table:table-cell>
          <table:table-cell office:value-type="string">
            <text:p>2020.05.13 09:40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.1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69.403">
            <text:p>69.403</text:p>
          </table:table-cell>
          <table:table-cell office:value-type="string">
            <text:p>Z2</text:p>
          </table:table-cell>
          <table:table-cell office:value-type="string">
            <text:p>2020.05.13 11:3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9.423">
            <text:p>69.423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11:35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1:55</text:p>
          </table:table-cell>
          <table:table-cell table:style-name="ce4" office:value-type="string">
            <text:p>SL</text:p>
          </table:table-cell>
          <table:table-cell table:style-name="ce5" office:value-type="float" office:value="69.373">
            <text:p>69.373</text:p>
          </table:table-cell>
          <table:table-cell table:style-name="ce7" office:value-type="string">
            <text:p>Z3</text:p>
          </table:table-cell>
          <table:table-cell table:style-name="ce8" office:value-type="float" office:value="69.373">
            <text:p>69.373</text:p>
          </table:table-cell>
          <table:table-cell table:style-name="ce5" office:value-type="float" office:value="69.503">
            <text:p>69.50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69.414">
            <text:p>69.414</text:p>
          </table:table-cell>
          <table:table-cell office:value-type="string">
            <text:p>Z2</text:p>
          </table:table-cell>
          <table:table-cell office:value-type="string">
            <text:p>2020.05.13 11:4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4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69.422">
            <text:p>69.422</text:p>
          </table:table-cell>
          <table:table-cell office:value-type="string">
            <text:p>Z2</text:p>
          </table:table-cell>
          <table:table-cell office:value-type="string">
            <text:p>2020.05.13 11:4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3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69.424">
            <text:p>69.424</text:p>
          </table:table-cell>
          <table:table-cell office:value-type="string">
            <text:p>Z2</text:p>
          </table:table-cell>
          <table:table-cell office:value-type="string">
            <text:p>2020.05.13 11:5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69.469">
            <text:p>69.469</text:p>
          </table:table-cell>
          <table:table-cell office:value-type="string">
            <text:p>Z2</text:p>
          </table:table-cell>
          <table:table-cell office:value-type="string">
            <text:p>2020.05.13 13:05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19">
            <text:p>69.419</text:p>
          </table:table-cell>
          <table:table-cell office:value-type="string">
            <text:p>Z4</text:p>
          </table:table-cell>
          <table:table-cell office:value-type="float" office:value="69.419">
            <text:p>69.419</text:p>
          </table:table-cell>
          <table:table-cell office:value-type="float" office:value="69.549">
            <text:p>69.54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13:10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4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69.484">
            <text:p>69.484</text:p>
          </table:table-cell>
          <table:table-cell office:value-type="string">
            <text:p>Z2</text:p>
          </table:table-cell>
          <table:table-cell office:value-type="string">
            <text:p>2020.05.13 13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69.46">
            <text:p>69.46</text:p>
          </table:table-cell>
          <table:table-cell office:value-type="string">
            <text:p>Z2</text:p>
          </table:table-cell>
          <table:table-cell office:value-type="string">
            <text:p>2020.05.13 13:20</text:p>
          </table:table-cell>
          <table:table-cell office:value-type="float" office:value="165">
            <text:p>165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string">
            <text:p>SL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float" office:value="69.41">
            <text:p>69.41</text:p>
          </table:table-cell>
          <table:table-cell office:value-type="float" office:value="69.54">
            <text:p>69.5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69.488">
            <text:p>69.4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14:00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69.436">
            <text:p>69.4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4:00</text:p>
          </table:table-cell>
          <table:table-cell table:style-name="ce4" office:value-type="string">
            <text:p>SL.1</text:p>
          </table:table-cell>
          <table:table-cell table:style-name="ce5" office:value-type="float" office:value="69.438">
            <text:p>69.438</text:p>
          </table:table-cell>
          <table:table-cell table:style-name="ce7" office:value-type="string">
            <text:p>Z3</text:p>
          </table:table-cell>
          <table:table-cell table:style-name="ce8" office:value-type="float" office:value="69.438">
            <text:p>69.438</text:p>
          </table:table-cell>
          <table:table-cell table:style-name="ce5" office:value-type="float" office:value="69.568">
            <text:p>69.56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69.703">
            <text:p>69.703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3">
            <text:p>69.653</text:p>
          </table:table-cell>
          <table:table-cell office:value-type="string">
            <text:p>Z4</text:p>
          </table:table-cell>
          <table:table-cell office:value-type="float" office:value="69.653">
            <text:p>69.653</text:p>
          </table:table-cell>
          <table:table-cell office:value-type="float" office:value="69.783">
            <text:p>69.7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69.685">
            <text:p>69.685</text:p>
          </table:table-cell>
          <table:table-cell office:value-type="string">
            <text:p>Z2</text:p>
          </table:table-cell>
          <table:table-cell office:value-type="string">
            <text:p>2020.05.13 15:0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35">
            <text:p>69.635</text:p>
          </table:table-cell>
          <table:table-cell office:value-type="string">
            <text:p>Z4</text:p>
          </table:table-cell>
          <table:table-cell office:value-type="float" office:value="69.635">
            <text:p>69.635</text:p>
          </table:table-cell>
          <table:table-cell office:value-type="float" office:value="69.765">
            <text:p>69.76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69.679">
            <text:p>69.679</text:p>
          </table:table-cell>
          <table:table-cell office:value-type="string">
            <text:p>Z2</text:p>
          </table:table-cell>
          <table:table-cell office:value-type="string">
            <text:p>2020.05.13 15:0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9">
            <text:p>69.629</text:p>
          </table:table-cell>
          <table:table-cell office:value-type="string">
            <text:p>Z4</text:p>
          </table:table-cell>
          <table:table-cell office:value-type="float" office:value="69.629">
            <text:p>69.629</text:p>
          </table:table-cell>
          <table:table-cell office:value-type="float" office:value="69.759">
            <text:p>69.75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69.702">
            <text:p>69.702</text:p>
          </table:table-cell>
          <table:table-cell office:value-type="string">
            <text:p>Z2</text:p>
          </table:table-cell>
          <table:table-cell office:value-type="string">
            <text:p>2020.05.13 15:2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2">
            <text:p>69.652</text:p>
          </table:table-cell>
          <table:table-cell office:value-type="string">
            <text:p>Z4</text:p>
          </table:table-cell>
          <table:table-cell office:value-type="float" office:value="69.652">
            <text:p>69.652</text:p>
          </table:table-cell>
          <table:table-cell office:value-type="float" office:value="69.782">
            <text:p>69.78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336">
            <text:p>69.336</text:p>
          </table:table-cell>
          <table:table-cell office:value-type="string">
            <text:p>Z3</text:p>
          </table:table-cell>
          <table:table-cell office:value-type="string">
            <text:p>2020.05.13 03:5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4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4:00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09">
            <text:p>69.309</text:p>
          </table:table-cell>
          <table:table-cell office:value-type="string">
            <text:p>Z3</text:p>
          </table:table-cell>
          <table:table-cell office:value-type="float" office:value="69.309">
            <text:p>69.309</text:p>
          </table:table-cell>
          <table:table-cell office:value-type="float" office:value="69.439">
            <text:p>69.43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4:05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31">
            <text:p>69.31</text:p>
          </table:table-cell>
          <table:table-cell office:value-type="float" office:value="69.44">
            <text:p>69.4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9.321">
            <text:p>69.32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9.299">
            <text:p>69.299</text:p>
          </table:table-cell>
          <table:table-cell office:value-type="string">
            <text:p>Z3</text:p>
          </table:table-cell>
          <table:table-cell office:value-type="string">
            <text:p>2020.05.13 04:1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.1</text:p>
          </table:table-cell>
          <table:table-cell office:value-type="float" office:value="69.249">
            <text:p>69.249</text:p>
          </table:table-cell>
          <table:table-cell office:value-type="string">
            <text:p>Z4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316">
            <text:p>69.316</text:p>
          </table:table-cell>
          <table:table-cell office:value-type="string">
            <text:p>Z3</text:p>
          </table:table-cell>
          <table:table-cell office:value-type="string">
            <text:p>2020.05.13 04:3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string">
            <text:p>2020.05.13 04:3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312">
            <text:p>69.312</text:p>
          </table:table-cell>
          <table:table-cell office:value-type="string">
            <text:p>Z3</text:p>
          </table:table-cell>
          <table:table-cell office:value-type="string">
            <text:p>2020.05.13 04:4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.1</text:p>
          </table:table-cell>
          <table:table-cell office:value-type="float" office:value="69.262">
            <text:p>69.262</text:p>
          </table:table-cell>
          <table:table-cell office:value-type="string">
            <text:p>Z4</text:p>
          </table:table-cell>
          <table:table-cell office:value-type="float" office:value="69.262">
            <text:p>69.262</text:p>
          </table:table-cell>
          <table:table-cell office:value-type="float" office:value="69.392">
            <text:p>69.39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4:5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5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52">
            <text:p>69.352</text:p>
          </table:table-cell>
          <table:table-cell office:value-type="string">
            <text:p>Z3</text:p>
          </table:table-cell>
          <table:table-cell office:value-type="string">
            <text:p>2020.05.13 05:0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.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5:5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6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393">
            <text:p>69.393</text:p>
          </table:table-cell>
          <table:table-cell office:value-type="string">
            <text:p>Z3</text:p>
          </table:table-cell>
          <table:table-cell office:value-type="string">
            <text:p>2020.05.13 06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6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414">
            <text:p>69.414</text:p>
          </table:table-cell>
          <table:table-cell office:value-type="string">
            <text:p>Z3</text:p>
          </table:table-cell>
          <table:table-cell office:value-type="string">
            <text:p>2020.05.13 06:0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3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6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string">
            <text:p>2020.05.13 06:20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6:2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">
            <text:p>69.34</text:p>
          </table:table-cell>
          <table:table-cell office:value-type="string">
            <text:p>Z6</text:p>
          </table:table-cell>
          <table:table-cell office:value-type="float" office:value="69.34">
            <text:p>69.34</text:p>
          </table:table-cell>
          <table:table-cell office:value-type="float" office:value="69.47">
            <text:p>69.4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6:5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6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50</text:p>
          </table:table-cell>
          <table:table-cell office:value-type="float" office:value="106">
            <text:p>106</text:p>
          </table:table-cell>
          <table:table-cell office:value-type="float" office:value="69.34">
            <text:p>69.34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9:2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4">
            <text:p>69.354</text:p>
          </table:table-cell>
          <table:table-cell office:value-type="string">
            <text:p>Z5</text:p>
          </table:table-cell>
          <table:table-cell office:value-type="float" office:value="69.354">
            <text:p>69.354</text:p>
          </table:table-cell>
          <table:table-cell office:value-type="float" office:value="69.484">
            <text:p>69.48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69.425">
            <text:p>69.425</text:p>
          </table:table-cell>
          <table:table-cell office:value-type="string">
            <text:p>Z3</text:p>
          </table:table-cell>
          <table:table-cell office:value-type="string">
            <text:p>2020.05.13 09:2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69.42">
            <text:p>69.42</text:p>
          </table:table-cell>
          <table:table-cell office:value-type="string">
            <text:p>Z3</text:p>
          </table:table-cell>
          <table:table-cell office:value-type="string">
            <text:p>2020.05.13 09:3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">
            <text:p>69.37</text:p>
          </table:table-cell>
          <table:table-cell office:value-type="string">
            <text:p>Z5</text:p>
          </table:table-cell>
          <table:table-cell office:value-type="float" office:value="69.37">
            <text:p>69.37</text:p>
          </table:table-cell>
          <table:table-cell office:value-type="float" office:value="69.5">
            <text:p>69.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69.409">
            <text:p>69.409</text:p>
          </table:table-cell>
          <table:table-cell office:value-type="string">
            <text:p>Z3</text:p>
          </table:table-cell>
          <table:table-cell office:value-type="string">
            <text:p>2020.05.13 10:1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9">
            <text:p>69.359</text:p>
          </table:table-cell>
          <table:table-cell office:value-type="string">
            <text:p>Z5</text:p>
          </table:table-cell>
          <table:table-cell office:value-type="float" office:value="69.359">
            <text:p>69.359</text:p>
          </table:table-cell>
          <table:table-cell office:value-type="float" office:value="69.489">
            <text:p>69.48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11:2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float" office:value="69.331">
            <text:p>69.331</text:p>
          </table:table-cell>
          <table:table-cell office:value-type="float" office:value="69.461">
            <text:p>69.46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69.38">
            <text:p>69.38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4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69.37">
            <text:p>69.37</text:p>
          </table:table-cell>
          <table:table-cell office:value-type="string">
            <text:p>Z3</text:p>
          </table:table-cell>
          <table:table-cell office:value-type="string">
            <text:p>2020.05.13 12:0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.1</text:p>
          </table:table-cell>
          <table:table-cell office:value-type="float" office:value="69.32">
            <text:p>69.32</text:p>
          </table:table-cell>
          <table:table-cell office:value-type="string">
            <text:p>Z4</text:p>
          </table:table-cell>
          <table:table-cell office:value-type="float" office:value="69.32">
            <text:p>69.32</text:p>
          </table:table-cell>
          <table:table-cell office:value-type="float" office:value="69.45">
            <text:p>69.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69.656">
            <text:p>69.656</text:p>
          </table:table-cell>
          <table:table-cell office:value-type="string">
            <text:p>Z3</text:p>
          </table:table-cell>
          <table:table-cell office:value-type="string">
            <text:p>2020.05.13 15:1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6">
            <text:p>69.606</text:p>
          </table:table-cell>
          <table:table-cell office:value-type="string">
            <text:p>Z4</text:p>
          </table:table-cell>
          <table:table-cell office:value-type="float" office:value="69.606">
            <text:p>69.606</text:p>
          </table:table-cell>
          <table:table-cell office:value-type="float" office:value="69.736">
            <text:p>69.73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183">
            <text:p>183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69.674">
            <text:p>69.67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5:15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69.584">
            <text:p>69.58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15:35</text:p>
          </table:table-cell>
          <table:table-cell table:style-name="ce4" office:value-type="string">
            <text:p>SL</text:p>
          </table:table-cell>
          <table:table-cell table:style-name="ce5" office:value-type="float" office:value="69.624">
            <text:p>69.624</text:p>
          </table:table-cell>
          <table:table-cell table:style-name="ce7" office:value-type="string">
            <text:p>Z4</text:p>
          </table:table-cell>
          <table:table-cell table:style-name="ce8" office:value-type="float" office:value="69.624">
            <text:p>69.624</text:p>
          </table:table-cell>
          <table:table-cell table:style-name="ce5" office:value-type="float" office:value="69.754">
            <text:p>69.75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69.674">
            <text:p>69.674</text:p>
          </table:table-cell>
          <table:table-cell office:value-type="string">
            <text:p>Z3</text:p>
          </table:table-cell>
          <table:table-cell office:value-type="string">
            <text:p>2020.05.13 15:2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4">
            <text:p>69.624</text:p>
          </table:table-cell>
          <table:table-cell office:value-type="string">
            <text:p>Z4</text:p>
          </table:table-cell>
          <table:table-cell office:value-type="float" office:value="69.624">
            <text:p>69.624</text:p>
          </table:table-cell>
          <table:table-cell office:value-type="float" office:value="69.754">
            <text:p>69.7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69.657">
            <text:p>69.657</text:p>
          </table:table-cell>
          <table:table-cell office:value-type="string">
            <text:p>Z3</text:p>
          </table:table-cell>
          <table:table-cell office:value-type="string">
            <text:p>2020.05.13 15:3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7">
            <text:p>69.607</text:p>
          </table:table-cell>
          <table:table-cell office:value-type="string">
            <text:p>Z4</text:p>
          </table:table-cell>
          <table:table-cell office:value-type="float" office:value="69.607">
            <text:p>69.607</text:p>
          </table:table-cell>
          <table:table-cell office:value-type="float" office:value="69.737">
            <text:p>69.7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69.665">
            <text:p>69.665</text:p>
          </table:table-cell>
          <table:table-cell office:value-type="string">
            <text:p>Z3</text:p>
          </table:table-cell>
          <table:table-cell office:value-type="string">
            <text:p>2020.05.13 15:3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.1</text:p>
          </table:table-cell>
          <table:table-cell office:value-type="float" office:value="69.615">
            <text:p>69.615</text:p>
          </table:table-cell>
          <table:table-cell office:value-type="string">
            <text:p>Z4</text:p>
          </table:table-cell>
          <table:table-cell office:value-type="float" office:value="69.615">
            <text:p>69.615</text:p>
          </table:table-cell>
          <table:table-cell office:value-type="float" office:value="69.745">
            <text:p>69.7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69.646">
            <text:p>69.646</text:p>
          </table:table-cell>
          <table:table-cell office:value-type="string">
            <text:p>Z3</text:p>
          </table:table-cell>
          <table:table-cell office:value-type="string">
            <text:p>2020.05.13 16:0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.1</text:p>
          </table:table-cell>
          <table:table-cell office:value-type="float" office:value="69.596">
            <text:p>69.596</text:p>
          </table:table-cell>
          <table:table-cell office:value-type="string">
            <text:p>Z6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69.386">
            <text:p>69.386</text:p>
          </table:table-cell>
          <table:table-cell office:value-type="string">
            <text:p>Z3</text:p>
          </table:table-cell>
          <table:table-cell office:value-type="string">
            <text:p>2020.05.13 17:55</text:p>
          </table:table-cell>
          <table:table-cell office:value-type="float" office:value="215">
            <text:p>21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18:00</text:p>
          </table:table-cell>
          <table:table-cell office:value-type="string">
            <text:p>SL</text:p>
          </table:table-cell>
          <table:table-cell office:value-type="float" office:value="69.336">
            <text:p>69.336</text:p>
          </table:table-cell>
          <table:table-cell office:value-type="string">
            <text:p>Z4</text:p>
          </table:table-cell>
          <table:table-cell office:value-type="float" office:value="69.336">
            <text:p>69.336</text:p>
          </table:table-cell>
          <table:table-cell office:value-type="float" office:value="69.466">
            <text:p>69.46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69.038">
            <text:p>69.038</text:p>
          </table:table-cell>
          <table:table-cell office:value-type="string">
            <text:p>Z3</text:p>
          </table:table-cell>
          <table:table-cell office:value-type="string">
            <text:p>2020.05.13 20:20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88">
            <text:p>68.988</text:p>
          </table:table-cell>
          <table:table-cell office:value-type="string">
            <text:p>Z5</text:p>
          </table:table-cell>
          <table:table-cell office:value-type="float" office:value="68.988">
            <text:p>68.988</text:p>
          </table:table-cell>
          <table:table-cell office:value-type="float" office:value="69.118">
            <text:p>69.11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69.042">
            <text:p>69.042</text:p>
          </table:table-cell>
          <table:table-cell office:value-type="string">
            <text:p>Z3</text:p>
          </table:table-cell>
          <table:table-cell office:value-type="string">
            <text:p>2020.05.13 20:30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float" office:value="68.992">
            <text:p>68.992</text:p>
          </table:table-cell>
          <table:table-cell office:value-type="float" office:value="69.122">
            <text:p>69.12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69.034">
            <text:p>69.034</text:p>
          </table:table-cell>
          <table:table-cell office:value-type="string">
            <text:p>Z3</text:p>
          </table:table-cell>
          <table:table-cell office:value-type="string">
            <text:p>2020.05.13 20:35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84">
            <text:p>68.984</text:p>
          </table:table-cell>
          <table:table-cell office:value-type="string">
            <text:p>Z5</text:p>
          </table:table-cell>
          <table:table-cell office:value-type="float" office:value="68.984">
            <text:p>68.984</text:p>
          </table:table-cell>
          <table:table-cell office:value-type="float" office:value="69.114">
            <text:p>69.11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69.055">
            <text:p>69.055</text:p>
          </table:table-cell>
          <table:table-cell office:value-type="string">
            <text:p>Z3</text:p>
          </table:table-cell>
          <table:table-cell office:value-type="string">
            <text:p>2020.05.13 20:40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5">
            <text:p>69.005</text:p>
          </table:table-cell>
          <table:table-cell office:value-type="string">
            <text:p>Z4</text:p>
          </table:table-cell>
          <table:table-cell office:value-type="float" office:value="69.005">
            <text:p>69.005</text:p>
          </table:table-cell>
          <table:table-cell office:value-type="float" office:value="69.135">
            <text:p>69.1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69.049">
            <text:p>69.049</text:p>
          </table:table-cell>
          <table:table-cell office:value-type="string">
            <text:p>Z3</text:p>
          </table:table-cell>
          <table:table-cell office:value-type="string">
            <text:p>2020.05.13 20:45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8.999">
            <text:p>68.999</text:p>
          </table:table-cell>
          <table:table-cell office:value-type="string">
            <text:p>Z4</text:p>
          </table:table-cell>
          <table:table-cell office:value-type="float" office:value="68.999">
            <text:p>68.999</text:p>
          </table:table-cell>
          <table:table-cell office:value-type="float" office:value="69.129">
            <text:p>69.12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69.039">
            <text:p>69.039</text:p>
          </table:table-cell>
          <table:table-cell office:value-type="string">
            <text:p>Z3</text:p>
          </table:table-cell>
          <table:table-cell office:value-type="string">
            <text:p>2020.05.13 20:50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89">
            <text:p>68.989</text:p>
          </table:table-cell>
          <table:table-cell office:value-type="string">
            <text:p>Z5</text:p>
          </table:table-cell>
          <table:table-cell office:value-type="float" office:value="68.989">
            <text:p>68.989</text:p>
          </table:table-cell>
          <table:table-cell office:value-type="float" office:value="69.119">
            <text:p>69.11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69.02">
            <text:p>69.02</text:p>
          </table:table-cell>
          <table:table-cell office:value-type="string">
            <text:p>Z3</text:p>
          </table:table-cell>
          <table:table-cell office:value-type="string">
            <text:p>2020.05.13 21:1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7">
            <text:p>68.97</text:p>
          </table:table-cell>
          <table:table-cell office:value-type="string">
            <text:p>Z6</text:p>
          </table:table-cell>
          <table:table-cell office:value-type="float" office:value="68.97">
            <text:p>68.97</text:p>
          </table:table-cell>
          <table:table-cell office:value-type="float" office:value="69.1">
            <text:p>69.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69.013">
            <text:p>69.013</text:p>
          </table:table-cell>
          <table:table-cell office:value-type="string">
            <text:p>Z3</text:p>
          </table:table-cell>
          <table:table-cell office:value-type="string">
            <text:p>2020.05.13 21:2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63">
            <text:p>68.963</text:p>
          </table:table-cell>
          <table:table-cell office:value-type="string">
            <text:p>Z6</text:p>
          </table:table-cell>
          <table:table-cell office:value-type="float" office:value="68.963">
            <text:p>68.963</text:p>
          </table:table-cell>
          <table:table-cell office:value-type="float" office:value="69.093">
            <text:p>69.0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69.012">
            <text:p>69.012</text:p>
          </table:table-cell>
          <table:table-cell office:value-type="string">
            <text:p>Z3</text:p>
          </table:table-cell>
          <table:table-cell office:value-type="string">
            <text:p>2020.05.13 21:3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62">
            <text:p>68.962</text:p>
          </table:table-cell>
          <table:table-cell office:value-type="string">
            <text:p>Z6</text:p>
          </table:table-cell>
          <table:table-cell office:value-type="float" office:value="68.962">
            <text:p>68.962</text:p>
          </table:table-cell>
          <table:table-cell office:value-type="float" office:value="69.092">
            <text:p>69.09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06:4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string">
            <text:p>2020.05.13 07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.1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float" office:value="69.321">
            <text:p>69.321</text:p>
          </table:table-cell>
          <table:table-cell office:value-type="float" office:value="69.451">
            <text:p>69.45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string">
            <text:p>2020.05.13 09:4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6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string">
            <text:p>2020.05.13 09:5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string">
            <text:p>2020.05.13 09:5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8">
            <text:p>69.348</text:p>
          </table:table-cell>
          <table:table-cell office:value-type="string">
            <text:p>Z5</text:p>
          </table:table-cell>
          <table:table-cell office:value-type="float" office:value="69.348">
            <text:p>69.348</text:p>
          </table:table-cell>
          <table:table-cell office:value-type="float" office:value="69.478">
            <text:p>69.47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10:0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69.401">
            <text:p>69.401</text:p>
          </table:table-cell>
          <table:table-cell office:value-type="string">
            <text:p>Z4</text:p>
          </table:table-cell>
          <table:table-cell office:value-type="string">
            <text:p>2020.05.13 10:0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5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1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2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string">
            <text:p>2020.05.13 10:2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6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0:55</text:p>
          </table:table-cell>
          <table:table-cell office:value-type="float" office:value="131">
            <text:p>13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11:00</text:p>
          </table:table-cell>
          <table:table-cell office:value-type="string">
            <text:p>SL</text:p>
          </table:table-cell>
          <table:table-cell office:value-type="float" office:value="69.305">
            <text:p>69.305</text:p>
          </table:table-cell>
          <table:table-cell office:value-type="string">
            <text:p>Z5</text:p>
          </table:table-cell>
          <table:table-cell office:value-type="float" office:value="69.305">
            <text:p>69.305</text:p>
          </table:table-cell>
          <table:table-cell office:value-type="float" office:value="69.435">
            <text:p>69.43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69.613">
            <text:p>69.613</text:p>
          </table:table-cell>
          <table:table-cell office:value-type="string">
            <text:p>Z4</text:p>
          </table:table-cell>
          <table:table-cell office:value-type="string">
            <text:p>2020.05.13 15:5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63">
            <text:p>69.563</text:p>
          </table:table-cell>
          <table:table-cell office:value-type="string">
            <text:p>Z6</text:p>
          </table:table-cell>
          <table:table-cell office:value-type="float" office:value="69.563">
            <text:p>69.563</text:p>
          </table:table-cell>
          <table:table-cell office:value-type="float" office:value="69.693">
            <text:p>69.6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69.487">
            <text:p>69.487</text:p>
          </table:table-cell>
          <table:table-cell office:value-type="string">
            <text:p>Z4</text:p>
          </table:table-cell>
          <table:table-cell office:value-type="string">
            <text:p>2020.05.13 16:3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.1</text:p>
          </table:table-cell>
          <table:table-cell office:value-type="float" office:value="69.437">
            <text:p>69.437</text:p>
          </table:table-cell>
          <table:table-cell office:value-type="string">
            <text:p>Z5</text:p>
          </table:table-cell>
          <table:table-cell office:value-type="float" office:value="69.437">
            <text:p>69.437</text:p>
          </table:table-cell>
          <table:table-cell office:value-type="float" office:value="69.567">
            <text:p>69.56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69.373">
            <text:p>69.373</text:p>
          </table:table-cell>
          <table:table-cell office:value-type="string">
            <text:p>Z4</text:p>
          </table:table-cell>
          <table:table-cell office:value-type="string">
            <text:p>2020.05.13 17:0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5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string">
            <text:p>2020.05.13 17:10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31">
            <text:p>69.331</text:p>
          </table:table-cell>
          <table:table-cell office:value-type="string">
            <text:p>Z5</text:p>
          </table:table-cell>
          <table:table-cell office:value-type="float" office:value="69.331">
            <text:p>69.331</text:p>
          </table:table-cell>
          <table:table-cell office:value-type="float" office:value="69.461">
            <text:p>69.4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69.34">
            <text:p>69.34</text:p>
          </table:table-cell>
          <table:table-cell office:value-type="string">
            <text:p>Z4</text:p>
          </table:table-cell>
          <table:table-cell office:value-type="string">
            <text:p>2020.05.13 17:30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29">
            <text:p>69.29</text:p>
          </table:table-cell>
          <table:table-cell office:value-type="string">
            <text:p>Z5</text:p>
          </table:table-cell>
          <table:table-cell office:value-type="float" office:value="69.29">
            <text:p>69.29</text:p>
          </table:table-cell>
          <table:table-cell office:value-type="float" office:value="69.42">
            <text:p>69.4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string">
            <text:p>2020.05.13 17:35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float" office:value="69.321">
            <text:p>69.321</text:p>
          </table:table-cell>
          <table:table-cell office:value-type="float" office:value="69.451">
            <text:p>69.45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string">
            <text:p>2020.05.13 17:40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303">
            <text:p>69.303</text:p>
          </table:table-cell>
          <table:table-cell office:value-type="string">
            <text:p>Z5</text:p>
          </table:table-cell>
          <table:table-cell office:value-type="float" office:value="69.303">
            <text:p>69.303</text:p>
          </table:table-cell>
          <table:table-cell office:value-type="float" office:value="69.433">
            <text:p>69.43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69.348">
            <text:p>69.348</text:p>
          </table:table-cell>
          <table:table-cell office:value-type="string">
            <text:p>Z4</text:p>
          </table:table-cell>
          <table:table-cell office:value-type="string">
            <text:p>2020.05.13 17:45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298">
            <text:p>69.298</text:p>
          </table:table-cell>
          <table:table-cell office:value-type="string">
            <text:p>Z5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8:00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287">
            <text:p>69.287</text:p>
          </table:table-cell>
          <table:table-cell office:value-type="string">
            <text:p>Z5</text:p>
          </table:table-cell>
          <table:table-cell office:value-type="float" office:value="69.287">
            <text:p>69.287</text:p>
          </table:table-cell>
          <table:table-cell office:value-type="float" office:value="69.417">
            <text:p>69.41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69.33">
            <text:p>69.33</text:p>
          </table:table-cell>
          <table:table-cell office:value-type="string">
            <text:p>Z4</text:p>
          </table:table-cell>
          <table:table-cell office:value-type="string">
            <text:p>2020.05.13 18:05</text:p>
          </table:table-cell>
          <table:table-cell office:value-type="float" office:value="218">
            <text:p>218</text:p>
          </table:table-cell>
          <table:table-cell office:value-type="float" office:value="69.205">
            <text:p>69.205</text:p>
          </table:table-cell>
          <table:table-cell office:value-type="string">
            <text:p>Z6</text:p>
          </table:table-cell>
          <table:table-cell office:value-type="string">
            <text:p>2020.05.13 18:15</text:p>
          </table:table-cell>
          <table:table-cell office:value-type="string">
            <text:p>SL</text:p>
          </table:table-cell>
          <table:table-cell office:value-type="float" office:value="69.28">
            <text:p>69.28</text:p>
          </table:table-cell>
          <table:table-cell office:value-type="string">
            <text:p>Z6</text:p>
          </table:table-cell>
          <table:table-cell office:value-type="float" office:value="69.28">
            <text:p>69.28</text:p>
          </table:table-cell>
          <table:table-cell office:value-type="float" office:value="69.41">
            <text:p>69.4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69.299">
            <text:p>69.299</text:p>
          </table:table-cell>
          <table:table-cell office:value-type="string">
            <text:p>Z4</text:p>
          </table:table-cell>
          <table:table-cell office:value-type="string">
            <text:p>2020.05.13 18:15</text:p>
          </table:table-cell>
          <table:table-cell office:value-type="float" office:value="218">
            <text:p>218</text:p>
          </table:table-cell>
          <table:table-cell office:value-type="float" office:value="69.205">
            <text:p>69.205</text:p>
          </table:table-cell>
          <table:table-cell office:value-type="string">
            <text:p>Z6</text:p>
          </table:table-cell>
          <table:table-cell office:value-type="string">
            <text:p>2020.05.13 18:15</text:p>
          </table:table-cell>
          <table:table-cell office:value-type="string">
            <text:p>SL.1</text:p>
          </table:table-cell>
          <table:table-cell office:value-type="float" office:value="69.249">
            <text:p>69.249</text:p>
          </table:table-cell>
          <table:table-cell office:value-type="string">
            <text:p>Z6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69.087">
            <text:p>69.087</text:p>
          </table:table-cell>
          <table:table-cell office:value-type="string">
            <text:p>Z4</text:p>
          </table:table-cell>
          <table:table-cell office:value-type="string">
            <text:p>2020.05.13 19:30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</text:p>
          </table:table-cell>
          <table:table-cell office:value-type="float" office:value="69.037">
            <text:p>69.037</text:p>
          </table:table-cell>
          <table:table-cell office:value-type="string">
            <text:p>Z5</text:p>
          </table:table-cell>
          <table:table-cell office:value-type="float" office:value="69.037">
            <text:p>69.037</text:p>
          </table:table-cell>
          <table:table-cell office:value-type="float" office:value="69.167">
            <text:p>69.16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69.055">
            <text:p>69.055</text:p>
          </table:table-cell>
          <table:table-cell office:value-type="string">
            <text:p>Z4</text:p>
          </table:table-cell>
          <table:table-cell office:value-type="string">
            <text:p>2020.05.13 19:35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</text:p>
          </table:table-cell>
          <table:table-cell office:value-type="float" office:value="69.005">
            <text:p>69.005</text:p>
          </table:table-cell>
          <table:table-cell office:value-type="string">
            <text:p>Z5</text:p>
          </table:table-cell>
          <table:table-cell office:value-type="float" office:value="69.005">
            <text:p>69.005</text:p>
          </table:table-cell>
          <table:table-cell office:value-type="float" office:value="69.135">
            <text:p>69.1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69.074">
            <text:p>69.074</text:p>
          </table:table-cell>
          <table:table-cell office:value-type="string">
            <text:p>Z4</text:p>
          </table:table-cell>
          <table:table-cell office:value-type="string">
            <text:p>2020.05.13 19:40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.1</text:p>
          </table:table-cell>
          <table:table-cell office:value-type="float" office:value="69.024">
            <text:p>69.024</text:p>
          </table:table-cell>
          <table:table-cell office:value-type="string">
            <text:p>Z5</text:p>
          </table:table-cell>
          <table:table-cell office:value-type="float" office:value="69.024">
            <text:p>69.024</text:p>
          </table:table-cell>
          <table:table-cell office:value-type="float" office:value="69.154">
            <text:p>69.1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69.056">
            <text:p>69.056</text:p>
          </table:table-cell>
          <table:table-cell office:value-type="string">
            <text:p>Z4</text:p>
          </table:table-cell>
          <table:table-cell office:value-type="string">
            <text:p>2020.05.13 19:50</text:p>
          </table:table-cell>
          <table:table-cell office:value-type="float" office:value="239">
            <text:p>239</text:p>
          </table:table-cell>
          <table:table-cell office:value-type="float" office:value="68.971">
            <text:p>68.971</text:p>
          </table:table-cell>
          <table:table-cell office:value-type="string">
            <text:p>Z5</text:p>
          </table:table-cell>
          <table:table-cell office:value-type="string">
            <text:p>2020.05.13 20:00</text:p>
          </table:table-cell>
          <table:table-cell office:value-type="string">
            <text:p>SL</text:p>
          </table:table-cell>
          <table:table-cell office:value-type="float" office:value="69.006">
            <text:p>69.006</text:p>
          </table:table-cell>
          <table:table-cell office:value-type="string">
            <text:p>Z5</text:p>
          </table:table-cell>
          <table:table-cell office:value-type="float" office:value="69.006">
            <text:p>69.006</text:p>
          </table:table-cell>
          <table:table-cell office:value-type="float" office:value="69.136">
            <text:p>69.13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69.036">
            <text:p>69.036</text:p>
          </table:table-cell>
          <table:table-cell office:value-type="string">
            <text:p>Z4</text:p>
          </table:table-cell>
          <table:table-cell office:value-type="string">
            <text:p>2020.05.13 19:55</text:p>
          </table:table-cell>
          <table:table-cell office:value-type="float" office:value="239">
            <text:p>239</text:p>
          </table:table-cell>
          <table:table-cell office:value-type="float" office:value="68.971">
            <text:p>68.971</text:p>
          </table:table-cell>
          <table:table-cell office:value-type="string">
            <text:p>Z5</text:p>
          </table:table-cell>
          <table:table-cell office:value-type="string">
            <text:p>2020.05.13 20:00</text:p>
          </table:table-cell>
          <table:table-cell office:value-type="string">
            <text:p>SL</text:p>
          </table:table-cell>
          <table:table-cell office:value-type="float" office:value="68.986">
            <text:p>68.986</text:p>
          </table:table-cell>
          <table:table-cell office:value-type="string">
            <text:p>Z5</text:p>
          </table:table-cell>
          <table:table-cell office:value-type="float" office:value="68.986">
            <text:p>68.986</text:p>
          </table:table-cell>
          <table:table-cell office:value-type="float" office:value="69.116">
            <text:p>69.11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69.019">
            <text:p>69.019</text:p>
          </table:table-cell>
          <table:table-cell office:value-type="string">
            <text:p>Z4</text:p>
          </table:table-cell>
          <table:table-cell office:value-type="string">
            <text:p>2020.05.13 20:00</text:p>
          </table:table-cell>
          <table:table-cell office:value-type="float" office:value="240">
            <text:p>240</text:p>
          </table:table-cell>
          <table:table-cell office:value-type="float" office:value="68.959">
            <text:p>68.959</text:p>
          </table:table-cell>
          <table:table-cell office:value-type="string">
            <text:p>Z5</text:p>
          </table:table-cell>
          <table:table-cell office:value-type="string">
            <text:p>2020.05.13 20:05</text:p>
          </table:table-cell>
          <table:table-cell office:value-type="string">
            <text:p>SL</text:p>
          </table:table-cell>
          <table:table-cell office:value-type="float" office:value="68.969">
            <text:p>68.969</text:p>
          </table:table-cell>
          <table:table-cell office:value-type="string">
            <text:p>Z5</text:p>
          </table:table-cell>
          <table:table-cell office:value-type="float" office:value="68.969">
            <text:p>68.969</text:p>
          </table:table-cell>
          <table:table-cell office:value-type="float" office:value="69.099">
            <text:p>69.09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69.005">
            <text:p>69.005</text:p>
          </table:table-cell>
          <table:table-cell office:value-type="string">
            <text:p>Z4</text:p>
          </table:table-cell>
          <table:table-cell office:value-type="string">
            <text:p>2020.05.13 20:15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55">
            <text:p>68.955</text:p>
          </table:table-cell>
          <table:table-cell office:value-type="string">
            <text:p>Z5</text:p>
          </table:table-cell>
          <table:table-cell office:value-type="float" office:value="68.955">
            <text:p>68.955</text:p>
          </table:table-cell>
          <table:table-cell office:value-type="float" office:value="69.085">
            <text:p>69.08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68.993">
            <text:p>68.993</text:p>
          </table:table-cell>
          <table:table-cell office:value-type="string">
            <text:p>Z4</text:p>
          </table:table-cell>
          <table:table-cell office:value-type="string">
            <text:p>2020.05.13 20:5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43">
            <text:p>68.943</text:p>
          </table:table-cell>
          <table:table-cell office:value-type="string">
            <text:p>Z6</text:p>
          </table:table-cell>
          <table:table-cell office:value-type="float" office:value="68.943">
            <text:p>68.943</text:p>
          </table:table-cell>
          <table:table-cell office:value-type="float" office:value="69.073">
            <text:p>69.0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1:0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42">
            <text:p>68.942</text:p>
          </table:table-cell>
          <table:table-cell office:value-type="string">
            <text:p>Z6</text:p>
          </table:table-cell>
          <table:table-cell office:value-type="float" office:value="68.942">
            <text:p>68.942</text:p>
          </table:table-cell>
          <table:table-cell office:value-type="float" office:value="69.072">
            <text:p>69.07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68.99">
            <text:p>68.99</text:p>
          </table:table-cell>
          <table:table-cell office:value-type="string">
            <text:p>Z4</text:p>
          </table:table-cell>
          <table:table-cell office:value-type="string">
            <text:p>2020.05.13 21:1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4">
            <text:p>68.94</text:p>
          </table:table-cell>
          <table:table-cell office:value-type="string">
            <text:p>Z6</text:p>
          </table:table-cell>
          <table:table-cell office:value-type="float" office:value="68.94">
            <text:p>68.94</text:p>
          </table:table-cell>
          <table:table-cell office:value-type="float" office:value="69.07">
            <text:p>69.0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69.01">
            <text:p>69.01</text:p>
          </table:table-cell>
          <table:table-cell office:value-type="string">
            <text:p>Z4</text:p>
          </table:table-cell>
          <table:table-cell office:value-type="string">
            <text:p>2020.05.13 21:2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6">
            <text:p>68.96</text:p>
          </table:table-cell>
          <table:table-cell office:value-type="string">
            <text:p>Z6</text:p>
          </table:table-cell>
          <table:table-cell office:value-type="float" office:value="68.96">
            <text:p>68.96</text:p>
          </table:table-cell>
          <table:table-cell office:value-type="float" office:value="69.09">
            <text:p>69.0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68.98">
            <text:p>68.98</text:p>
          </table:table-cell>
          <table:table-cell office:value-type="string">
            <text:p>Z4</text:p>
          </table:table-cell>
          <table:table-cell office:value-type="string">
            <text:p>2020.05.13 21:35</text:p>
          </table:table-cell>
          <table:table-cell office:value-type="float" office:value="262">
            <text:p>262</text:p>
          </table:table-cell>
          <table:table-cell office:value-type="float" office:value="68.898">
            <text:p>68.898</text:p>
          </table:table-cell>
          <table:table-cell office:value-type="string">
            <text:p>Z6</text:p>
          </table:table-cell>
          <table:table-cell office:value-type="string">
            <text:p>2020.05.13 21:55</text:p>
          </table:table-cell>
          <table:table-cell office:value-type="string">
            <text:p>SL</text:p>
          </table:table-cell>
          <table:table-cell office:value-type="float" office:value="68.93">
            <text:p>68.93</text:p>
          </table:table-cell>
          <table:table-cell office:value-type="string">
            <text:p>Z6</text:p>
          </table:table-cell>
          <table:table-cell office:value-type="float" office:value="68.93">
            <text:p>68.93</text:p>
          </table:table-cell>
          <table:table-cell office:value-type="float" office:value="69.06">
            <text:p>69.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68.976">
            <text:p>68.976</text:p>
          </table:table-cell>
          <table:table-cell office:value-type="string">
            <text:p>Z4</text:p>
          </table:table-cell>
          <table:table-cell office:value-type="string">
            <text:p>2020.05.13 21:40</text:p>
          </table:table-cell>
          <table:table-cell office:value-type="float" office:value="262">
            <text:p>262</text:p>
          </table:table-cell>
          <table:table-cell office:value-type="float" office:value="68.898">
            <text:p>68.898</text:p>
          </table:table-cell>
          <table:table-cell office:value-type="string">
            <text:p>Z6</text:p>
          </table:table-cell>
          <table:table-cell office:value-type="string">
            <text:p>2020.05.13 21:55</text:p>
          </table:table-cell>
          <table:table-cell office:value-type="string">
            <text:p>SL</text:p>
          </table:table-cell>
          <table:table-cell office:value-type="float" office:value="68.926">
            <text:p>68.926</text:p>
          </table:table-cell>
          <table:table-cell office:value-type="string">
            <text:p>Z6</text:p>
          </table:table-cell>
          <table:table-cell office:value-type="float" office:value="68.926">
            <text:p>68.926</text:p>
          </table:table-cell>
          <table:table-cell office:value-type="float" office:value="69.056">
            <text:p>69.05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61">
            <text:p>261</text:p>
          </table:table-cell>
          <table:table-cell office:value-type="float" office:value="68.973">
            <text:p>68.973</text:p>
          </table:table-cell>
          <table:table-cell office:value-type="string">
            <text:p>Z4</text:p>
          </table:table-cell>
          <table:table-cell office:value-type="string">
            <text:p>2020.05.13 21:50</text:p>
          </table:table-cell>
          <table:table-cell office:value-type="float" office:value="262">
            <text:p>262</text:p>
          </table:table-cell>
          <table:table-cell office:value-type="float" office:value="68.898">
            <text:p>68.898</text:p>
          </table:table-cell>
          <table:table-cell office:value-type="string">
            <text:p>Z6</text:p>
          </table:table-cell>
          <table:table-cell office:value-type="string">
            <text:p>2020.05.13 21:55</text:p>
          </table:table-cell>
          <table:table-cell office:value-type="string">
            <text:p>SL</text:p>
          </table:table-cell>
          <table:table-cell office:value-type="float" office:value="68.923">
            <text:p>68.923</text:p>
          </table:table-cell>
          <table:table-cell office:value-type="string">
            <text:p>Z6</text:p>
          </table:table-cell>
          <table:table-cell office:value-type="float" office:value="68.923">
            <text:p>68.923</text:p>
          </table:table-cell>
          <table:table-cell office:value-type="float" office:value="69.053">
            <text:p>69.05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68.969">
            <text:p>68.969</text:p>
          </table:table-cell>
          <table:table-cell office:value-type="string">
            <text:p>Z4</text:p>
          </table:table-cell>
          <table:table-cell office:value-type="string">
            <text:p>2020.05.13 22:05</text:p>
          </table:table-cell>
          <table:table-cell office:value-type="float" office:value="267">
            <text:p>267</text:p>
          </table:table-cell>
          <table:table-cell office:value-type="float" office:value="68.897">
            <text:p>68.897</text:p>
          </table:table-cell>
          <table:table-cell office:value-type="string">
            <text:p>Z5</text:p>
          </table:table-cell>
          <table:table-cell office:value-type="string">
            <text:p>2020.05.13 22:20</text:p>
          </table:table-cell>
          <table:table-cell office:value-type="string">
            <text:p>SL</text:p>
          </table:table-cell>
          <table:table-cell office:value-type="float" office:value="68.919">
            <text:p>68.919</text:p>
          </table:table-cell>
          <table:table-cell office:value-type="string">
            <text:p>Z5</text:p>
          </table:table-cell>
          <table:table-cell office:value-type="float" office:value="68.919">
            <text:p>68.919</text:p>
          </table:table-cell>
          <table:table-cell office:value-type="float" office:value="69.049">
            <text:p>69.04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office:value-type="float" office:value="69.166">
            <text:p>69.166</text:p>
          </table:table-cell>
          <table:table-cell office:value-type="string">
            <text:p>Z6</text:p>
          </table:table-cell>
          <table:table-cell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06:55</text:p>
          </table:table-cell>
          <table:table-cell office:value-type="float" office:value="84">
            <text:p>84</text:p>
          </table:table-cell>
          <table:table-cell office:value-type="float" office:value="69.303">
            <text:p>69.303</text:p>
          </table:table-cell>
          <table:table-cell office:value-type="string">
            <text:p>Z6</text:p>
          </table:table-cell>
          <table:table-cell office:value-type="string">
            <text:p>2020.05.13 07:0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6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9.326">
            <text:p>69.326</text:p>
          </table:table-cell>
          <table:table-cell office:value-type="string">
            <text:p>Z5</text:p>
          </table:table-cell>
          <table:table-cell office:value-type="string">
            <text:p>2020.05.13 07:05</text:p>
          </table:table-cell>
          <table:table-cell office:value-type="float" office:value="85">
            <text:p>85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3 07:10</text:p>
          </table:table-cell>
          <table:table-cell office:value-type="string">
            <text:p>SL</text:p>
          </table:table-cell>
          <table:table-cell office:value-type="float" office:value="69.276">
            <text:p>69.276</text:p>
          </table:table-cell>
          <table:table-cell office:value-type="string">
            <text:p>Z6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9.307">
            <text:p>69.307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7:1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9.231">
            <text:p>69.23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7:10</text:p>
          </table:table-cell>
          <table:table-cell table:style-name="ce4" office:value-type="string">
            <text:p>SL.1</text:p>
          </table:table-cell>
          <table:table-cell table:style-name="ce5" office:value-type="float" office:value="69.257">
            <text:p>69.257</text:p>
          </table:table-cell>
          <table:table-cell table:style-name="ce7" office:value-type="string">
            <text:p>Z6</text:p>
          </table:table-cell>
          <table:table-cell table:style-name="ce8" office:value-type="float" office:value="69.257">
            <text:p>69.257</text:p>
          </table:table-cell>
          <table:table-cell table:style-name="ce5"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69.342">
            <text:p>69.342</text:p>
          </table:table-cell>
          <table:table-cell office:value-type="string">
            <text:p>Z5</text:p>
          </table:table-cell>
          <table:table-cell office:value-type="string">
            <text:p>2020.05.13 10:3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.1</text:p>
          </table:table-cell>
          <table:table-cell office:value-type="float" office:value="69.292">
            <text:p>69.292</text:p>
          </table:table-cell>
          <table:table-cell office:value-type="string">
            <text:p>Z6</text:p>
          </table:table-cell>
          <table:table-cell office:value-type="float" office:value="69.292">
            <text:p>69.292</text:p>
          </table:table-cell>
          <table:table-cell office:value-type="float" office:value="69.422">
            <text:p>69.42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69.516">
            <text:p>69.516</text:p>
          </table:table-cell>
          <table:table-cell office:value-type="string">
            <text:p>Z5</text:p>
          </table:table-cell>
          <table:table-cell office:value-type="string">
            <text:p>2020.05.13 16:05</text:p>
          </table:table-cell>
          <table:table-cell office:value-type="float" office:value="192">
            <text:p>192</text:p>
          </table:table-cell>
          <table:table-cell office:value-type="float" office:value="69.406">
            <text:p>69.406</text:p>
          </table:table-cell>
          <table:table-cell office:value-type="string">
            <text:p>Z6</text:p>
          </table:table-cell>
          <table:table-cell office:value-type="string">
            <text:p>2020.05.13 16:05</text:p>
          </table:table-cell>
          <table:table-cell office:value-type="string">
            <text:p>SL.1</text:p>
          </table:table-cell>
          <table:table-cell office:value-type="float" office:value="69.466">
            <text:p>69.466</text:p>
          </table:table-cell>
          <table:table-cell office:value-type="string">
            <text:p>Z6</text:p>
          </table:table-cell>
          <table:table-cell office:value-type="float" office:value="69.466">
            <text:p>69.466</text:p>
          </table:table-cell>
          <table:table-cell office:value-type="float" office:value="69.596">
            <text:p>69.5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69.464">
            <text:p>69.464</text:p>
          </table:table-cell>
          <table:table-cell office:value-type="string">
            <text:p>Z5</text:p>
          </table:table-cell>
          <table:table-cell office:value-type="string">
            <text:p>2020.05.13 16:15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69.455">
            <text:p>69.455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</text:p>
          </table:table-cell>
          <table:table-cell office:value-type="float" office:value="69.405">
            <text:p>69.405</text:p>
          </table:table-cell>
          <table:table-cell office:value-type="string">
            <text:p>Z5</text:p>
          </table:table-cell>
          <table:table-cell office:value-type="float" office:value="69.405">
            <text:p>69.405</text:p>
          </table:table-cell>
          <table:table-cell office:value-type="float" office:value="69.535">
            <text:p>69.5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string">
            <text:p>2020.05.13 16:3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5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16:40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5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69.393">
            <text:p>69.393</text:p>
          </table:table-cell>
          <table:table-cell office:value-type="string">
            <text:p>Z5</text:p>
          </table:table-cell>
          <table:table-cell office:value-type="string">
            <text:p>2020.05.13 16:50</text:p>
          </table:table-cell>
          <table:table-cell office:value-type="float" office:value="202">
            <text:p>202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69.369">
            <text:p>69.369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5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7:00</text:p>
          </table:table-cell>
          <table:table-cell office:value-type="float" office:value="207">
            <text:p>207</text:p>
          </table:table-cell>
          <table:table-cell office:value-type="float" office:value="69.258">
            <text:p>69.258</text:p>
          </table:table-cell>
          <table:table-cell office:value-type="string">
            <text:p>Z5</text:p>
          </table:table-cell>
          <table:table-cell office:value-type="string">
            <text:p>2020.05.13 17:20</text:p>
          </table:table-cell>
          <table:table-cell office:value-type="string">
            <text:p>SL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float" office:value="69.294">
            <text:p>69.294</text:p>
          </table:table-cell>
          <table:table-cell office:value-type="float" office:value="69.424">
            <text:p>69.42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69.337">
            <text:p>69.33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float" office:value="207">
            <text:p>207</text:p>
          </table:table-cell>
          <table:table-cell office:value-type="float" office:value="69.258">
            <text:p>69.258</text:p>
          </table:table-cell>
          <table:table-cell office:value-type="string">
            <text:p>Z5</text:p>
          </table:table-cell>
          <table:table-cell office:value-type="string">
            <text:p>2020.05.13 17:20</text:p>
          </table:table-cell>
          <table:table-cell office:value-type="string">
            <text:p>SL</text:p>
          </table:table-cell>
          <table:table-cell office:value-type="float" office:value="69.287">
            <text:p>69.287</text:p>
          </table:table-cell>
          <table:table-cell office:value-type="string">
            <text:p>Z5</text:p>
          </table:table-cell>
          <table:table-cell office:value-type="float" office:value="69.287">
            <text:p>69.287</text:p>
          </table:table-cell>
          <table:table-cell office:value-type="float" office:value="69.417">
            <text:p>69.41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69.285">
            <text:p>69.285</text:p>
          </table:table-cell>
          <table:table-cell office:value-type="string">
            <text:p>Z5</text:p>
          </table:table-cell>
          <table:table-cell office:value-type="string">
            <text:p>2020.05.13 18:10</text:p>
          </table:table-cell>
          <table:table-cell office:value-type="float" office:value="218">
            <text:p>218</text:p>
          </table:table-cell>
          <table:table-cell office:value-type="float" office:value="69.205">
            <text:p>69.205</text:p>
          </table:table-cell>
          <table:table-cell office:value-type="string">
            <text:p>Z6</text:p>
          </table:table-cell>
          <table:table-cell office:value-type="string">
            <text:p>2020.05.13 18:15</text:p>
          </table:table-cell>
          <table:table-cell office:value-type="string">
            <text:p>SL</text:p>
          </table:table-cell>
          <table:table-cell office:value-type="float" office:value="69.235">
            <text:p>69.235</text:p>
          </table:table-cell>
          <table:table-cell office:value-type="string">
            <text:p>Z6</text:p>
          </table:table-cell>
          <table:table-cell office:value-type="float" office:value="69.235">
            <text:p>69.235</text:p>
          </table:table-cell>
          <table:table-cell office:value-type="float" office:value="69.365">
            <text:p>69.36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69.225">
            <text:p>69.225</text:p>
          </table:table-cell>
          <table:table-cell office:value-type="string">
            <text:p>Z5</text:p>
          </table:table-cell>
          <table:table-cell office:value-type="string">
            <text:p>2020.05.13 18:30</text:p>
          </table:table-cell>
          <table:table-cell office:value-type="float" office:value="222">
            <text:p>222</text:p>
          </table:table-cell>
          <table:table-cell office:value-type="float" office:value="69.162">
            <text:p>69.162</text:p>
          </table:table-cell>
          <table:table-cell office:value-type="string">
            <text:p>Z5</text:p>
          </table:table-cell>
          <table:table-cell office:value-type="string">
            <text:p>2020.05.13 18:35</text:p>
          </table:table-cell>
          <table:table-cell office:value-type="string">
            <text:p>SL</text:p>
          </table:table-cell>
          <table:table-cell office:value-type="float" office:value="69.175">
            <text:p>69.175</text:p>
          </table:table-cell>
          <table:table-cell office:value-type="string">
            <text:p>Z5</text:p>
          </table:table-cell>
          <table:table-cell office:value-type="float" office:value="69.175">
            <text:p>69.175</text:p>
          </table:table-cell>
          <table:table-cell office:value-type="float" office:value="69.305">
            <text:p>69.30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69.185">
            <text:p>69.185</text:p>
          </table:table-cell>
          <table:table-cell office:value-type="string">
            <text:p>Z5</text:p>
          </table:table-cell>
          <table:table-cell office:value-type="string">
            <text:p>2020.05.13 18:35</text:p>
          </table:table-cell>
          <table:table-cell office:value-type="float" office:value="223">
            <text:p>223</text:p>
          </table:table-cell>
          <table:table-cell office:value-type="float" office:value="69.124">
            <text:p>69.124</text:p>
          </table:table-cell>
          <table:table-cell office:value-type="string">
            <text:p>Z6</text:p>
          </table:table-cell>
          <table:table-cell office:value-type="string">
            <text:p>2020.05.13 18:40</text:p>
          </table:table-cell>
          <table:table-cell office:value-type="string">
            <text:p>SL</text:p>
          </table:table-cell>
          <table:table-cell office:value-type="float" office:value="69.135">
            <text:p>69.135</text:p>
          </table:table-cell>
          <table:table-cell office:value-type="string">
            <text:p>Z6</text:p>
          </table:table-cell>
          <table:table-cell office:value-type="float" office:value="69.135">
            <text:p>69.135</text:p>
          </table:table-cell>
          <table:table-cell office:value-type="float" office:value="69.265">
            <text:p>69.26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69.161">
            <text:p>69.161</text:p>
          </table:table-cell>
          <table:table-cell office:value-type="string">
            <text:p>Z5</text:p>
          </table:table-cell>
          <table:table-cell office:value-type="string">
            <text:p>2020.05.13 18:40</text:p>
          </table:table-cell>
          <table:table-cell office:value-type="float" office:value="224">
            <text:p>224</text:p>
          </table:table-cell>
          <table:table-cell office:value-type="float" office:value="69.065">
            <text:p>69.065</text:p>
          </table:table-cell>
          <table:table-cell office:value-type="string">
            <text:p>Z6</text:p>
          </table:table-cell>
          <table:table-cell office:value-type="string">
            <text:p>2020.05.13 18:45</text:p>
          </table:table-cell>
          <table:table-cell office:value-type="string">
            <text:p>SL</text:p>
          </table:table-cell>
          <table:table-cell office:value-type="float" office:value="69.111">
            <text:p>69.111</text:p>
          </table:table-cell>
          <table:table-cell office:value-type="string">
            <text:p>Z6</text:p>
          </table:table-cell>
          <table:table-cell office:value-type="float" office:value="69.111">
            <text:p>69.111</text:p>
          </table:table-cell>
          <table:table-cell office:value-type="float" office:value="69.241">
            <text:p>69.24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3 18:45</text:p>
          </table:table-cell>
          <table:table-cell office:value-type="float" office:value="224">
            <text:p>224</text:p>
          </table:table-cell>
          <table:table-cell office:value-type="float" office:value="69.065">
            <text:p>69.065</text:p>
          </table:table-cell>
          <table:table-cell office:value-type="string">
            <text:p>Z6</text:p>
          </table:table-cell>
          <table:table-cell office:value-type="string">
            <text:p>2020.05.13 18:45</text:p>
          </table:table-cell>
          <table:table-cell office:value-type="string">
            <text:p>SL.1</text:p>
          </table:table-cell>
          <table:table-cell office:value-type="float" office:value="69.072">
            <text:p>69.072</text:p>
          </table:table-cell>
          <table:table-cell office:value-type="string">
            <text:p>Z6</text:p>
          </table:table-cell>
          <table:table-cell office:value-type="float" office:value="69.072">
            <text:p>69.072</text:p>
          </table:table-cell>
          <table:table-cell office:value-type="float" office:value="69.202">
            <text:p>69.20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69.065">
            <text:p>69.065</text:p>
          </table:table-cell>
          <table:table-cell office:value-type="string">
            <text:p>Z5</text:p>
          </table:table-cell>
          <table:table-cell office:value-type="string">
            <text:p>2020.05.13 18:50</text:p>
          </table:table-cell>
          <table:table-cell office:value-type="float" office:value="230">
            <text:p>230</text:p>
          </table:table-cell>
          <table:table-cell office:value-type="float" office:value="68.981">
            <text:p>68.981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string">
            <text:p>SL</text:p>
          </table:table-cell>
          <table:table-cell office:value-type="float" office:value="69.015">
            <text:p>69.015</text:p>
          </table:table-cell>
          <table:table-cell office:value-type="string">
            <text:p>Z5</text:p>
          </table:table-cell>
          <table:table-cell office:value-type="float" office:value="69.015">
            <text:p>69.015</text:p>
          </table:table-cell>
          <table:table-cell office:value-type="float" office:value="69.145">
            <text:p>69.1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3 19:00</text:p>
          </table:table-cell>
          <table:table-cell office:value-type="float" office:value="228">
            <text:p>228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string">
            <text:p>SL</text:p>
          </table:table-cell>
          <table:table-cell office:value-type="float" office:value="69.056">
            <text:p>69.056</text:p>
          </table:table-cell>
          <table:table-cell office:value-type="string">
            <text:p>Z5</text:p>
          </table:table-cell>
          <table:table-cell office:value-type="float" office:value="69.056">
            <text:p>69.056</text:p>
          </table:table-cell>
          <table:table-cell office:value-type="float" office:value="69.186">
            <text:p>69.18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69.108">
            <text:p>69.108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float" office:value="228">
            <text:p>228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string">
            <text:p>SL.1</text:p>
          </table:table-cell>
          <table:table-cell office:value-type="float" office:value="69.058">
            <text:p>69.058</text:p>
          </table:table-cell>
          <table:table-cell office:value-type="string">
            <text:p>Z5</text:p>
          </table:table-cell>
          <table:table-cell office:value-type="float" office:value="69.058">
            <text:p>69.058</text:p>
          </table:table-cell>
          <table:table-cell office:value-type="float" office:value="69.188">
            <text:p>69.18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69.057">
            <text:p>69.057</text:p>
          </table:table-cell>
          <table:table-cell office:value-type="string">
            <text:p>Z5</text:p>
          </table:table-cell>
          <table:table-cell office:value-type="string">
            <text:p>2020.05.13 19:10</text:p>
          </table:table-cell>
          <table:table-cell office:value-type="float" office:value="230">
            <text:p>230</text:p>
          </table:table-cell>
          <table:table-cell office:value-type="float" office:value="68.981">
            <text:p>68.981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string">
            <text:p>SL</text:p>
          </table:table-cell>
          <table:table-cell office:value-type="float" office:value="69.007">
            <text:p>69.007</text:p>
          </table:table-cell>
          <table:table-cell office:value-type="string">
            <text:p>Z5</text:p>
          </table:table-cell>
          <table:table-cell office:value-type="float" office:value="69.007">
            <text:p>69.007</text:p>
          </table:table-cell>
          <table:table-cell office:value-type="float" office:value="69.137">
            <text:p>69.1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69.045">
            <text:p>69.045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float" office:value="230">
            <text:p>230</text:p>
          </table:table-cell>
          <table:table-cell office:value-type="float" office:value="68.981">
            <text:p>68.981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string">
            <text:p>SL.1</text:p>
          </table:table-cell>
          <table:table-cell office:value-type="float" office:value="68.995">
            <text:p>68.995</text:p>
          </table:table-cell>
          <table:table-cell office:value-type="string">
            <text:p>Z5</text:p>
          </table:table-cell>
          <table:table-cell office:value-type="float" office:value="68.995">
            <text:p>68.995</text:p>
          </table:table-cell>
          <table:table-cell office:value-type="float" office:value="69.125">
            <text:p>69.12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office:value-type="float" office:value="69.222">
            <text:p>69.222</text:p>
          </table:table-cell>
          <table:table-cell office:value-type="string">
            <text:p>Z6</text:p>
          </table:table-cell>
          <table:table-cell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69.204">
            <text:p>69.204</text:p>
          </table:table-cell>
          <table:table-cell office:value-type="string">
            <text:p>Z6</text:p>
          </table:table-cell>
          <table:table-cell office:value-type="string">
            <text:p>2020.05.13 18:20</text:p>
          </table:table-cell>
          <table:table-cell office:value-type="float" office:value="223">
            <text:p>223</text:p>
          </table:table-cell>
          <table:table-cell office:value-type="float" office:value="69.124">
            <text:p>69.124</text:p>
          </table:table-cell>
          <table:table-cell office:value-type="string">
            <text:p>Z6</text:p>
          </table:table-cell>
          <table:table-cell office:value-type="string">
            <text:p>2020.05.13 18:40</text:p>
          </table:table-cell>
          <table:table-cell office:value-type="string">
            <text:p>SL</text:p>
          </table:table-cell>
          <table:table-cell office:value-type="float" office:value="69.154">
            <text:p>69.154</text:p>
          </table:table-cell>
          <table:table-cell office:value-type="string">
            <text:p>Z6</text:p>
          </table:table-cell>
          <table:table-cell office:value-type="float" office:value="69.154">
            <text:p>69.154</text:p>
          </table:table-cell>
          <table:table-cell office:value-type="float" office:value="69.284">
            <text:p>69.2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69.181">
            <text:p>69.181</text:p>
          </table:table-cell>
          <table:table-cell office:value-type="string">
            <text:p>Z6</text:p>
          </table:table-cell>
          <table:table-cell office:value-type="string">
            <text:p>2020.05.13 18:25</text:p>
          </table:table-cell>
          <table:table-cell office:value-type="float" office:value="223">
            <text:p>223</text:p>
          </table:table-cell>
          <table:table-cell office:value-type="float" office:value="69.124">
            <text:p>69.124</text:p>
          </table:table-cell>
          <table:table-cell office:value-type="string">
            <text:p>Z6</text:p>
          </table:table-cell>
          <table:table-cell office:value-type="string">
            <text:p>2020.05.13 18:40</text:p>
          </table:table-cell>
          <table:table-cell office:value-type="string">
            <text:p>SL</text:p>
          </table:table-cell>
          <table:table-cell office:value-type="float" office:value="69.131">
            <text:p>69.131</text:p>
          </table:table-cell>
          <table:table-cell office:value-type="string">
            <text:p>Z6</text:p>
          </table:table-cell>
          <table:table-cell office:value-type="float" office:value="69.131">
            <text:p>69.131</text:p>
          </table:table-cell>
          <table:table-cell office:value-type="float" office:value="69.261">
            <text:p>69.2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69.416">
            <text:p>69.416</text:p>
          </table:table-cell>
          <table:table-cell office:value-type="string">
            <text:p>Z2</text:p>
          </table:table-cell>
          <table:table-cell office:value-type="string">
            <text:p>2020.05.13 08:2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table:style-name="ce16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12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377">
            <text:p>69.37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office:value-type="float" office:value="0.003">
            <text:p>0.003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69.41">
            <text:p>69.41</text:p>
          </table:table-cell>
          <table:table-cell office:value-type="string">
            <text:p>Z6</text:p>
          </table:table-cell>
          <table:table-cell office:value-type="string">
            <text:p>2020.05.13 16:10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1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69.39">
            <text:p>69.39</text:p>
          </table:table-cell>
          <table:table-cell office:value-type="string">
            <text:p>Z4</text:p>
          </table:table-cell>
          <table:table-cell office:value-type="string">
            <text:p>2020.05.13 09:35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68.998">
            <text:p>68.998</text:p>
          </table:table-cell>
          <table:table-cell office:value-type="string">
            <text:p>Z4</text:p>
          </table:table-cell>
          <table:table-cell office:value-type="string">
            <text:p>2020.05.13 20:25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4">
            <text:p>69.004</text:p>
          </table:table-cell>
          <table:table-cell office:value-type="string">
            <text:p>Z4</text:p>
          </table:table-cell>
          <table:table-cell office:value-type="float" office:value="69.004">
            <text:p>69.004</text:p>
          </table:table-cell>
          <table:table-cell office:value-type="float" office:value="69.134">
            <text:p>69.134</text:p>
          </table:table-cell>
          <table:table-cell table:number-columns-repeated="2" office:value-type="float" office:value="0.006">
            <text:p>0.006</text:p>
          </table:table-cell>
          <table:table-cell table:number-columns-repeated="100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69.293">
            <text:p>69.293</text:p>
          </table:table-cell>
          <table:table-cell office:value-type="string">
            <text:p>Z5</text:p>
          </table:table-cell>
          <table:table-cell office:value-type="string">
            <text:p>2020.05.13 10:4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06">
            <text:p>0.006</text:p>
          </table:table-cell>
          <table:table-cell table:number-columns-repeated="1008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69.332">
            <text:p>69.332</text:p>
          </table:table-cell>
          <table:table-cell office:value-type="string">
            <text:p>Z4</text:p>
          </table:table-cell>
          <table:table-cell office:value-type="string">
            <text:p>2020.05.13 17:50</text:p>
          </table:table-cell>
          <table:table-cell office:value-type="float" office:value="214">
            <text:p>214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7:55</text:p>
          </table:table-cell>
          <table:table-cell office:value-type="string">
            <text:p>SL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float" office:value="69.339">
            <text:p>69.339</text:p>
          </table:table-cell>
          <table:table-cell office:value-type="float" office:value="69.469">
            <text:p>69.469</text:p>
          </table:table-cell>
          <table:table-cell table:number-columns-repeated="2" office:value-type="float" office:value="0.007">
            <text:p>0.007</text:p>
          </table:table-cell>
          <table:table-cell table:number-columns-repeated="100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9">
            <text:p>0.009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361">
            <text:p>69.361</text:p>
          </table:table-cell>
          <table:table-cell office:value-type="string">
            <text:p>Z3</text:p>
          </table:table-cell>
          <table:table-cell office:value-type="string">
            <text:p>2020.05.13 03:3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69.388">
            <text:p>69.388</text:p>
          </table:table-cell>
          <table:table-cell office:value-type="string">
            <text:p>Z4</text:p>
          </table:table-cell>
          <table:table-cell office:value-type="string">
            <text:p>2020.05.13 09:10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float" office:value="69.399">
            <text:p>69.399</text:p>
          </table:table-cell>
          <table:table-cell office:value-type="float" office:value="69.529">
            <text:p>69.529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4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69.406">
            <text:p>69.406</text:p>
          </table:table-cell>
          <table:table-cell office:value-type="string">
            <text:p>Z3</text:p>
          </table:table-cell>
          <table:table-cell office:value-type="string">
            <text:p>2020.05.13 07:5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69.025">
            <text:p>69.025</text:p>
          </table:table-cell>
          <table:table-cell office:value-type="string">
            <text:p>Z5</text:p>
          </table:table-cell>
          <table:table-cell office:value-type="string">
            <text:p>2020.05.13 19:25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</text:p>
          </table:table-cell>
          <table:table-cell office:value-type="float" office:value="69.037">
            <text:p>69.037</text:p>
          </table:table-cell>
          <table:table-cell office:value-type="string">
            <text:p>Z5</text:p>
          </table:table-cell>
          <table:table-cell office:value-type="float" office:value="69.037">
            <text:p>69.037</text:p>
          </table:table-cell>
          <table:table-cell office:value-type="float" office:value="69.167">
            <text:p>69.167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69.331">
            <text:p>69.331</text:p>
          </table:table-cell>
          <table:table-cell office:value-type="string">
            <text:p>Z5</text:p>
          </table:table-cell>
          <table:table-cell office:value-type="string">
            <text:p>2020.05.13 16:45</text:p>
          </table:table-cell>
          <table:table-cell office:value-type="float" office:value="202">
            <text:p>202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13">
            <text:p>0.013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69.404">
            <text:p>69.40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8:0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9.404">
            <text:p>69.40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8:45</text:p>
          </table:table-cell>
          <table:table-cell table:style-name="ce4" office:value-type="string">
            <text:p>SL</text:p>
          </table:table-cell>
          <table:table-cell table:style-name="ce5" office:value-type="float" office:value="69.418">
            <text:p>69.418</text:p>
          </table:table-cell>
          <table:table-cell table:style-name="ce7" office:value-type="string">
            <text:p>Z3</text:p>
          </table:table-cell>
          <table:table-cell table:style-name="ce8" office:value-type="float" office:value="69.418">
            <text:p>69.418</text:p>
          </table:table-cell>
          <table:table-cell table:style-name="ce5" office:value-type="float" office:value="69.548">
            <text:p>69.548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358">
            <text:p>69.358</text:p>
          </table:table-cell>
          <table:table-cell office:value-type="string">
            <text:p>Z4</text:p>
          </table:table-cell>
          <table:table-cell office:value-type="string">
            <text:p>2020.05.13 06:15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5</text:p>
          </table:table-cell>
          <table:table-cell office:value-type="float" office:value="239">
            <text:p>239</text:p>
          </table:table-cell>
          <table:table-cell office:value-type="float" office:value="68.971">
            <text:p>68.971</text:p>
          </table:table-cell>
          <table:table-cell office:value-type="string">
            <text:p>Z5</text:p>
          </table:table-cell>
          <table:table-cell office:value-type="string">
            <text:p>2020.05.13 20:00</text:p>
          </table:table-cell>
          <table:table-cell office:value-type="string">
            <text:p>SL</text:p>
          </table:table-cell>
          <table:table-cell office:value-type="float" office:value="69.007">
            <text:p>69.007</text:p>
          </table:table-cell>
          <table:table-cell office:value-type="string">
            <text:p>Z5</text:p>
          </table:table-cell>
          <table:table-cell office:value-type="float" office:value="69.007">
            <text:p>69.007</text:p>
          </table:table-cell>
          <table:table-cell office:value-type="float" office:value="69.137">
            <text:p>69.137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69.284">
            <text:p>69.284</text:p>
          </table:table-cell>
          <table:table-cell office:value-type="string">
            <text:p>Z6</text:p>
          </table:table-cell>
          <table:table-cell office:value-type="string">
            <text:p>2020.05.13 10:3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69.25">
            <text:p>69.2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2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9.25">
            <text:p>69.2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40</text:p>
          </table:table-cell>
          <table:table-cell table:style-name="ce4" office:value-type="string">
            <text:p>SL</text:p>
          </table:table-cell>
          <table:table-cell table:style-name="ce5" office:value-type="float" office:value="69.266">
            <text:p>69.266</text:p>
          </table:table-cell>
          <table:table-cell table:style-name="ce7" office:value-type="string">
            <text:p>Z4</text:p>
          </table:table-cell>
          <table:table-cell table:style-name="ce8" office:value-type="float" office:value="69.266">
            <text:p>69.266</text:p>
          </table:table-cell>
          <table:table-cell table:style-name="ce5" office:value-type="float" office:value="69.396">
            <text:p>69.396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69.579">
            <text:p>69.579</text:p>
          </table:table-cell>
          <table:table-cell office:value-type="string">
            <text:p>Z4</text:p>
          </table:table-cell>
          <table:table-cell office:value-type="string">
            <text:p>2020.05.13 15:4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69.041">
            <text:p>69.041</text:p>
          </table:table-cell>
          <table:table-cell office:value-type="string">
            <text:p>Z5</text:p>
          </table:table-cell>
          <table:table-cell office:value-type="string">
            <text:p>2020.05.13 18:55</text:p>
          </table:table-cell>
          <table:table-cell office:value-type="float" office:value="228">
            <text:p>228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string">
            <text:p>SL</text:p>
          </table:table-cell>
          <table:table-cell office:value-type="float" office:value="69.058">
            <text:p>69.058</text:p>
          </table:table-cell>
          <table:table-cell office:value-type="string">
            <text:p>Z5</text:p>
          </table:table-cell>
          <table:table-cell office:value-type="float" office:value="69.058">
            <text:p>69.058</text:p>
          </table:table-cell>
          <table:table-cell office:value-type="float" office:value="69.188">
            <text:p>69.188</text:p>
          </table:table-cell>
          <table:table-cell table:number-columns-repeated="2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7">
            <text:p>68.97</text:p>
          </table:table-cell>
          <table:table-cell office:value-type="string">
            <text:p>Z6</text:p>
          </table:table-cell>
          <table:table-cell office:value-type="float" office:value="68.97">
            <text:p>68.97</text:p>
          </table:table-cell>
          <table:table-cell office:value-type="float" office:value="69.1">
            <text:p>69.1</text:p>
          </table:table-cell>
          <table:table-cell table:number-columns-repeated="2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4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8:3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1:4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.348">
            <text:p>69.348</text:p>
          </table:table-cell>
          <table:table-cell office:value-type="string">
            <text:p>Z4</text:p>
          </table:table-cell>
          <table:table-cell office:value-type="string">
            <text:p>2020.05.13 00:2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386">
            <text:p>69.386</text:p>
          </table:table-cell>
          <table:table-cell office:value-type="string">
            <text:p>Z2</text:p>
          </table:table-cell>
          <table:table-cell office:value-type="string">
            <text:p>2020.05.13 05:2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349">
            <text:p>69.349</text:p>
          </table:table-cell>
          <table:table-cell office:value-type="string">
            <text:p>Z3</text:p>
          </table:table-cell>
          <table:table-cell office:value-type="string">
            <text:p>2020.05.13 03:4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69.413">
            <text:p>69.413</text:p>
          </table:table-cell>
          <table:table-cell office:value-type="string">
            <text:p>Z4</text:p>
          </table:table-cell>
          <table:table-cell office:value-type="string">
            <text:p>2020.05.13 13:5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3">
            <text:p>0.023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242">
            <text:p>69.242</text:p>
          </table:table-cell>
          <table:table-cell office:value-type="string">
            <text:p>Z4</text:p>
          </table:table-cell>
          <table:table-cell office:value-type="string">
            <text:p>2020.05.13 04:2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68.897">
            <text:p>68.897</text:p>
          </table:table-cell>
          <table:table-cell office:value-type="string">
            <text:p>Z6</text:p>
          </table:table-cell>
          <table:table-cell office:value-type="string">
            <text:p>2020.05.13 22:00</text:p>
          </table:table-cell>
          <table:table-cell office:value-type="float" office:value="267">
            <text:p>267</text:p>
          </table:table-cell>
          <table:table-cell office:value-type="float" office:value="68.897">
            <text:p>68.897</text:p>
          </table:table-cell>
          <table:table-cell office:value-type="string">
            <text:p>Z5</text:p>
          </table:table-cell>
          <table:table-cell office:value-type="string">
            <text:p>2020.05.13 22:20</text:p>
          </table:table-cell>
          <table:table-cell office:value-type="string">
            <text:p>SL</text:p>
          </table:table-cell>
          <table:table-cell office:value-type="float" office:value="68.921">
            <text:p>68.921</text:p>
          </table:table-cell>
          <table:table-cell office:value-type="string">
            <text:p>Z5</text:p>
          </table:table-cell>
          <table:table-cell office:value-type="float" office:value="68.921">
            <text:p>68.921</text:p>
          </table:table-cell>
          <table:table-cell office:value-type="float" office:value="69.051">
            <text:p>69.051</text:p>
          </table:table-cell>
          <table:table-cell table:number-columns-repeated="2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.272">
            <text:p>69.272</text:p>
          </table:table-cell>
          <table:table-cell office:value-type="string">
            <text:p>Z4</text:p>
          </table:table-cell>
          <table:table-cell office:value-type="string">
            <text:p>2020.05.13 04:5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table:style-name="ce3" office:value-type="float" office:value="197">
            <text:p>197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69.41">
            <text:p>69.4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6:25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69.381">
            <text:p>69.38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6:30</text:p>
          </table:table-cell>
          <table:table-cell table:style-name="ce4" office:value-type="string">
            <text:p>SL</text:p>
          </table:table-cell>
          <table:table-cell table:style-name="ce5" office:value-type="float" office:value="69.437">
            <text:p>69.437</text:p>
          </table:table-cell>
          <table:table-cell table:style-name="ce7" office:value-type="string">
            <text:p>Z5</text:p>
          </table:table-cell>
          <table:table-cell table:style-name="ce8" office:value-type="float" office:value="69.437">
            <text:p>69.437</text:p>
          </table:table-cell>
          <table:table-cell table:style-name="ce5" office:value-type="float" office:value="69.567">
            <text:p>69.567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8:0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68">
            <text:p>69.168</text:p>
          </table:table-cell>
          <table:table-cell office:value-type="string">
            <text:p>Z5</text:p>
          </table:table-cell>
          <table:table-cell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9.387">
            <text:p>69.387</text:p>
          </table:table-cell>
          <table:table-cell office:value-type="string">
            <text:p>Z3</text:p>
          </table:table-cell>
          <table:table-cell office:value-type="string">
            <text:p>2020.05.13 08:2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2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20</text:p>
          </table:table-cell>
          <table:table-cell office:value-type="float" office:value="214">
            <text:p>214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7:55</text:p>
          </table:table-cell>
          <table:table-cell office:value-type="string">
            <text:p>SL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float" office:value="69.339">
            <text:p>69.339</text:p>
          </table:table-cell>
          <table:table-cell office:value-type="float" office:value="69.469">
            <text:p>69.469</text:p>
          </table:table-cell>
          <table:table-cell table:number-columns-repeated="2" office:value-type="float" office:value="0.032">
            <text:p>0.032</text:p>
          </table:table-cell>
          <table:table-cell table:number-columns-repeated="100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12:4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33">
            <text:p>0.033</text:p>
          </table:table-cell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68.97">
            <text:p>68.97</text:p>
          </table:table-cell>
          <table:table-cell office:value-type="string">
            <text:p>Z5</text:p>
          </table:table-cell>
          <table:table-cell office:value-type="string">
            <text:p>2020.05.13 20:05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4">
            <text:p>69.004</text:p>
          </table:table-cell>
          <table:table-cell office:value-type="string">
            <text:p>Z4</text:p>
          </table:table-cell>
          <table:table-cell office:value-type="float" office:value="69.004">
            <text:p>69.004</text:p>
          </table:table-cell>
          <table:table-cell office:value-type="float" office:value="69.134">
            <text:p>69.134</text:p>
          </table:table-cell>
          <table:table-cell table:number-columns-repeated="2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11:2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table:style-name="ce16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07:5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37">
            <text:p>0.037</text:p>
          </table:table-cell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8:1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69.333">
            <text:p>69.333</text:p>
          </table:table-cell>
          <table:table-cell office:value-type="string">
            <text:p>Z4</text:p>
          </table:table-cell>
          <table:table-cell office:value-type="string">
            <text:p>2020.05.13 11:0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68.96">
            <text:p>68.96</text:p>
          </table:table-cell>
          <table:table-cell office:value-type="string">
            <text:p>Z5</text:p>
          </table:table-cell>
          <table:table-cell office:value-type="string">
            <text:p>2020.05.13 20:10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4">
            <text:p>69.004</text:p>
          </table:table-cell>
          <table:table-cell office:value-type="string">
            <text:p>Z4</text:p>
          </table:table-cell>
          <table:table-cell office:value-type="float" office:value="69.004">
            <text:p>69.004</text:p>
          </table:table-cell>
          <table:table-cell office:value-type="float" office:value="69.134">
            <text:p>69.134</text:p>
          </table:table-cell>
          <table:table-cell table:number-columns-repeated="2" office:value-type="float" office:value="0.044">
            <text:p>0.044</text:p>
          </table:table-cell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69.55">
            <text:p>69.55</text:p>
          </table:table-cell>
          <table:table-cell office:value-type="string">
            <text:p>Z4</text:p>
          </table:table-cell>
          <table:table-cell office:value-type="string">
            <text:p>2020.05.13 15:5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9.251">
            <text:p>69.251</text:p>
          </table:table-cell>
          <table:table-cell office:value-type="string">
            <text:p>Z4</text:p>
          </table:table-cell>
          <table:table-cell office:value-type="string">
            <text:p>2020.05.13 04:4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0:1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319">
            <text:p>69.319</text:p>
          </table:table-cell>
          <table:table-cell office:value-type="string">
            <text:p>Z5</text:p>
          </table:table-cell>
          <table:table-cell office:value-type="string">
            <text:p>2020.05.13 00:0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.357">
            <text:p>69.357</text:p>
          </table:table-cell>
          <table:table-cell office:value-type="string">
            <text:p>Z3</text:p>
          </table:table-cell>
          <table:table-cell office:value-type="string">
            <text:p>2020.05.13 05:3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051">
            <text:p>0.05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69.241">
            <text:p>69.241</text:p>
          </table:table-cell>
          <table:table-cell office:value-type="string">
            <text:p>Z6</text:p>
          </table:table-cell>
          <table:table-cell office:value-type="string">
            <text:p>2020.05.13 10:40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6" office:value-type="float" office:value="0.058">
            <text:p>0.058</text:p>
          </table:table-cell>
          <table:table-cell table:number-columns-repeated="100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69.375">
            <text:p>69.375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2:40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69.427">
            <text:p>69.42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3:40</text:p>
          </table:table-cell>
          <table:table-cell table:style-name="ce4" office:value-type="string">
            <text:p>SL</text:p>
          </table:table-cell>
          <table:table-cell table:style-name="ce5" office:value-type="float" office:value="69.434">
            <text:p>69.434</text:p>
          </table:table-cell>
          <table:table-cell table:style-name="ce7" office:value-type="string">
            <text:p>Z3</text:p>
          </table:table-cell>
          <table:table-cell table:style-name="ce8" office:value-type="float" office:value="69.434">
            <text:p>69.434</text:p>
          </table:table-cell>
          <table:table-cell table:style-name="ce5" office:value-type="float" office:value="69.564">
            <text:p>69.564</text:p>
          </table:table-cell>
          <table:table-cell table:number-columns-repeated="2" table:style-name="ce16" office:value-type="float" office:value="0.059">
            <text:p>0.059</text:p>
          </table:table-cell>
          <table:table-cell table:number-columns-repeated="100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69.314">
            <text:p>69.31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0:50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1:55</text:p>
          </table:table-cell>
          <table:table-cell table:style-name="ce4" office:value-type="string">
            <text:p>SL</text:p>
          </table:table-cell>
          <table:table-cell table:style-name="ce5" office:value-type="float" office:value="69.374">
            <text:p>69.374</text:p>
          </table:table-cell>
          <table:table-cell table:style-name="ce7" office:value-type="string">
            <text:p>Z3</text:p>
          </table:table-cell>
          <table:table-cell table:style-name="ce8" office:value-type="float" office:value="69.374">
            <text:p>69.374</text:p>
          </table:table-cell>
          <table:table-cell table:style-name="ce5" office:value-type="float" office:value="69.504">
            <text:p>69.504</text:p>
          </table:table-cell>
          <table:table-cell table:number-columns-repeated="2" table:style-name="ce16" office:value-type="float" office:value="0.06">
            <text:p>0.060</text:p>
          </table:table-cell>
          <table:table-cell table:number-columns-repeated="1008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2:20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69.427">
            <text:p>69.42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3:40</text:p>
          </table:table-cell>
          <table:table-cell table:style-name="ce4" office:value-type="string">
            <text:p>SL</text:p>
          </table:table-cell>
          <table:table-cell table:style-name="ce5" office:value-type="float" office:value="69.434">
            <text:p>69.434</text:p>
          </table:table-cell>
          <table:table-cell table:style-name="ce7" office:value-type="string">
            <text:p>Z3</text:p>
          </table:table-cell>
          <table:table-cell table:style-name="ce8" office:value-type="float" office:value="69.434">
            <text:p>69.434</text:p>
          </table:table-cell>
          <table:table-cell table:style-name="ce5" office:value-type="float" office:value="69.564">
            <text:p>69.564</text:p>
          </table:table-cell>
          <table:table-cell table:number-columns-repeated="2" table:style-name="ce16" office:value-type="float" office:value="0.065">
            <text:p>0.065</text:p>
          </table:table-cell>
          <table:table-cell table:number-columns-repeated="100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69.303">
            <text:p>69.303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71">
            <text:p>0.071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5:1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077">
            <text:p>0.07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2:2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79">
            <text:p>0.079</text:p>
          </table:table-cell>
          <table:table-cell table:number-columns-repeated="100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69.552">
            <text:p>69.552</text:p>
          </table:table-cell>
          <table:table-cell office:value-type="string">
            <text:p>Z1</text:p>
          </table:table-cell>
          <table:table-cell office:value-type="string">
            <text:p>2020.05.13 14:30</text:p>
          </table:table-cell>
          <table:table-cell office:value-type="float" office:value="175">
            <text:p>175</text:p>
          </table:table-cell>
          <table:table-cell office:value-type="float" office:value="69.646">
            <text:p>69.646</text:p>
          </table:table-cell>
          <table:table-cell office:value-type="string">
            <text:p>Z1</text:p>
          </table:table-cell>
          <table:table-cell office:value-type="string">
            <text:p>2020.05.13 14:40</text:p>
          </table:table-cell>
          <table:table-cell office:value-type="string">
            <text:p>TP</text:p>
          </table:table-cell>
          <table:table-cell office:value-type="float" office:value="69.632">
            <text:p>69.632</text:p>
          </table:table-cell>
          <table:table-cell office:value-type="string">
            <text:p>Z1</text:p>
          </table:table-cell>
          <table:table-cell office:value-type="float" office:value="69.502">
            <text:p>69.502</text:p>
          </table:table-cell>
          <table:table-cell office:value-type="float" office:value="69.632">
            <text:p>69.6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12:5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string">
            <text:p>2020.05.13 13:0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7">
            <text:p>69.517</text:p>
          </table:table-cell>
          <table:table-cell office:value-type="string">
            <text:p>Z1</text:p>
          </table:table-cell>
          <table:table-cell office:value-type="float" office:value="69.387">
            <text:p>69.387</text:p>
          </table:table-cell>
          <table:table-cell office:value-type="float" office:value="69.517">
            <text:p>69.51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69.459">
            <text:p>69.459</text:p>
          </table:table-cell>
          <table:table-cell office:value-type="string">
            <text:p>Z2</text:p>
          </table:table-cell>
          <table:table-cell office:value-type="string">
            <text:p>2020.05.13 13:2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9">
            <text:p>69.539</text:p>
          </table:table-cell>
          <table:table-cell office:value-type="string">
            <text:p>Z1</text:p>
          </table:table-cell>
          <table:table-cell office:value-type="float" office:value="69.409">
            <text:p>69.409</text:p>
          </table:table-cell>
          <table:table-cell office:value-type="float" office:value="69.539">
            <text:p>69.53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76">
            <text:p>176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69.602">
            <text:p>69.602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14:40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69.745">
            <text:p>69.74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14:45</text:p>
          </table:table-cell>
          <table:table-cell table:style-name="ce4" office:value-type="string">
            <text:p>TP</text:p>
          </table:table-cell>
          <table:table-cell table:style-name="ce5" office:value-type="float" office:value="69.682">
            <text:p>69.682</text:p>
          </table:table-cell>
          <table:table-cell table:style-name="ce7" office:value-type="string">
            <text:p>Z1</text:p>
          </table:table-cell>
          <table:table-cell table:style-name="ce8" office:value-type="float" office:value="69.552">
            <text:p>69.552</text:p>
          </table:table-cell>
          <table:table-cell table:style-name="ce5" office:value-type="float" office:value="69.682">
            <text:p>69.6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69.645">
            <text:p>69.645</text:p>
          </table:table-cell>
          <table:table-cell office:value-type="string">
            <text:p>Z2</text:p>
          </table:table-cell>
          <table:table-cell office:value-type="string">
            <text:p>2020.05.13 14:4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.1</text:p>
          </table:table-cell>
          <table:table-cell office:value-type="float" office:value="69.725">
            <text:p>69.725</text:p>
          </table:table-cell>
          <table:table-cell office:value-type="string">
            <text:p>Z1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1:20</text:p>
          </table:table-cell>
          <table:table-cell office:value-type="float" office:value="22">
            <text:p>22</text:p>
          </table:table-cell>
          <table:table-cell office:value-type="float" office:value="69.465">
            <text:p>69.465</text:p>
          </table:table-cell>
          <table:table-cell office:value-type="string">
            <text:p>Z1</text:p>
          </table:table-cell>
          <table:table-cell office:value-type="string">
            <text:p>2020.05.13 01:55</text:p>
          </table:table-cell>
          <table:table-cell office:value-type="string">
            <text:p>TP</text:p>
          </table:table-cell>
          <table:table-cell office:value-type="float" office:value="69.457">
            <text:p>69.457</text:p>
          </table:table-cell>
          <table:table-cell office:value-type="string">
            <text:p>Z1</text:p>
          </table:table-cell>
          <table:table-cell office:value-type="float" office:value="69.327">
            <text:p>69.327</text:p>
          </table:table-cell>
          <table:table-cell office:value-type="float" office:value="69.457">
            <text:p>69.45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339">
            <text:p>69.339</text:p>
          </table:table-cell>
          <table:table-cell office:value-type="string">
            <text:p>Z3</text:p>
          </table:table-cell>
          <table:table-cell office:value-type="string">
            <text:p>2020.05.13 05:20</text:p>
          </table:table-cell>
          <table:table-cell office:value-type="float" office:value="65">
            <text:p>65</text:p>
          </table:table-cell>
          <table:table-cell office:value-type="float" office:value="69.42">
            <text:p>69.42</text:p>
          </table:table-cell>
          <table:table-cell office:value-type="string">
            <text:p>Z1</text:p>
          </table:table-cell>
          <table:table-cell office:value-type="string">
            <text:p>2020.05.13 05:3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1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69.453">
            <text:p>69.453</text:p>
          </table:table-cell>
          <table:table-cell office:value-type="string">
            <text:p>Z3</text:p>
          </table:table-cell>
          <table:table-cell office:value-type="string">
            <text:p>2020.05.13 13:3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3">
            <text:p>69.533</text:p>
          </table:table-cell>
          <table:table-cell office:value-type="string">
            <text:p>Z1</text:p>
          </table:table-cell>
          <table:table-cell office:value-type="float" office:value="69.403">
            <text:p>69.403</text:p>
          </table:table-cell>
          <table:table-cell office:value-type="float" office:value="69.533">
            <text:p>69.53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69.452">
            <text:p>69.452</text:p>
          </table:table-cell>
          <table:table-cell office:value-type="string">
            <text:p>Z3</text:p>
          </table:table-cell>
          <table:table-cell office:value-type="string">
            <text:p>2020.05.13 13:3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2">
            <text:p>69.532</text:p>
          </table:table-cell>
          <table:table-cell office:value-type="string">
            <text:p>Z1</text:p>
          </table:table-cell>
          <table:table-cell office:value-type="float" office:value="69.402">
            <text:p>69.402</text:p>
          </table:table-cell>
          <table:table-cell office:value-type="float" office:value="69.532">
            <text:p>69.5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69.439">
            <text:p>69.439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6">
            <text:p>69.516</text:p>
          </table:table-cell>
          <table:table-cell office:value-type="string">
            <text:p>Z1</text:p>
          </table:table-cell>
          <table:table-cell office:value-type="float" office:value="69.386">
            <text:p>69.386</text:p>
          </table:table-cell>
          <table:table-cell office:value-type="float" office:value="69.516">
            <text:p>69.516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69.446">
            <text:p>69.446</text:p>
          </table:table-cell>
          <table:table-cell office:value-type="string">
            <text:p>Z3</text:p>
          </table:table-cell>
          <table:table-cell office:value-type="string">
            <text:p>2020.05.13 14:1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6">
            <text:p>69.526</text:p>
          </table:table-cell>
          <table:table-cell office:value-type="string">
            <text:p>Z1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2">
            <text:p>272</text:p>
          </table:table-cell>
          <table:table-cell office:value-type="float" office:value="68.966">
            <text:p>68.966</text:p>
          </table:table-cell>
          <table:table-cell office:value-type="string">
            <text:p>Z3</text:p>
          </table:table-cell>
          <table:table-cell office:value-type="string">
            <text:p>2020.05.13 22:45</text:p>
          </table:table-cell>
          <table:table-cell office:value-type="float" office:value="275">
            <text:p>275</text:p>
          </table:table-cell>
          <table:table-cell office:value-type="float" office:value="69.079">
            <text:p>69.079</text:p>
          </table:table-cell>
          <table:table-cell office:value-type="string">
            <text:p>Z1</text:p>
          </table:table-cell>
          <table:table-cell office:value-type="string">
            <text:p>2020.05.13 23:00</text:p>
          </table:table-cell>
          <table:table-cell office:value-type="string">
            <text:p>TP</text:p>
          </table:table-cell>
          <table:table-cell office:value-type="float" office:value="69.046">
            <text:p>69.046</text:p>
          </table:table-cell>
          <table:table-cell office:value-type="string">
            <text:p>Z1</text:p>
          </table:table-cell>
          <table:table-cell office:value-type="float" office:value="68.916">
            <text:p>68.916</text:p>
          </table:table-cell>
          <table:table-cell office:value-type="float" office:value="69.046">
            <text:p>69.04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3">
            <text:p>273</text:p>
          </table:table-cell>
          <table:table-cell office:value-type="float" office:value="68.991">
            <text:p>68.991</text:p>
          </table:table-cell>
          <table:table-cell office:value-type="string">
            <text:p>Z3</text:p>
          </table:table-cell>
          <table:table-cell office:value-type="string">
            <text:p>2020.05.13 22:50</text:p>
          </table:table-cell>
          <table:table-cell office:value-type="float" office:value="275">
            <text:p>275</text:p>
          </table:table-cell>
          <table:table-cell office:value-type="float" office:value="69.079">
            <text:p>69.079</text:p>
          </table:table-cell>
          <table:table-cell office:value-type="string">
            <text:p>Z1</text:p>
          </table:table-cell>
          <table:table-cell office:value-type="string">
            <text:p>2020.05.13 23:00</text:p>
          </table:table-cell>
          <table:table-cell office:value-type="string">
            <text:p>TP</text:p>
          </table:table-cell>
          <table:table-cell office:value-type="float" office:value="69.071">
            <text:p>69.071</text:p>
          </table:table-cell>
          <table:table-cell office:value-type="string">
            <text:p>Z1</text:p>
          </table:table-cell>
          <table:table-cell office:value-type="float" office:value="68.941">
            <text:p>68.941</text:p>
          </table:table-cell>
          <table:table-cell office:value-type="float" office:value="69.071">
            <text:p>69.07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9.23">
            <text:p>69.23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25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</text:p>
          </table:table-cell>
          <table:table-cell table:style-name="ce5" office:value-type="float" office:value="69.31">
            <text:p>69.310</text:p>
          </table:table-cell>
          <table:table-cell table:style-name="ce8" office:value-type="string">
            <text:p>Z3</text:p>
          </table:table-cell>
          <table:table-cell table:style-name="ce8"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3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.1</text:p>
          </table:table-cell>
          <table:table-cell table:style-name="ce5" office:value-type="float" office:value="69.351">
            <text:p>69.351</text:p>
          </table:table-cell>
          <table:table-cell table:style-name="ce7" office:value-type="string">
            <text:p>Z3</text:p>
          </table:table-cell>
          <table:table-cell table:style-name="ce8" office:value-type="float" office:value="69.221">
            <text:p>69.221</text:p>
          </table:table-cell>
          <table:table-cell table:style-name="ce5" office:value-type="float" office:value="69.351">
            <text:p>69.35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9.303">
            <text:p>69.303</text:p>
          </table:table-cell>
          <table:table-cell office:value-type="string">
            <text:p>Z4</text:p>
          </table:table-cell>
          <table:table-cell office:value-type="string">
            <text:p>2020.05.13 07:3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383">
            <text:p>69.383</text:p>
          </table:table-cell>
          <table:table-cell office:value-type="string">
            <text:p>Z2</text:p>
          </table:table-cell>
          <table:table-cell office:value-type="float" office:value="69.253">
            <text:p>69.253</text:p>
          </table:table-cell>
          <table:table-cell office:value-type="float" office:value="69.383">
            <text:p>69.38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69.326">
            <text:p>69.326</text:p>
          </table:table-cell>
          <table:table-cell office:value-type="string">
            <text:p>Z4</text:p>
          </table:table-cell>
          <table:table-cell office:value-type="string">
            <text:p>2020.05.13 07:3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06">
            <text:p>69.406</text:p>
          </table:table-cell>
          <table:table-cell office:value-type="string">
            <text:p>Z2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string">
            <text:p>2020.05.13 07:4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.1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float" office:value="69.307">
            <text:p>69.307</text:p>
          </table:table-cell>
          <table:table-cell office:value-type="float" office:value="69.437">
            <text:p>69.43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69.441">
            <text:p>69.441</text:p>
          </table:table-cell>
          <table:table-cell office:value-type="string">
            <text:p>Z4</text:p>
          </table:table-cell>
          <table:table-cell office:value-type="string">
            <text:p>2020.05.13 14:2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1">
            <text:p>69.521</text:p>
          </table:table-cell>
          <table:table-cell office:value-type="string">
            <text:p>Z1</text:p>
          </table:table-cell>
          <table:table-cell office:value-type="float" office:value="69.391">
            <text:p>69.391</text:p>
          </table:table-cell>
          <table:table-cell office:value-type="float" office:value="69.521">
            <text:p>69.52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string">
            <text:p>Z3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string">
            <text:p>Z4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5</text:p>
          </table:table-cell>
          <table:table-cell office:value-type="float" office:value="61">
            <text:p>61</text:p>
          </table:table-cell>
          <table:table-cell office:value-type="float" office:value="69.334">
            <text:p>69.334</text:p>
          </table:table-cell>
          <table:table-cell office:value-type="string">
            <text:p>Z3</text:p>
          </table:table-cell>
          <table:table-cell office:value-type="string">
            <text:p>2020.05.13 05:10</text:p>
          </table:table-cell>
          <table:table-cell office:value-type="string">
            <text:p>TP</text:p>
          </table:table-cell>
          <table:table-cell office:value-type="float" office:value="69.329">
            <text:p>69.329</text:p>
          </table:table-cell>
          <table:table-cell office:value-type="string">
            <text:p>Z3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69.339">
            <text:p>69.339</text:p>
          </table:table-cell>
          <table:table-cell office:value-type="string">
            <text:p>Z5</text:p>
          </table:table-cell>
          <table:table-cell office:value-type="string">
            <text:p>2020.05.13 09:00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69.352">
            <text:p>69.352</text:p>
          </table:table-cell>
          <table:table-cell office:value-type="string">
            <text:p>Z5</text:p>
          </table:table-cell>
          <table:table-cell office:value-type="string">
            <text:p>2020.05.13 09:0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2">
            <text:p>69.432</text:p>
          </table:table-cell>
          <table:table-cell office:value-type="string">
            <text:p>Z2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69.257">
            <text:p>69.257</text:p>
          </table:table-cell>
          <table:table-cell office:value-type="string">
            <text:p>Z5</text:p>
          </table:table-cell>
          <table:table-cell office:value-type="string">
            <text:p>2020.05.13 17:25</text:p>
          </table:table-cell>
          <table:table-cell office:value-type="float" office:value="208">
            <text:p>208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7:25</text:p>
          </table:table-cell>
          <table:table-cell office:value-type="string">
            <text:p>TP.1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float" office:value="69.207">
            <text:p>69.207</text:p>
          </table:table-cell>
          <table:table-cell office:value-type="float" office:value="69.337">
            <text:p>69.33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68.98">
            <text:p>68.98</text:p>
          </table:table-cell>
          <table:table-cell office:value-type="string">
            <text:p>Z5</text:p>
          </table:table-cell>
          <table:table-cell office:value-type="string">
            <text:p>2020.05.13 19:20</text:p>
          </table:table-cell>
          <table:table-cell office:value-type="float" office:value="232">
            <text:p>232</text:p>
          </table:table-cell>
          <table:table-cell office:value-type="float" office:value="69.087">
            <text:p>69.087</text:p>
          </table:table-cell>
          <table:table-cell office:value-type="string">
            <text:p>Z4</text:p>
          </table:table-cell>
          <table:table-cell office:value-type="string">
            <text:p>2020.05.13 19:25</text:p>
          </table:table-cell>
          <table:table-cell office:value-type="string">
            <text:p>TP</text:p>
          </table:table-cell>
          <table:table-cell office:value-type="float" office:value="69.06">
            <text:p>69.06</text:p>
          </table:table-cell>
          <table:table-cell office:value-type="string">
            <text:p>Z4</text:p>
          </table:table-cell>
          <table:table-cell office:value-type="float" office:value="68.93">
            <text:p>68.93</text:p>
          </table:table-cell>
          <table:table-cell office:value-type="float" office:value="69.06">
            <text:p>69.0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9.292">
            <text:p>69.29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1:10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1:55</text:p>
          </table:table-cell>
          <table:table-cell table:style-name="ce4" office:value-type="string">
            <text:p>SL</text:p>
          </table:table-cell>
          <table:table-cell table:style-name="ce5" office:value-type="float" office:value="69.374">
            <text:p>69.374</text:p>
          </table:table-cell>
          <table:table-cell table:style-name="ce7" office:value-type="string">
            <text:p>Z3</text:p>
          </table:table-cell>
          <table:table-cell table:style-name="ce8" office:value-type="float" office:value="69.374">
            <text:p>69.374</text:p>
          </table:table-cell>
          <table:table-cell table:style-name="ce5" office:value-type="float" office:value="69.504">
            <text:p>69.504</text:p>
          </table:table-cell>
          <table:table-cell table:number-columns-repeated="2" table:style-name="ce16" office:value-type="float" office:value="0.082">
            <text:p>0.082</text:p>
          </table:table-cell>
          <table:table-cell table:number-columns-repeated="100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string">
            <text:p>2020.05.13 12:1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85">
            <text:p>0.085</text:p>
          </table:table-cell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2:3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97">
            <text:p>0.097</text:p>
          </table:table-cell>
          <table:table-cell table:number-columns-repeated="100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69.336">
            <text:p>69.336</text:p>
          </table:table-cell>
          <table:table-cell office:value-type="string">
            <text:p>Z4</text:p>
          </table:table-cell>
          <table:table-cell office:value-type="string">
            <text:p>2020.05.13 12:3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98">
            <text:p>0.098</text:p>
          </table:table-cell>
          <table:table-cell table:number-columns-repeated="100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string">
            <text:p>2020.05.13 12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103">
            <text:p>0.103</text:p>
          </table:table-cell>
          <table:table-cell table:number-columns-repeated="100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69.31">
            <text:p>69.31</text:p>
          </table:table-cell>
          <table:table-cell office:value-type="string">
            <text:p>Z4</text:p>
          </table:table-cell>
          <table:table-cell office:value-type="string">
            <text:p>2020.05.13 12:0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124">
            <text:p>0.124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3 05:1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133">
            <text:p>0.133</text:p>
          </table:table-cell>
          <table:table-cell table:number-columns-repeated="100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69.59">
            <text:p>69.59</text:p>
          </table:table-cell>
          <table:table-cell office:value-type="string">
            <text:p>Z1</text:p>
          </table:table-cell>
          <table:table-cell office:value-type="string">
            <text:p>2020.05.13 14:3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table:style-name="ce16" office:value-type="float" office:value="0.006">
            <text:p>0.006</text:p>
          </table:table-cell>
          <table:table-cell table:style-name="ce16" office:value-type="float" office:value="0.136">
            <text:p>0.136</text:p>
          </table:table-cell>
          <table:table-cell table:number-columns-repeated="100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9.277">
            <text:p>69.277</text:p>
          </table:table-cell>
          <table:table-cell office:value-type="string">
            <text:p>Z5</text:p>
          </table:table-cell>
          <table:table-cell office:value-type="string">
            <text:p>2020.05.13 07:2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1">
            <text:p>0.021</text:p>
          </table:table-cell>
          <table:table-cell office:value-type="float" office:value="0.151">
            <text:p>0.151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9.274">
            <text:p>69.274</text:p>
          </table:table-cell>
          <table:table-cell office:value-type="string">
            <text:p>Z5</text:p>
          </table:table-cell>
          <table:table-cell office:value-type="string">
            <text:p>2020.05.13 07:2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4">
            <text:p>0.024</text:p>
          </table:table-cell>
          <table:table-cell office:value-type="float" office:value="0.154">
            <text:p>0.154</text:p>
          </table:table-cell>
          <table:table-cell table:number-columns-repeated="100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9.192">
            <text:p>69.19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2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</text:p>
          </table:table-cell>
          <table:table-cell table:style-name="ce5" office:value-type="float" office:value="69.351">
            <text:p>69.351</text:p>
          </table:table-cell>
          <table:table-cell table:style-name="ce7" office:value-type="string">
            <text:p>Z3</text:p>
          </table:table-cell>
          <table:table-cell table:style-name="ce8" office:value-type="float" office:value="69.221">
            <text:p>69.221</text:p>
          </table:table-cell>
          <table:table-cell table:style-name="ce5"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9.232">
            <text:p>69.23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7:1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69.434">
            <text:p>69.434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7:40</text:p>
          </table:table-cell>
          <table:table-cell table:style-name="ce4" office:value-type="string">
            <text:p>TP</text:p>
          </table:table-cell>
          <table:table-cell table:style-name="ce5" office:value-type="float" office:value="69.428">
            <text:p>69.428</text:p>
          </table:table-cell>
          <table:table-cell table:style-name="ce7" office:value-type="string">
            <text:p>Z2</text:p>
          </table:table-cell>
          <table:table-cell table:style-name="ce8" office:value-type="float" office:value="69.298">
            <text:p>69.298</text:p>
          </table:table-cell>
          <table:table-cell table:style-name="ce5" office:value-type="float" office:value="69.428">
            <text:p>69.428</text:p>
          </table:table-cell>
          <table:table-cell table:style-name="ce16" office:value-type="float" office:value="0.066">
            <text:p>0.066</text:p>
          </table:table-cell>
          <table:table-cell table:style-name="ce16" office:value-type="float" office:value="0.196">
            <text:p>0.196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 table:number-columns-repeated="100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69.477">
            <text:p>69.477</text:p>
          </table:table-cell>
          <table:table-cell office:value-type="string">
            <text:p>Z2</text:p>
          </table:table-cell>
          <table:table-cell office:value-type="string">
            <text:p>2020.05.13 14:1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69.477">
            <text:p>69.477</text:p>
          </table:table-cell>
          <table:table-cell office:value-type="string">
            <text:p>Z3</text:p>
          </table:table-cell>
          <table:table-cell office:value-type="string">
            <text:p>2020.05.13 14:2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228])" office:value-type="float" office:value="201">
            <text:p>201</text:p>
          </table:table-cell>
          <table:table-cell table:style-name="ce4" table:number-columns-repeated="10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124];&quot;&lt;0&quot;)" office:value-type="float" office:value="97">
            <text:p>97</text:p>
          </table:table-cell>
          <table:table-cell table:style-name="ce17" table:formula="of:=[.O3]/[.$O$2]" office:value-type="percentage" office:value="0.482587064676617">
            <text:p>48.3%</text:p>
          </table:table-cell>
          <table:table-cell table:style-name="ce4"/>
          <table:table-cell table:style-name="Default" table:number-columns-repeated="8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9755">
            <text:p>69.4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125:.P228];&quot;&gt;=0&quot;)" office:value-type="float" office:value="104">
            <text:p>104</text:p>
          </table:table-cell>
          <table:table-cell table:style-name="ce17" table:formula="of:=[.O4]/[.$O$2]" office:value-type="percentage" office:value="0.517412935323383">
            <text:p>51.7%</text:p>
          </table:table-cell>
          <table:table-cell table:style-name="ce12"/>
          <table:table-cell table:style-name="Default" table:number-columns-repeated="8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696">
            <text:p>69.696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124])" office:value-type="float" office:value="-4.84999999999999">
            <text:p>-4.850</text:p>
          </table:table-cell>
          <table:table-cell table:style-name="ce4" table:number-columns-repeated="10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345">
            <text:p>69.34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125:.P228])" office:value-type="float" office:value="6.119">
            <text:p>6.119</text:p>
          </table:table-cell>
          <table:table-cell table:style-name="ce12" table:number-columns-repeated="2"/>
          <table:table-cell table:style-name="ce4" table:number-columns-repeated="8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825">
            <text:p>69.382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1.26900000000001">
            <text:p>1.269</text:p>
          </table:table-cell>
          <table:table-cell table:style-name="ce4" table:number-columns-repeated="10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11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table:number-columns-repeated="13"/>
          <table:table-cell table:style-name="ce10"/>
          <table:table-cell table:style-name="ce10" office:value-type="string">
            <text:p>loss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 table:style-name="ce4"/>
          <table:table-cell table:style-name="ce22" office:value-type="string">
            <text:p>BB.loc</text:p>
          </table:table-cell>
          <table:table-cell table:style-name="ce22" table:formula="of:=[.V9]" office:value-type="string" office:string-value="gain – loss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124];&quot;=&quot;&amp;[.$N10])" office:value-type="float" office:value="4">
            <text:p>4</text:p>
          </table:table-cell>
          <table:table-cell table:style-name="ce4" table:formula="of:=COUNTIF([.$D$125:.$D$228];&quot;=&quot;&amp;[.$N10])" office:value-type="float" office:value="2">
            <text:p>2</text:p>
          </table:table-cell>
          <table:table-cell table:style-name="ce19" table:formula="of:=[.P10]/SUM([.O10:.P10])" office:value-type="percentage" office:value="0.333333333333333">
            <text:p>33.33%</text:p>
          </table:table-cell>
          <table:table-cell table:style-name="ce20" table:formula="of:=SUMIF([.$D$125:.$D$228];&quot;=&quot;&amp;[.$N10];[.$P$125:.$P$228])" office:value-type="float" office:value="0.216">
            <text:p>0.216</text:p>
          </table:table-cell>
          <table:table-cell table:style-name="ce20" table:formula="of:=IF([.P10]&lt;&gt;0;[.R10]/[.P10];&quot;-&quot;)" office:value-type="float" office:value="0.108">
            <text:p>0.108</text:p>
          </table:table-cell>
          <table:table-cell table:style-name="ce20" table:formula="of:=SUMIF([.$D$28:.$D$124];&quot;=&quot;&amp;[.$N10];[.$P$28:.$P$124])" office:value-type="float" office:value="-0.2">
            <text:p>-0.20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0.016">
            <text:p>0.016</text:p>
          </table:table-cell>
          <table:table-cell table:style-name="ce21"/>
          <table:table-cell table:style-name="ce23" table:formula="of:=[.N10]" office:value-type="string" office:string-value="Z1">
            <text:p>Z1</text:p>
          </table:table-cell>
          <table:table-cell table:style-name="ce23" table:formula="of:=[.V10]" office:value-type="float" office:value="0.016">
            <text:p>0.016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124];&quot;=&quot;&amp;[.$N11])" office:value-type="float" office:value="30">
            <text:p>30</text:p>
          </table:table-cell>
          <table:table-cell table:style-name="ce4" table:formula="of:=COUNTIF([.$D$125:.$D$228];&quot;=&quot;&amp;[.$N11])" office:value-type="float" office:value="11">
            <text:p>11</text:p>
          </table:table-cell>
          <table:table-cell table:style-name="ce19" table:formula="of:=[.P11]/SUM([.O11:.P11])" office:value-type="percentage" office:value="0.268292682926829">
            <text:p>26.83%</text:p>
          </table:table-cell>
          <table:table-cell table:style-name="ce20" table:formula="of:=SUMIF([.$D$125:.$D$228];&quot;=&quot;&amp;[.$N11];[.$P$125:.$P$228])" office:value-type="float" office:value="0.72">
            <text:p>0.720</text:p>
          </table:table-cell>
          <table:table-cell table:style-name="ce20" table:formula="of:=IF([.P11]&lt;&gt;0;[.R11]/[.P11];&quot;-&quot;)" office:value-type="float" office:value="0.0654545454545455">
            <text:p>0.065</text:p>
          </table:table-cell>
          <table:table-cell table:style-name="ce20" table:formula="of:=SUMIF([.$D$28:.$D$124];&quot;=&quot;&amp;[.$N11];[.$P$28:.$P$124])" office:value-type="float" office:value="-1.5">
            <text:p>-1.5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780000000000001">
            <text:p>-0.780</text:p>
          </table:table-cell>
          <table:table-cell table:style-name="ce21"/>
          <table:table-cell table:style-name="ce23" table:formula="of:=[.N11]" office:value-type="string" office:string-value="Z2">
            <text:p>Z2</text:p>
          </table:table-cell>
          <table:table-cell table:style-name="ce23" table:formula="of:=[.V11]" office:value-type="float" office:value="-0.780000000000001">
            <text:p>-0.780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124];&quot;=&quot;&amp;[.$N12])" office:value-type="float" office:value="34">
            <text:p>34</text:p>
          </table:table-cell>
          <table:table-cell table:style-name="ce4" table:formula="of:=COUNTIF([.$D$125:.$D$228];&quot;=&quot;&amp;[.$N12])" office:value-type="float" office:value="30">
            <text:p>30</text:p>
          </table:table-cell>
          <table:table-cell table:style-name="ce19" table:formula="of:=[.P12]/SUM([.O12:.P12])" office:value-type="percentage" office:value="0.46875">
            <text:p>46.88%</text:p>
          </table:table-cell>
          <table:table-cell table:style-name="ce20" table:formula="of:=SUMIF([.$D$125:.$D$228];&quot;=&quot;&amp;[.$N12];[.$P$125:.$P$228])" office:value-type="float" office:value="1.521">
            <text:p>1.521</text:p>
          </table:table-cell>
          <table:table-cell table:style-name="ce20" table:formula="of:=IF([.P12]&lt;&gt;0;[.R12]/[.P12];&quot;-&quot;)" office:value-type="float" office:value="0.0507">
            <text:p>0.051</text:p>
          </table:table-cell>
          <table:table-cell table:style-name="ce20" table:formula="of:=SUMIF([.$D$28:.$D$124];&quot;=&quot;&amp;[.$N12];[.$P$28:.$P$124])" office:value-type="float" office:value="-1.7">
            <text:p>-1.70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0.179000000000001">
            <text:p>-0.179</text:p>
          </table:table-cell>
          <table:table-cell table:style-name="ce21"/>
          <table:table-cell table:style-name="ce23" table:formula="of:=[.N12]" office:value-type="string" office:string-value="Z3">
            <text:p>Z3</text:p>
          </table:table-cell>
          <table:table-cell table:style-name="ce23" table:formula="of:=[.V12]" office:value-type="float" office:value="-0.179000000000001">
            <text:p>-0.179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124];&quot;=&quot;&amp;[.$N13])" office:value-type="float" office:value="14">
            <text:p>14</text:p>
          </table:table-cell>
          <table:table-cell table:style-name="ce4" table:formula="of:=COUNTIF([.$D$125:.$D$228];&quot;=&quot;&amp;[.$N13])" office:value-type="float" office:value="37">
            <text:p>37</text:p>
          </table:table-cell>
          <table:table-cell table:style-name="ce19" table:formula="of:=[.P13]/SUM([.O13:.P13])" office:value-type="percentage" office:value="0.725490196078431">
            <text:p>72.55%</text:p>
          </table:table-cell>
          <table:table-cell table:style-name="ce20" table:formula="of:=SUMIF([.$D$125:.$D$228];&quot;=&quot;&amp;[.$N13];[.$P$125:.$P$228])" office:value-type="float" office:value="1.908">
            <text:p>1.908</text:p>
          </table:table-cell>
          <table:table-cell table:style-name="ce20" table:formula="of:=IF([.P13]&lt;&gt;0;[.R13]/[.P13];&quot;-&quot;)" office:value-type="float" office:value="0.0515675675675676">
            <text:p>0.052</text:p>
          </table:table-cell>
          <table:table-cell table:style-name="ce20" table:formula="of:=SUMIF([.$D$28:.$D$124];&quot;=&quot;&amp;[.$N13];[.$P$28:.$P$124])" office:value-type="float" office:value="-0.7">
            <text:p>-0.7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1.208">
            <text:p>1.208</text:p>
          </table:table-cell>
          <table:table-cell table:style-name="ce21"/>
          <table:table-cell table:style-name="ce23" table:formula="of:=[.N13]" office:value-type="string" office:string-value="Z4">
            <text:p>Z4</text:p>
          </table:table-cell>
          <table:table-cell table:style-name="ce23" table:formula="of:=[.V13]" office:value-type="float" office:value="1.208">
            <text:p>1.208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124];&quot;=&quot;&amp;[.$N14])" office:value-type="float" office:value="14">
            <text:p>14</text:p>
          </table:table-cell>
          <table:table-cell table:style-name="ce4" table:formula="of:=COUNTIF([.$D$125:.$D$228];&quot;=&quot;&amp;[.$N14])" office:value-type="float" office:value="19">
            <text:p>19</text:p>
          </table:table-cell>
          <table:table-cell table:style-name="ce19" table:formula="of:=[.P14]/SUM([.O14:.P14])" office:value-type="percentage" office:value="0.575757575757576">
            <text:p>57.58%</text:p>
          </table:table-cell>
          <table:table-cell table:style-name="ce20" table:formula="of:=SUMIF([.$D$125:.$D$228];&quot;=&quot;&amp;[.$N14];[.$P$125:.$P$228])" office:value-type="float" office:value="1.453">
            <text:p>1.453</text:p>
          </table:table-cell>
          <table:table-cell table:style-name="ce20" table:formula="of:=IF([.P14]&lt;&gt;0;[.R14]/[.P14];&quot;-&quot;)" office:value-type="float" office:value="0.0764736842105263">
            <text:p>0.076</text:p>
          </table:table-cell>
          <table:table-cell table:style-name="ce20" table:formula="of:=SUMIF([.$D$28:.$D$124];&quot;=&quot;&amp;[.$N14];[.$P$28:.$P$124])" office:value-type="float" office:value="-0.7">
            <text:p>-0.70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753">
            <text:p>0.753</text:p>
          </table:table-cell>
          <table:table-cell table:style-name="ce21"/>
          <table:table-cell table:style-name="ce23" table:formula="of:=[.N14]" office:value-type="string" office:string-value="Z5">
            <text:p>Z5</text:p>
          </table:table-cell>
          <table:table-cell table:style-name="ce23" table:formula="of:=[.V14]" office:value-type="float" office:value="0.753">
            <text:p>0.753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3">
          <table:table-cell office:value-type="string">
            <text:p>[08/22/2020 17:03:44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124];&quot;=&quot;&amp;[.$N15])" office:value-type="float" office:value="1">
            <text:p>1</text:p>
          </table:table-cell>
          <table:table-cell table:style-name="ce4" table:formula="of:=COUNTIF([.$D$125:.$D$228];&quot;=&quot;&amp;[.$N15])" office:value-type="float" office:value="5">
            <text:p>5</text:p>
          </table:table-cell>
          <table:table-cell table:style-name="ce19" table:formula="of:=[.P15]/SUM([.O15:.P15])" office:value-type="percentage" office:value="0.833333333333333">
            <text:p>83.33%</text:p>
          </table:table-cell>
          <table:table-cell table:style-name="ce20" table:formula="of:=SUMIF([.$D$125:.$D$228];&quot;=&quot;&amp;[.$N15];[.$P$125:.$P$228])" office:value-type="float" office:value="0.301">
            <text:p>0.301</text:p>
          </table:table-cell>
          <table:table-cell table:style-name="ce20" table:formula="of:=IF([.P15]&lt;&gt;0;[.R15]/[.P15];&quot;-&quot;)" office:value-type="float" office:value="0.0602">
            <text:p>0.060</text:p>
          </table:table-cell>
          <table:table-cell table:style-name="ce20" table:formula="of:=SUMIF([.$D$28:.$D$124];&quot;=&quot;&amp;[.$N15];[.$P$28:.$P$124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0.251">
            <text:p>0.251</text:p>
          </table:table-cell>
          <table:table-cell table:style-name="ce21"/>
          <table:table-cell table:style-name="ce23" table:formula="of:=[.N15]" office:value-type="string" office:string-value="Z6">
            <text:p>Z6</text:p>
          </table:table-cell>
          <table:table-cell table:style-name="ce23" table:formula="of:=[.V15]" office:value-type="float" office:value="0.251">
            <text:p>0.251</text:p>
          </table:table-cell>
          <table:table-cell table:number-columns-repeated="99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97">
            <text:p>97</text:p>
          </table:table-cell>
          <table:table-cell table:formula="of:=SUM([.P10:.P15])" office:value-type="float" office:value="104">
            <text:p>104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822_170057_918626).dat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start</text:p>
          </table:table-cell>
          <table:table-cell office:value-type="string">
            <text:p>end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228])" office:value-type="string" office:string-value="$P$228">
            <text:p>$P$228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24])" office:value-type="string" office:string-value="$P$124">
            <text:p>$P$124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125])" office:value-type="string" office:string-value="$P$125">
            <text:p>$P$125</text:p>
          </table:table-cell>
          <table:table-cell table:style-name="ce15" table:formula="of:=[.P19]" office:value-type="string" office:string-value="$P$228">
            <text:p>$P$228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string">
            <text:p>$sumOf_Plus</text:p>
          </table:table-cell>
          <table:table-cell office:value-type="float" office:value="2.609">
            <text:p>2.609</text:p>
          </table:table-cell>
          <table:table-cell table:number-columns-repeated="1022"/>
        </table:table-row>
        <table:table-row table:style-name="ro1">
          <table:table-cell office:value-type="string">
            <text:p>$sumOf_Minus</text:p>
          </table:table-cell>
          <table:table-cell office:value-type="float" office:value="-4.85">
            <text:p>-4.85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1" draw:text-style-name="P1" svg:width="2.899cm" svg:height="0.669cm" svg:x="31.468cm" svg:y="12.952cm" draw:caption-point-x="-0.61cm" draw:caption-point-y="1.518cm">
              <dc:creator>ik</dc:creator>
              <dc:date>2020-06-30T00:00:00</dc:date>
              <text:p text:style-name="P1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office:annotation draw:style-name="gr1" draw:text-style-name="P1" svg:width="2.899cm" svg:height="0.669cm" svg:x="37.615cm" svg:y="12.952cm" draw:caption-point-x="-0.61cm" draw:caption-point-y="1.518cm">
              <dc:creator>ik</dc:creator>
              <dc:date>2020-06-30T00:00:00</dc:date>
              <text:p text:style-name="P1"><text:span text:style-name="T1">色：マゼンタ１０</text:span></text:p>
            </office:annotation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458">
            <text:p>69.458</text:p>
          </table:table-cell>
          <table:table-cell office:value-type="string">
            <text:p>Z1</text:p>
          </table:table-cell>
          <table:table-cell office:value-type="string">
            <text:p>2020.05.13 05:4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69.746">
            <text:p>69.746</text:p>
          </table:table-cell>
          <table:table-cell office:value-type="string">
            <text:p>Z1</text:p>
          </table:table-cell>
          <table:table-cell office:value-type="string">
            <text:p>2020.05.13 14:50</text:p>
          </table:table-cell>
          <table:table-cell office:value-type="float" office:value="178">
            <text:p>178</text:p>
          </table:table-cell>
          <table:table-cell office:value-type="float" office:value="69.686">
            <text:p>69.686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string">
            <text:p>SL</text:p>
          </table:table-cell>
          <table:table-cell office:value-type="float" office:value="69.696">
            <text:p>69.696</text:p>
          </table:table-cell>
          <table:table-cell office:value-type="string">
            <text:p>Z2</text:p>
          </table:table-cell>
          <table:table-cell office:value-type="float" office:value="69.696">
            <text:p>69.696</text:p>
          </table:table-cell>
          <table:table-cell office:value-type="float" office:value="69.826">
            <text:p>69.8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399">
            <text:p>69.399</text:p>
          </table:table-cell>
          <table:table-cell office:value-type="string">
            <text:p>Z2</text:p>
          </table:table-cell>
          <table:table-cell office:value-type="string">
            <text:p>2020.05.13 00:5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26" office:value-type="float" office:value="69.347">
            <text:p>69.347</text:p>
          </table:table-cell>
          <table:table-cell table:style-name="ce27" office:value-type="string">
            <text:p>Z4</text:p>
          </table:table-cell>
          <table:table-cell table:style-name="ce28" office:value-type="float" office:value="69.347">
            <text:p>69.347</text:p>
          </table:table-cell>
          <table:table-cell table:style-name="ce26"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26" office:value-type="float" office:value="69.345">
            <text:p>69.345</text:p>
          </table:table-cell>
          <table:table-cell table:style-name="ce27" office:value-type="string">
            <text:p>Z4</text:p>
          </table:table-cell>
          <table:table-cell table:style-name="ce28" office:value-type="float" office:value="69.345">
            <text:p>69.345</text:p>
          </table:table-cell>
          <table:table-cell table:style-name="ce26"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9.425">
            <text:p>69.42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3:4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50</text:p>
          </table:table-cell>
          <table:table-cell table:style-name="ce4" office:value-type="string">
            <text:p>SL</text:p>
          </table:table-cell>
          <table:table-cell table:style-name="ce26" office:value-type="float" office:value="69.375">
            <text:p>69.375</text:p>
          </table:table-cell>
          <table:table-cell table:style-name="ce27" office:value-type="string">
            <text:p>Z3</text:p>
          </table:table-cell>
          <table:table-cell table:style-name="ce28" office:value-type="float" office:value="69.375">
            <text:p>69.375</text:p>
          </table:table-cell>
          <table:table-cell table:style-name="ce26"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9.408">
            <text:p>69.40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3:5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50</text:p>
          </table:table-cell>
          <table:table-cell table:style-name="ce4" office:value-type="string">
            <text:p>SL.1</text:p>
          </table:table-cell>
          <table:table-cell table:style-name="ce26" office:value-type="float" office:value="69.358">
            <text:p>69.358</text:p>
          </table:table-cell>
          <table:table-cell table:style-name="ce27" office:value-type="string">
            <text:p>Z3</text:p>
          </table:table-cell>
          <table:table-cell table:style-name="ce28" office:value-type="float" office:value="69.358">
            <text:p>69.358</text:p>
          </table:table-cell>
          <table:table-cell table:style-name="ce26" office:value-type="float" office:value="69.488">
            <text:p>69.48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9.419">
            <text:p>69.41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5:3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6:10</text:p>
          </table:table-cell>
          <table:table-cell table:style-name="ce4" office:value-type="string">
            <text:p>SL</text:p>
          </table:table-cell>
          <table:table-cell table:style-name="ce26" office:value-type="float" office:value="69.369">
            <text:p>69.369</text:p>
          </table:table-cell>
          <table:table-cell table:style-name="ce27" office:value-type="string">
            <text:p>Z3</text:p>
          </table:table-cell>
          <table:table-cell table:style-name="ce28" office:value-type="float" office:value="69.369">
            <text:p>69.369</text:p>
          </table:table-cell>
          <table:table-cell table:style-name="ce26" office:value-type="float" office:value="69.499">
            <text:p>69.49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45">
            <text:p>69.45</text:p>
          </table:table-cell>
          <table:table-cell office:value-type="string">
            <text:p>Z2</text:p>
          </table:table-cell>
          <table:table-cell office:value-type="string">
            <text:p>2020.05.13 05:4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">
            <text:p>69.4</text:p>
          </table:table-cell>
          <table:table-cell office:value-type="string">
            <text:p>Z3</text:p>
          </table:table-cell>
          <table:table-cell office:value-type="float" office:value="69.4">
            <text:p>69.4</text:p>
          </table:table-cell>
          <table:table-cell office:value-type="float" office:value="69.53">
            <text:p>69.5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5:50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float" office:value="69.384">
            <text:p>69.384</text:p>
          </table:table-cell>
          <table:table-cell office:value-type="float" office:value="69.514">
            <text:p>69.51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431">
            <text:p>69.431</text:p>
          </table:table-cell>
          <table:table-cell office:value-type="string">
            <text:p>Z2</text:p>
          </table:table-cell>
          <table:table-cell office:value-type="string">
            <text:p>2020.05.13 06:4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float" office:value="69.381">
            <text:p>69.381</text:p>
          </table:table-cell>
          <table:table-cell office:value-type="float" office:value="69.511">
            <text:p>69.5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string">
            <text:p>2020.05.13 07:45</text:p>
          </table:table-cell>
          <table:table-cell office:value-type="float" office:value="97">
            <text:p>97</text:p>
          </table:table-cell>
          <table:table-cell office:value-type="float" office:value="69.376">
            <text:p>69.376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string">
            <text:p>SL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float" office:value="69.377">
            <text:p>69.377</text:p>
          </table:table-cell>
          <table:table-cell office:value-type="float" office:value="69.507">
            <text:p>69.50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69.446">
            <text:p>69.446</text:p>
          </table:table-cell>
          <table:table-cell office:value-type="string">
            <text:p>Z2</text:p>
          </table:table-cell>
          <table:table-cell office:value-type="string">
            <text:p>2020.05.13 08:3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96">
            <text:p>69.396</text:p>
          </table:table-cell>
          <table:table-cell office:value-type="string">
            <text:p>Z4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08:4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08:4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89">
            <text:p>69.389</text:p>
          </table:table-cell>
          <table:table-cell office:value-type="string">
            <text:p>Z4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69.448">
            <text:p>69.448</text:p>
          </table:table-cell>
          <table:table-cell office:value-type="string">
            <text:p>Z2</text:p>
          </table:table-cell>
          <table:table-cell office:value-type="string">
            <text:p>2020.05.13 09:15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float" office:value="69.398">
            <text:p>69.398</text:p>
          </table:table-cell>
          <table:table-cell office:value-type="float" office:value="69.528">
            <text:p>69.52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69.445">
            <text:p>69.445</text:p>
          </table:table-cell>
          <table:table-cell office:value-type="string">
            <text:p>Z2</text:p>
          </table:table-cell>
          <table:table-cell office:value-type="string">
            <text:p>2020.05.13 09:40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.1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69.403">
            <text:p>69.403</text:p>
          </table:table-cell>
          <table:table-cell office:value-type="string">
            <text:p>Z2</text:p>
          </table:table-cell>
          <table:table-cell office:value-type="string">
            <text:p>2020.05.13 11:3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69.423">
            <text:p>69.423</text:p>
          </table:table-cell>
          <table:table-cell office:value-type="string">
            <text:p>Z2</text:p>
          </table:table-cell>
          <table:table-cell office:value-type="string">
            <text:p>2020.05.13 11:3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3">
            <text:p>69.373</text:p>
          </table:table-cell>
          <table:table-cell office:value-type="string">
            <text:p>Z3</text:p>
          </table:table-cell>
          <table:table-cell office:value-type="float" office:value="69.373">
            <text:p>69.373</text:p>
          </table:table-cell>
          <table:table-cell office:value-type="float" office:value="69.503">
            <text:p>69.50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69.414">
            <text:p>69.414</text:p>
          </table:table-cell>
          <table:table-cell office:value-type="string">
            <text:p>Z2</text:p>
          </table:table-cell>
          <table:table-cell office:value-type="string">
            <text:p>2020.05.13 11:4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4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69.422">
            <text:p>69.422</text:p>
          </table:table-cell>
          <table:table-cell office:value-type="string">
            <text:p>Z2</text:p>
          </table:table-cell>
          <table:table-cell office:value-type="string">
            <text:p>2020.05.13 11:4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3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69.424">
            <text:p>69.424</text:p>
          </table:table-cell>
          <table:table-cell office:value-type="string">
            <text:p>Z2</text:p>
          </table:table-cell>
          <table:table-cell office:value-type="string">
            <text:p>2020.05.13 11:5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69.469">
            <text:p>69.469</text:p>
          </table:table-cell>
          <table:table-cell office:value-type="string">
            <text:p>Z2</text:p>
          </table:table-cell>
          <table:table-cell office:value-type="string">
            <text:p>2020.05.13 13:05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19">
            <text:p>69.419</text:p>
          </table:table-cell>
          <table:table-cell office:value-type="string">
            <text:p>Z4</text:p>
          </table:table-cell>
          <table:table-cell office:value-type="float" office:value="69.419">
            <text:p>69.419</text:p>
          </table:table-cell>
          <table:table-cell office:value-type="float" office:value="69.549">
            <text:p>69.54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13:10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4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69.484">
            <text:p>69.484</text:p>
          </table:table-cell>
          <table:table-cell office:value-type="string">
            <text:p>Z2</text:p>
          </table:table-cell>
          <table:table-cell office:value-type="string">
            <text:p>2020.05.13 13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69.46">
            <text:p>69.46</text:p>
          </table:table-cell>
          <table:table-cell office:value-type="string">
            <text:p>Z2</text:p>
          </table:table-cell>
          <table:table-cell office:value-type="string">
            <text:p>2020.05.13 13:20</text:p>
          </table:table-cell>
          <table:table-cell office:value-type="float" office:value="165">
            <text:p>165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string">
            <text:p>SL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float" office:value="69.41">
            <text:p>69.41</text:p>
          </table:table-cell>
          <table:table-cell office:value-type="float" office:value="69.54">
            <text:p>69.5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69.488">
            <text:p>69.488</text:p>
          </table:table-cell>
          <table:table-cell office:value-type="string">
            <text:p>Z2</text:p>
          </table:table-cell>
          <table:table-cell office:value-type="string">
            <text:p>2020.05.13 14:0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.1</text:p>
          </table:table-cell>
          <table:table-cell office:value-type="float" office:value="69.438">
            <text:p>69.438</text:p>
          </table:table-cell>
          <table:table-cell office:value-type="string">
            <text:p>Z3</text:p>
          </table:table-cell>
          <table:table-cell office:value-type="float" office:value="69.438">
            <text:p>69.438</text:p>
          </table:table-cell>
          <table:table-cell office:value-type="float" office:value="69.568">
            <text:p>69.56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69.703">
            <text:p>69.703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3">
            <text:p>69.653</text:p>
          </table:table-cell>
          <table:table-cell office:value-type="string">
            <text:p>Z4</text:p>
          </table:table-cell>
          <table:table-cell office:value-type="float" office:value="69.653">
            <text:p>69.653</text:p>
          </table:table-cell>
          <table:table-cell office:value-type="float" office:value="69.783">
            <text:p>69.7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69.685">
            <text:p>69.685</text:p>
          </table:table-cell>
          <table:table-cell office:value-type="string">
            <text:p>Z2</text:p>
          </table:table-cell>
          <table:table-cell office:value-type="string">
            <text:p>2020.05.13 15:0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35">
            <text:p>69.635</text:p>
          </table:table-cell>
          <table:table-cell office:value-type="string">
            <text:p>Z4</text:p>
          </table:table-cell>
          <table:table-cell office:value-type="float" office:value="69.635">
            <text:p>69.635</text:p>
          </table:table-cell>
          <table:table-cell office:value-type="float" office:value="69.765">
            <text:p>69.76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69.679">
            <text:p>69.679</text:p>
          </table:table-cell>
          <table:table-cell office:value-type="string">
            <text:p>Z2</text:p>
          </table:table-cell>
          <table:table-cell office:value-type="string">
            <text:p>2020.05.13 15:0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9">
            <text:p>69.629</text:p>
          </table:table-cell>
          <table:table-cell office:value-type="string">
            <text:p>Z4</text:p>
          </table:table-cell>
          <table:table-cell office:value-type="float" office:value="69.629">
            <text:p>69.629</text:p>
          </table:table-cell>
          <table:table-cell office:value-type="float" office:value="69.759">
            <text:p>69.75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69.702">
            <text:p>69.702</text:p>
          </table:table-cell>
          <table:table-cell office:value-type="string">
            <text:p>Z2</text:p>
          </table:table-cell>
          <table:table-cell office:value-type="string">
            <text:p>2020.05.13 15:2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2">
            <text:p>69.652</text:p>
          </table:table-cell>
          <table:table-cell office:value-type="string">
            <text:p>Z4</text:p>
          </table:table-cell>
          <table:table-cell office:value-type="float" office:value="69.652">
            <text:p>69.652</text:p>
          </table:table-cell>
          <table:table-cell office:value-type="float" office:value="69.782">
            <text:p>69.78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336">
            <text:p>69.336</text:p>
          </table:table-cell>
          <table:table-cell office:value-type="string">
            <text:p>Z3</text:p>
          </table:table-cell>
          <table:table-cell office:value-type="string">
            <text:p>2020.05.13 03:5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4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4:00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09">
            <text:p>69.309</text:p>
          </table:table-cell>
          <table:table-cell office:value-type="string">
            <text:p>Z3</text:p>
          </table:table-cell>
          <table:table-cell office:value-type="float" office:value="69.309">
            <text:p>69.309</text:p>
          </table:table-cell>
          <table:table-cell office:value-type="float" office:value="69.439">
            <text:p>69.43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05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9.301">
            <text:p>69.30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10</text:p>
          </table:table-cell>
          <table:table-cell table:style-name="ce4" office:value-type="string">
            <text:p>SL</text:p>
          </table:table-cell>
          <table:table-cell table:style-name="ce26" office:value-type="float" office:value="69.31">
            <text:p>69.310</text:p>
          </table:table-cell>
          <table:table-cell table:style-name="ce27" office:value-type="string">
            <text:p>Z3</text:p>
          </table:table-cell>
          <table:table-cell table:style-name="ce28" office:value-type="float" office:value="69.31">
            <text:p>69.31</text:p>
          </table:table-cell>
          <table:table-cell table:style-name="ce26" office:value-type="float" office:value="69.44">
            <text:p>69.440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9.241">
            <text:p>69.24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15</text:p>
          </table:table-cell>
          <table:table-cell table:style-name="ce4" office:value-type="string">
            <text:p>SL</text:p>
          </table:table-cell>
          <table:table-cell table:style-name="ce26" office:value-type="float" office:value="69.271">
            <text:p>69.271</text:p>
          </table:table-cell>
          <table:table-cell table:style-name="ce28" office:value-type="string">
            <text:p>Z4</text:p>
          </table:table-cell>
          <table:table-cell table:style-name="ce28"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9.299">
            <text:p>69.29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1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9.241">
            <text:p>69.24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15</text:p>
          </table:table-cell>
          <table:table-cell table:style-name="ce4" office:value-type="string">
            <text:p>SL.1</text:p>
          </table:table-cell>
          <table:table-cell table:style-name="ce26" office:value-type="float" office:value="69.249">
            <text:p>69.249</text:p>
          </table:table-cell>
          <table:table-cell table:style-name="ce27" office:value-type="string">
            <text:p>Z4</text:p>
          </table:table-cell>
          <table:table-cell table:style-name="ce28" office:value-type="float" office:value="69.249">
            <text:p>69.249</text:p>
          </table:table-cell>
          <table:table-cell table:style-name="ce26" office:value-type="float" office:value="69.379">
            <text:p>69.37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316">
            <text:p>69.316</text:p>
          </table:table-cell>
          <table:table-cell office:value-type="string">
            <text:p>Z3</text:p>
          </table:table-cell>
          <table:table-cell office:value-type="string">
            <text:p>2020.05.13 04:3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string">
            <text:p>2020.05.13 04:3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312">
            <text:p>69.312</text:p>
          </table:table-cell>
          <table:table-cell office:value-type="string">
            <text:p>Z3</text:p>
          </table:table-cell>
          <table:table-cell office:value-type="string">
            <text:p>2020.05.13 04:4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.1</text:p>
          </table:table-cell>
          <table:table-cell office:value-type="float" office:value="69.262">
            <text:p>69.262</text:p>
          </table:table-cell>
          <table:table-cell office:value-type="string">
            <text:p>Z4</text:p>
          </table:table-cell>
          <table:table-cell office:value-type="float" office:value="69.262">
            <text:p>69.262</text:p>
          </table:table-cell>
          <table:table-cell office:value-type="float" office:value="69.392">
            <text:p>69.39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4:5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5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52">
            <text:p>69.352</text:p>
          </table:table-cell>
          <table:table-cell office:value-type="string">
            <text:p>Z3</text:p>
          </table:table-cell>
          <table:table-cell office:value-type="string">
            <text:p>2020.05.13 05:0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.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5:5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6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393">
            <text:p>69.393</text:p>
          </table:table-cell>
          <table:table-cell office:value-type="string">
            <text:p>Z3</text:p>
          </table:table-cell>
          <table:table-cell office:value-type="string">
            <text:p>2020.05.13 06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6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414">
            <text:p>69.414</text:p>
          </table:table-cell>
          <table:table-cell office:value-type="string">
            <text:p>Z3</text:p>
          </table:table-cell>
          <table:table-cell office:value-type="string">
            <text:p>2020.05.13 06:0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3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6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string">
            <text:p>2020.05.13 06:20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69.39">
            <text:p>69.3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6:25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7:00</text:p>
          </table:table-cell>
          <table:table-cell table:style-name="ce4" office:value-type="string">
            <text:p>SL</text:p>
          </table:table-cell>
          <table:table-cell table:style-name="ce26" office:value-type="float" office:value="69.34">
            <text:p>69.340</text:p>
          </table:table-cell>
          <table:table-cell table:style-name="ce27" office:value-type="string">
            <text:p>Z6</text:p>
          </table:table-cell>
          <table:table-cell table:style-name="ce28" office:value-type="float" office:value="69.34">
            <text:p>69.34</text:p>
          </table:table-cell>
          <table:table-cell table:style-name="ce26" office:value-type="float" office:value="69.47">
            <text:p>69.470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6:5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6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50</text:p>
          </table:table-cell>
          <table:table-cell office:value-type="float" office:value="106">
            <text:p>106</text:p>
          </table:table-cell>
          <table:table-cell office:value-type="float" office:value="69.34">
            <text:p>69.34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9:2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4">
            <text:p>69.354</text:p>
          </table:table-cell>
          <table:table-cell office:value-type="string">
            <text:p>Z5</text:p>
          </table:table-cell>
          <table:table-cell office:value-type="float" office:value="69.354">
            <text:p>69.354</text:p>
          </table:table-cell>
          <table:table-cell office:value-type="float" office:value="69.484">
            <text:p>69.4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69.425">
            <text:p>69.425</text:p>
          </table:table-cell>
          <table:table-cell office:value-type="string">
            <text:p>Z3</text:p>
          </table:table-cell>
          <table:table-cell office:value-type="string">
            <text:p>2020.05.13 09:2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69.42">
            <text:p>69.42</text:p>
          </table:table-cell>
          <table:table-cell office:value-type="string">
            <text:p>Z3</text:p>
          </table:table-cell>
          <table:table-cell office:value-type="string">
            <text:p>2020.05.13 09:3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">
            <text:p>69.37</text:p>
          </table:table-cell>
          <table:table-cell office:value-type="string">
            <text:p>Z5</text:p>
          </table:table-cell>
          <table:table-cell office:value-type="float" office:value="69.37">
            <text:p>69.37</text:p>
          </table:table-cell>
          <table:table-cell office:value-type="float" office:value="69.5">
            <text:p>69.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69.409">
            <text:p>69.409</text:p>
          </table:table-cell>
          <table:table-cell office:value-type="string">
            <text:p>Z3</text:p>
          </table:table-cell>
          <table:table-cell office:value-type="string">
            <text:p>2020.05.13 10:1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9">
            <text:p>69.359</text:p>
          </table:table-cell>
          <table:table-cell office:value-type="string">
            <text:p>Z5</text:p>
          </table:table-cell>
          <table:table-cell office:value-type="float" office:value="69.359">
            <text:p>69.359</text:p>
          </table:table-cell>
          <table:table-cell office:value-type="float" office:value="69.489">
            <text:p>69.48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11:2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float" office:value="69.331">
            <text:p>69.331</text:p>
          </table:table-cell>
          <table:table-cell office:value-type="float" office:value="69.461">
            <text:p>69.4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69.38">
            <text:p>69.38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4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69.37">
            <text:p>69.37</text:p>
          </table:table-cell>
          <table:table-cell office:value-type="string">
            <text:p>Z3</text:p>
          </table:table-cell>
          <table:table-cell office:value-type="string">
            <text:p>2020.05.13 12:0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.1</text:p>
          </table:table-cell>
          <table:table-cell office:value-type="float" office:value="69.32">
            <text:p>69.32</text:p>
          </table:table-cell>
          <table:table-cell office:value-type="string">
            <text:p>Z4</text:p>
          </table:table-cell>
          <table:table-cell office:value-type="float" office:value="69.32">
            <text:p>69.32</text:p>
          </table:table-cell>
          <table:table-cell office:value-type="float" office:value="69.45">
            <text:p>69.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69.656">
            <text:p>69.656</text:p>
          </table:table-cell>
          <table:table-cell office:value-type="string">
            <text:p>Z3</text:p>
          </table:table-cell>
          <table:table-cell office:value-type="string">
            <text:p>2020.05.13 15:1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6">
            <text:p>69.606</text:p>
          </table:table-cell>
          <table:table-cell office:value-type="string">
            <text:p>Z4</text:p>
          </table:table-cell>
          <table:table-cell office:value-type="float" office:value="69.606">
            <text:p>69.606</text:p>
          </table:table-cell>
          <table:table-cell office:value-type="float" office:value="69.736">
            <text:p>69.73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69.674">
            <text:p>69.674</text:p>
          </table:table-cell>
          <table:table-cell office:value-type="string">
            <text:p>Z3</text:p>
          </table:table-cell>
          <table:table-cell office:value-type="string">
            <text:p>2020.05.13 15:1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4">
            <text:p>69.624</text:p>
          </table:table-cell>
          <table:table-cell office:value-type="string">
            <text:p>Z4</text:p>
          </table:table-cell>
          <table:table-cell office:value-type="float" office:value="69.624">
            <text:p>69.624</text:p>
          </table:table-cell>
          <table:table-cell office:value-type="float" office:value="69.754">
            <text:p>69.7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69.674">
            <text:p>69.674</text:p>
          </table:table-cell>
          <table:table-cell office:value-type="string">
            <text:p>Z3</text:p>
          </table:table-cell>
          <table:table-cell office:value-type="string">
            <text:p>2020.05.13 15:2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4">
            <text:p>69.624</text:p>
          </table:table-cell>
          <table:table-cell office:value-type="string">
            <text:p>Z4</text:p>
          </table:table-cell>
          <table:table-cell office:value-type="float" office:value="69.624">
            <text:p>69.624</text:p>
          </table:table-cell>
          <table:table-cell office:value-type="float" office:value="69.754">
            <text:p>69.7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69.657">
            <text:p>69.657</text:p>
          </table:table-cell>
          <table:table-cell office:value-type="string">
            <text:p>Z3</text:p>
          </table:table-cell>
          <table:table-cell office:value-type="string">
            <text:p>2020.05.13 15:3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7">
            <text:p>69.607</text:p>
          </table:table-cell>
          <table:table-cell office:value-type="string">
            <text:p>Z4</text:p>
          </table:table-cell>
          <table:table-cell office:value-type="float" office:value="69.607">
            <text:p>69.607</text:p>
          </table:table-cell>
          <table:table-cell office:value-type="float" office:value="69.737">
            <text:p>69.7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69.665">
            <text:p>69.665</text:p>
          </table:table-cell>
          <table:table-cell office:value-type="string">
            <text:p>Z3</text:p>
          </table:table-cell>
          <table:table-cell office:value-type="string">
            <text:p>2020.05.13 15:3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.1</text:p>
          </table:table-cell>
          <table:table-cell office:value-type="float" office:value="69.615">
            <text:p>69.615</text:p>
          </table:table-cell>
          <table:table-cell office:value-type="string">
            <text:p>Z4</text:p>
          </table:table-cell>
          <table:table-cell office:value-type="float" office:value="69.615">
            <text:p>69.615</text:p>
          </table:table-cell>
          <table:table-cell office:value-type="float" office:value="69.745">
            <text:p>69.7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69.646">
            <text:p>69.646</text:p>
          </table:table-cell>
          <table:table-cell office:value-type="string">
            <text:p>Z3</text:p>
          </table:table-cell>
          <table:table-cell office:value-type="string">
            <text:p>2020.05.13 16:0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.1</text:p>
          </table:table-cell>
          <table:table-cell office:value-type="float" office:value="69.596">
            <text:p>69.596</text:p>
          </table:table-cell>
          <table:table-cell office:value-type="string">
            <text:p>Z6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06:4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string">
            <text:p>2020.05.13 07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.1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float" office:value="69.321">
            <text:p>69.321</text:p>
          </table:table-cell>
          <table:table-cell office:value-type="float" office:value="69.451">
            <text:p>69.45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string">
            <text:p>2020.05.13 09:4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6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string">
            <text:p>2020.05.13 09:5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string">
            <text:p>2020.05.13 09:5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8">
            <text:p>69.348</text:p>
          </table:table-cell>
          <table:table-cell office:value-type="string">
            <text:p>Z5</text:p>
          </table:table-cell>
          <table:table-cell office:value-type="float" office:value="69.348">
            <text:p>69.348</text:p>
          </table:table-cell>
          <table:table-cell office:value-type="float" office:value="69.478">
            <text:p>69.47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10:0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69.401">
            <text:p>69.401</text:p>
          </table:table-cell>
          <table:table-cell office:value-type="string">
            <text:p>Z4</text:p>
          </table:table-cell>
          <table:table-cell office:value-type="string">
            <text:p>2020.05.13 10:0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5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1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2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string">
            <text:p>2020.05.13 10:2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6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0:55</text:p>
          </table:table-cell>
          <table:table-cell office:value-type="float" office:value="131">
            <text:p>13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11:00</text:p>
          </table:table-cell>
          <table:table-cell office:value-type="string">
            <text:p>SL</text:p>
          </table:table-cell>
          <table:table-cell office:value-type="float" office:value="69.305">
            <text:p>69.305</text:p>
          </table:table-cell>
          <table:table-cell office:value-type="string">
            <text:p>Z5</text:p>
          </table:table-cell>
          <table:table-cell office:value-type="float" office:value="69.305">
            <text:p>69.305</text:p>
          </table:table-cell>
          <table:table-cell office:value-type="float" office:value="69.435">
            <text:p>69.4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69.613">
            <text:p>69.613</text:p>
          </table:table-cell>
          <table:table-cell office:value-type="string">
            <text:p>Z4</text:p>
          </table:table-cell>
          <table:table-cell office:value-type="string">
            <text:p>2020.05.13 15:5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63">
            <text:p>69.563</text:p>
          </table:table-cell>
          <table:table-cell office:value-type="string">
            <text:p>Z6</text:p>
          </table:table-cell>
          <table:table-cell office:value-type="float" office:value="69.563">
            <text:p>69.563</text:p>
          </table:table-cell>
          <table:table-cell office:value-type="float" office:value="69.693">
            <text:p>69.6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69.487">
            <text:p>69.487</text:p>
          </table:table-cell>
          <table:table-cell office:value-type="string">
            <text:p>Z4</text:p>
          </table:table-cell>
          <table:table-cell office:value-type="string">
            <text:p>2020.05.13 16:3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.1</text:p>
          </table:table-cell>
          <table:table-cell office:value-type="float" office:value="69.437">
            <text:p>69.437</text:p>
          </table:table-cell>
          <table:table-cell office:value-type="string">
            <text:p>Z5</text:p>
          </table:table-cell>
          <table:table-cell office:value-type="float" office:value="69.437">
            <text:p>69.437</text:p>
          </table:table-cell>
          <table:table-cell office:value-type="float" office:value="69.567">
            <text:p>69.56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216">
            <text:p>69.21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141">
            <text:p>69.14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5</text:p>
          </table:table-cell>
          <table:table-cell table:style-name="ce4" office:value-type="string">
            <text:p>SL.1</text:p>
          </table:table-cell>
          <table:table-cell table:style-name="ce26" office:value-type="float" office:value="69.166">
            <text:p>69.166</text:p>
          </table:table-cell>
          <table:table-cell table:style-name="ce27" office:value-type="string">
            <text:p>Z6</text:p>
          </table:table-cell>
          <table:table-cell table:style-name="ce28" office:value-type="float" office:value="69.166">
            <text:p>69.166</text:p>
          </table:table-cell>
          <table:table-cell table:style-name="ce26"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69.22">
            <text:p>69.2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05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36">
            <text:p>69.13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string">
            <text:p>SL</text:p>
          </table:table-cell>
          <table:table-cell table:style-name="ce26" office:value-type="float" office:value="69.17">
            <text:p>69.170</text:p>
          </table:table-cell>
          <table:table-cell table:style-name="ce27" office:value-type="string">
            <text:p>Z5</text:p>
          </table:table-cell>
          <table:table-cell table:style-name="ce28" office:value-type="float" office:value="69.17">
            <text:p>69.17</text:p>
          </table:table-cell>
          <table:table-cell table:style-name="ce26" office:value-type="float" office:value="69.3">
            <text:p>69.300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06:55</text:p>
          </table:table-cell>
          <table:table-cell office:value-type="float" office:value="84">
            <text:p>84</text:p>
          </table:table-cell>
          <table:table-cell office:value-type="float" office:value="69.303">
            <text:p>69.303</text:p>
          </table:table-cell>
          <table:table-cell office:value-type="string">
            <text:p>Z6</text:p>
          </table:table-cell>
          <table:table-cell office:value-type="string">
            <text:p>2020.05.13 07:0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6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9.326">
            <text:p>69.326</text:p>
          </table:table-cell>
          <table:table-cell office:value-type="string">
            <text:p>Z5</text:p>
          </table:table-cell>
          <table:table-cell office:value-type="string">
            <text:p>2020.05.13 07:05</text:p>
          </table:table-cell>
          <table:table-cell office:value-type="float" office:value="85">
            <text:p>85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3 07:10</text:p>
          </table:table-cell>
          <table:table-cell office:value-type="string">
            <text:p>SL</text:p>
          </table:table-cell>
          <table:table-cell office:value-type="float" office:value="69.276">
            <text:p>69.276</text:p>
          </table:table-cell>
          <table:table-cell office:value-type="string">
            <text:p>Z6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07:10</text:p>
          </table:table-cell>
          <table:table-cell office:value-type="float" office:value="85">
            <text:p>85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3 07:10</text:p>
          </table:table-cell>
          <table:table-cell office:value-type="string">
            <text:p>SL.1</text:p>
          </table:table-cell>
          <table:table-cell office:value-type="float" office:value="69.257">
            <text:p>69.257</text:p>
          </table:table-cell>
          <table:table-cell office:value-type="string">
            <text:p>Z6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69.342">
            <text:p>69.342</text:p>
          </table:table-cell>
          <table:table-cell office:value-type="string">
            <text:p>Z5</text:p>
          </table:table-cell>
          <table:table-cell office:value-type="string">
            <text:p>2020.05.13 10:3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.1</text:p>
          </table:table-cell>
          <table:table-cell office:value-type="float" office:value="69.292">
            <text:p>69.292</text:p>
          </table:table-cell>
          <table:table-cell office:value-type="string">
            <text:p>Z6</text:p>
          </table:table-cell>
          <table:table-cell office:value-type="float" office:value="69.292">
            <text:p>69.292</text:p>
          </table:table-cell>
          <table:table-cell office:value-type="float" office:value="69.422">
            <text:p>69.42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69.516">
            <text:p>69.516</text:p>
          </table:table-cell>
          <table:table-cell office:value-type="string">
            <text:p>Z5</text:p>
          </table:table-cell>
          <table:table-cell office:value-type="string">
            <text:p>2020.05.13 16:05</text:p>
          </table:table-cell>
          <table:table-cell office:value-type="float" office:value="192">
            <text:p>192</text:p>
          </table:table-cell>
          <table:table-cell office:value-type="float" office:value="69.406">
            <text:p>69.406</text:p>
          </table:table-cell>
          <table:table-cell office:value-type="string">
            <text:p>Z6</text:p>
          </table:table-cell>
          <table:table-cell office:value-type="string">
            <text:p>2020.05.13 16:05</text:p>
          </table:table-cell>
          <table:table-cell office:value-type="string">
            <text:p>SL.1</text:p>
          </table:table-cell>
          <table:table-cell office:value-type="float" office:value="69.466">
            <text:p>69.466</text:p>
          </table:table-cell>
          <table:table-cell office:value-type="string">
            <text:p>Z6</text:p>
          </table:table-cell>
          <table:table-cell office:value-type="float" office:value="69.466">
            <text:p>69.466</text:p>
          </table:table-cell>
          <table:table-cell office:value-type="float" office:value="69.596">
            <text:p>69.59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69.464">
            <text:p>69.464</text:p>
          </table:table-cell>
          <table:table-cell office:value-type="string">
            <text:p>Z5</text:p>
          </table:table-cell>
          <table:table-cell office:value-type="string">
            <text:p>2020.05.13 16:15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69.455">
            <text:p>69.455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</text:p>
          </table:table-cell>
          <table:table-cell office:value-type="float" office:value="69.405">
            <text:p>69.405</text:p>
          </table:table-cell>
          <table:table-cell office:value-type="string">
            <text:p>Z5</text:p>
          </table:table-cell>
          <table:table-cell office:value-type="float" office:value="69.405">
            <text:p>69.405</text:p>
          </table:table-cell>
          <table:table-cell office:value-type="float" office:value="69.535">
            <text:p>69.5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string">
            <text:p>2020.05.13 16:3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5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16:40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5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</text:p>
          </table:table-cell>
          <table:table-cell table:style-name="ce26" office:value-type="float" office:value="69.222">
            <text:p>69.222</text:p>
          </table:table-cell>
          <table:table-cell table:style-name="ce27" office:value-type="string">
            <text:p>Z6</text:p>
          </table:table-cell>
          <table:table-cell table:style-name="ce28" office:value-type="float" office:value="69.222">
            <text:p>69.222</text:p>
          </table:table-cell>
          <table:table-cell table:style-name="ce26"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69.416">
            <text:p>69.416</text:p>
          </table:table-cell>
          <table:table-cell office:value-type="string">
            <text:p>Z2</text:p>
          </table:table-cell>
          <table:table-cell office:value-type="string">
            <text:p>2020.05.13 08:2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12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377">
            <text:p>69.37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03">
            <text:p>0.003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69.41">
            <text:p>69.41</text:p>
          </table:table-cell>
          <table:table-cell office:value-type="string">
            <text:p>Z6</text:p>
          </table:table-cell>
          <table:table-cell office:value-type="string">
            <text:p>2020.05.13 16:10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1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69.39">
            <text:p>69.39</text:p>
          </table:table-cell>
          <table:table-cell office:value-type="string">
            <text:p>Z4</text:p>
          </table:table-cell>
          <table:table-cell office:value-type="string">
            <text:p>2020.05.13 09:35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69.293">
            <text:p>69.293</text:p>
          </table:table-cell>
          <table:table-cell office:value-type="string">
            <text:p>Z5</text:p>
          </table:table-cell>
          <table:table-cell office:value-type="string">
            <text:p>2020.05.13 10:4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06">
            <text:p>0.006</text:p>
          </table:table-cell>
          <table:table-cell table:number-columns-repeated="100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9">
            <text:p>0.009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361">
            <text:p>69.361</text:p>
          </table:table-cell>
          <table:table-cell office:value-type="string">
            <text:p>Z3</text:p>
          </table:table-cell>
          <table:table-cell office:value-type="string">
            <text:p>2020.05.13 03:3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69.388">
            <text:p>69.388</text:p>
          </table:table-cell>
          <table:table-cell office:value-type="string">
            <text:p>Z4</text:p>
          </table:table-cell>
          <table:table-cell office:value-type="string">
            <text:p>2020.05.13 09:10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float" office:value="69.399">
            <text:p>69.399</text:p>
          </table:table-cell>
          <table:table-cell office:value-type="float" office:value="69.529">
            <text:p>69.529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4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69.406">
            <text:p>69.406</text:p>
          </table:table-cell>
          <table:table-cell office:value-type="string">
            <text:p>Z3</text:p>
          </table:table-cell>
          <table:table-cell office:value-type="string">
            <text:p>2020.05.13 07:5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69.331">
            <text:p>69.331</text:p>
          </table:table-cell>
          <table:table-cell office:value-type="string">
            <text:p>Z5</text:p>
          </table:table-cell>
          <table:table-cell office:value-type="string">
            <text:p>2020.05.13 16:45</text:p>
          </table:table-cell>
          <table:table-cell office:value-type="float" office:value="202">
            <text:p>202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13">
            <text:p>0.013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0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358">
            <text:p>69.358</text:p>
          </table:table-cell>
          <table:table-cell office:value-type="string">
            <text:p>Z4</text:p>
          </table:table-cell>
          <table:table-cell office:value-type="string">
            <text:p>2020.05.13 06:15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69.284">
            <text:p>69.284</text:p>
          </table:table-cell>
          <table:table-cell office:value-type="string">
            <text:p>Z6</text:p>
          </table:table-cell>
          <table:table-cell office:value-type="string">
            <text:p>2020.05.13 10:3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2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69.579">
            <text:p>69.579</text:p>
          </table:table-cell>
          <table:table-cell office:value-type="string">
            <text:p>Z4</text:p>
          </table:table-cell>
          <table:table-cell office:value-type="string">
            <text:p>2020.05.13 15:4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4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8:3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1:4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.348">
            <text:p>69.348</text:p>
          </table:table-cell>
          <table:table-cell office:value-type="string">
            <text:p>Z4</text:p>
          </table:table-cell>
          <table:table-cell office:value-type="string">
            <text:p>2020.05.13 00:2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386">
            <text:p>69.386</text:p>
          </table:table-cell>
          <table:table-cell office:value-type="string">
            <text:p>Z2</text:p>
          </table:table-cell>
          <table:table-cell office:value-type="string">
            <text:p>2020.05.13 05:2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349">
            <text:p>69.349</text:p>
          </table:table-cell>
          <table:table-cell office:value-type="string">
            <text:p>Z3</text:p>
          </table:table-cell>
          <table:table-cell office:value-type="string">
            <text:p>2020.05.13 03:4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69.413">
            <text:p>69.413</text:p>
          </table:table-cell>
          <table:table-cell office:value-type="string">
            <text:p>Z4</text:p>
          </table:table-cell>
          <table:table-cell office:value-type="string">
            <text:p>2020.05.13 13:5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3">
            <text:p>0.023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242">
            <text:p>69.242</text:p>
          </table:table-cell>
          <table:table-cell office:value-type="string">
            <text:p>Z4</text:p>
          </table:table-cell>
          <table:table-cell office:value-type="string">
            <text:p>2020.05.13 04:2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5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9.249">
            <text:p>69.24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5:00</text:p>
          </table:table-cell>
          <table:table-cell table:style-name="ce4" office:value-type="string">
            <text:p>SL</text:p>
          </table:table-cell>
          <table:table-cell table:style-name="ce26" office:value-type="float" office:value="69.297">
            <text:p>69.297</text:p>
          </table:table-cell>
          <table:table-cell table:style-name="ce27" office:value-type="string">
            <text:p>Z5</text:p>
          </table:table-cell>
          <table:table-cell table:style-name="ce28" office:value-type="float" office:value="69.297">
            <text:p>69.297</text:p>
          </table:table-cell>
          <table:table-cell table:style-name="ce26" office:value-type="float" office:value="69.427">
            <text:p>69.427</text:p>
          </table:table-cell>
          <table:table-cell table:number-columns-repeated="2" table:style-name="ce16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388">
            <text:p>69.388</text:p>
          </table:table-cell>
          <table:table-cell office:value-type="string">
            <text:p>Z2</text:p>
          </table:table-cell>
          <table:table-cell office:value-type="string">
            <text:p>2020.05.13 00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69.41">
            <text:p>69.41</text:p>
          </table:table-cell>
          <table:table-cell office:value-type="string">
            <text:p>Z5</text:p>
          </table:table-cell>
          <table:table-cell office:value-type="string">
            <text:p>2020.05.13 16:25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</text:p>
          </table:table-cell>
          <table:table-cell office:value-type="float" office:value="69.437">
            <text:p>69.437</text:p>
          </table:table-cell>
          <table:table-cell office:value-type="string">
            <text:p>Z5</text:p>
          </table:table-cell>
          <table:table-cell office:value-type="float" office:value="69.437">
            <text:p>69.437</text:p>
          </table:table-cell>
          <table:table-cell office:value-type="float" office:value="69.567">
            <text:p>69.567</text:p>
          </table:table-cell>
          <table:table-cell table:number-columns-repeated="2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8:0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69.14">
            <text:p>69.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3:0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36">
            <text:p>69.13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string">
            <text:p>SL</text:p>
          </table:table-cell>
          <table:table-cell table:style-name="ce26" office:value-type="float" office:value="69.168">
            <text:p>69.168</text:p>
          </table:table-cell>
          <table:table-cell table:style-name="ce27" office:value-type="string">
            <text:p>Z5</text:p>
          </table:table-cell>
          <table:table-cell table:style-name="ce28" office:value-type="float" office:value="69.168">
            <text:p>69.168</text:p>
          </table:table-cell>
          <table:table-cell table:style-name="ce26"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9.387">
            <text:p>69.387</text:p>
          </table:table-cell>
          <table:table-cell office:value-type="string">
            <text:p>Z3</text:p>
          </table:table-cell>
          <table:table-cell office:value-type="string">
            <text:p>2020.05.13 08:2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2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12:4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33">
            <text:p>0.033</text:p>
          </table:table-cell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6" office:value-type="float" office:value="69.369">
            <text:p>69.369</text:p>
          </table:table-cell>
          <table:table-cell table:style-name="ce27" office:value-type="string">
            <text:p>Z3</text:p>
          </table:table-cell>
          <table:table-cell table:style-name="ce28" office:value-type="float" office:value="69.369">
            <text:p>69.369</text:p>
          </table:table-cell>
          <table:table-cell table:style-name="ce26"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11:2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07:5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37">
            <text:p>0.037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00:3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8:1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69.333">
            <text:p>69.333</text:p>
          </table:table-cell>
          <table:table-cell office:value-type="string">
            <text:p>Z4</text:p>
          </table:table-cell>
          <table:table-cell office:value-type="string">
            <text:p>2020.05.13 11:0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324">
            <text:p>69.324</text:p>
          </table:table-cell>
          <table:table-cell office:value-type="string">
            <text:p>Z4</text:p>
          </table:table-cell>
          <table:table-cell office:value-type="string">
            <text:p>2020.05.13 00:4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69.55">
            <text:p>69.55</text:p>
          </table:table-cell>
          <table:table-cell office:value-type="string">
            <text:p>Z4</text:p>
          </table:table-cell>
          <table:table-cell office:value-type="string">
            <text:p>2020.05.13 15:5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9.251">
            <text:p>69.25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45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9.249">
            <text:p>69.24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5:00</text:p>
          </table:table-cell>
          <table:table-cell table:style-name="ce4" office:value-type="string">
            <text:p>SL</text:p>
          </table:table-cell>
          <table:table-cell table:style-name="ce26" office:value-type="float" office:value="69.297">
            <text:p>69.297</text:p>
          </table:table-cell>
          <table:table-cell table:style-name="ce27" office:value-type="string">
            <text:p>Z5</text:p>
          </table:table-cell>
          <table:table-cell table:style-name="ce28" office:value-type="float" office:value="69.297">
            <text:p>69.297</text:p>
          </table:table-cell>
          <table:table-cell table:style-name="ce26" office:value-type="float" office:value="69.427">
            <text:p>69.427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0:1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319">
            <text:p>69.319</text:p>
          </table:table-cell>
          <table:table-cell office:value-type="string">
            <text:p>Z5</text:p>
          </table:table-cell>
          <table:table-cell office:value-type="string">
            <text:p>2020.05.13 00:0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9.357">
            <text:p>69.35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5:3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5:50</text:p>
          </table:table-cell>
          <table:table-cell table:style-name="ce4" office:value-type="string">
            <text:p>SL</text:p>
          </table:table-cell>
          <table:table-cell table:style-name="ce26" office:value-type="float" office:value="69.408">
            <text:p>69.408</text:p>
          </table:table-cell>
          <table:table-cell table:style-name="ce27" office:value-type="string">
            <text:p>Z3</text:p>
          </table:table-cell>
          <table:table-cell table:style-name="ce28" office:value-type="float" office:value="69.408">
            <text:p>69.408</text:p>
          </table:table-cell>
          <table:table-cell table:style-name="ce26" office:value-type="float" office:value="69.538">
            <text:p>69.538</text:p>
          </table:table-cell>
          <table:table-cell table:number-columns-repeated="2" table:style-name="ce16" office:value-type="float" office:value="0.051">
            <text:p>0.05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69.241">
            <text:p>69.241</text:p>
          </table:table-cell>
          <table:table-cell office:value-type="string">
            <text:p>Z6</text:p>
          </table:table-cell>
          <table:table-cell office:value-type="string">
            <text:p>2020.05.13 10:40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58">
            <text:p>0.058</text:p>
          </table:table-cell>
          <table:table-cell table:number-columns-repeated="1008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69.375">
            <text:p>69.375</text:p>
          </table:table-cell>
          <table:table-cell office:value-type="string">
            <text:p>Z3</text:p>
          </table:table-cell>
          <table:table-cell office:value-type="string">
            <text:p>2020.05.13 12:4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59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69.314">
            <text:p>69.314</text:p>
          </table:table-cell>
          <table:table-cell office:value-type="string">
            <text:p>Z5</text:p>
          </table:table-cell>
          <table:table-cell office:value-type="string">
            <text:p>2020.05.13 10:5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6">
            <text:p>0.06</text:p>
          </table:table-cell>
          <table:table-cell table:number-columns-repeated="1008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2:2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65">
            <text:p>0.065</text:p>
          </table:table-cell>
          <table:table-cell table:number-columns-repeated="100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69.303">
            <text:p>69.303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71">
            <text:p>0.071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5:1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77">
            <text:p>0.07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2:2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79">
            <text:p>0.079</text:p>
          </table:table-cell>
          <table:table-cell table:number-columns-repeated="100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69.552">
            <text:p>69.552</text:p>
          </table:table-cell>
          <table:table-cell office:value-type="string">
            <text:p>Z1</text:p>
          </table:table-cell>
          <table:table-cell office:value-type="string">
            <text:p>2020.05.13 14:30</text:p>
          </table:table-cell>
          <table:table-cell office:value-type="float" office:value="175">
            <text:p>175</text:p>
          </table:table-cell>
          <table:table-cell office:value-type="float" office:value="69.646">
            <text:p>69.646</text:p>
          </table:table-cell>
          <table:table-cell office:value-type="string">
            <text:p>Z1</text:p>
          </table:table-cell>
          <table:table-cell office:value-type="string">
            <text:p>2020.05.13 14:40</text:p>
          </table:table-cell>
          <table:table-cell office:value-type="string">
            <text:p>TP</text:p>
          </table:table-cell>
          <table:table-cell office:value-type="float" office:value="69.632">
            <text:p>69.632</text:p>
          </table:table-cell>
          <table:table-cell office:value-type="string">
            <text:p>Z1</text:p>
          </table:table-cell>
          <table:table-cell office:value-type="float" office:value="69.502">
            <text:p>69.502</text:p>
          </table:table-cell>
          <table:table-cell office:value-type="float" office:value="69.632">
            <text:p>69.6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12:5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string">
            <text:p>2020.05.13 13:0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7">
            <text:p>69.517</text:p>
          </table:table-cell>
          <table:table-cell office:value-type="string">
            <text:p>Z1</text:p>
          </table:table-cell>
          <table:table-cell office:value-type="float" office:value="69.387">
            <text:p>69.387</text:p>
          </table:table-cell>
          <table:table-cell office:value-type="float" office:value="69.517">
            <text:p>69.51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69.459">
            <text:p>69.459</text:p>
          </table:table-cell>
          <table:table-cell office:value-type="string">
            <text:p>Z2</text:p>
          </table:table-cell>
          <table:table-cell office:value-type="string">
            <text:p>2020.05.13 13:2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9">
            <text:p>69.539</text:p>
          </table:table-cell>
          <table:table-cell office:value-type="string">
            <text:p>Z1</text:p>
          </table:table-cell>
          <table:table-cell office:value-type="float" office:value="69.409">
            <text:p>69.409</text:p>
          </table:table-cell>
          <table:table-cell office:value-type="float" office:value="69.539">
            <text:p>69.53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69.602">
            <text:p>69.602</text:p>
          </table:table-cell>
          <table:table-cell office:value-type="string">
            <text:p>Z2</text:p>
          </table:table-cell>
          <table:table-cell office:value-type="string">
            <text:p>2020.05.13 14:40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682">
            <text:p>69.682</text:p>
          </table:table-cell>
          <table:table-cell office:value-type="string">
            <text:p>Z1</text:p>
          </table:table-cell>
          <table:table-cell office:value-type="float" office:value="69.552">
            <text:p>69.552</text:p>
          </table:table-cell>
          <table:table-cell office:value-type="float" office:value="69.682">
            <text:p>69.68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69.645">
            <text:p>69.645</text:p>
          </table:table-cell>
          <table:table-cell office:value-type="string">
            <text:p>Z2</text:p>
          </table:table-cell>
          <table:table-cell office:value-type="string">
            <text:p>2020.05.13 14:4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.1</text:p>
          </table:table-cell>
          <table:table-cell office:value-type="float" office:value="69.725">
            <text:p>69.725</text:p>
          </table:table-cell>
          <table:table-cell office:value-type="string">
            <text:p>Z1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65">
            <text:p>69.46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55</text:p>
          </table:table-cell>
          <table:table-cell table:style-name="ce4" office:value-type="string">
            <text:p>TP</text:p>
          </table:table-cell>
          <table:table-cell table:style-name="ce26" office:value-type="float" office:value="69.457">
            <text:p>69.457</text:p>
          </table:table-cell>
          <table:table-cell table:style-name="ce27" office:value-type="string">
            <text:p>Z1</text:p>
          </table:table-cell>
          <table:table-cell table:style-name="ce28" office:value-type="float" office:value="69.327">
            <text:p>69.327</text:p>
          </table:table-cell>
          <table:table-cell table:style-name="ce26"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339">
            <text:p>69.339</text:p>
          </table:table-cell>
          <table:table-cell office:value-type="string">
            <text:p>Z3</text:p>
          </table:table-cell>
          <table:table-cell office:value-type="string">
            <text:p>2020.05.13 05:20</text:p>
          </table:table-cell>
          <table:table-cell office:value-type="float" office:value="65">
            <text:p>65</text:p>
          </table:table-cell>
          <table:table-cell office:value-type="float" office:value="69.42">
            <text:p>69.42</text:p>
          </table:table-cell>
          <table:table-cell office:value-type="string">
            <text:p>Z1</text:p>
          </table:table-cell>
          <table:table-cell office:value-type="string">
            <text:p>2020.05.13 05:3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1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69.453">
            <text:p>69.453</text:p>
          </table:table-cell>
          <table:table-cell office:value-type="string">
            <text:p>Z3</text:p>
          </table:table-cell>
          <table:table-cell office:value-type="string">
            <text:p>2020.05.13 13:3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3">
            <text:p>69.533</text:p>
          </table:table-cell>
          <table:table-cell office:value-type="string">
            <text:p>Z1</text:p>
          </table:table-cell>
          <table:table-cell office:value-type="float" office:value="69.403">
            <text:p>69.403</text:p>
          </table:table-cell>
          <table:table-cell office:value-type="float" office:value="69.533">
            <text:p>69.53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69.452">
            <text:p>69.452</text:p>
          </table:table-cell>
          <table:table-cell office:value-type="string">
            <text:p>Z3</text:p>
          </table:table-cell>
          <table:table-cell office:value-type="string">
            <text:p>2020.05.13 13:3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2">
            <text:p>69.532</text:p>
          </table:table-cell>
          <table:table-cell office:value-type="string">
            <text:p>Z1</text:p>
          </table:table-cell>
          <table:table-cell office:value-type="float" office:value="69.402">
            <text:p>69.402</text:p>
          </table:table-cell>
          <table:table-cell office:value-type="float" office:value="69.532">
            <text:p>69.5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69.439">
            <text:p>69.439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6">
            <text:p>69.516</text:p>
          </table:table-cell>
          <table:table-cell office:value-type="string">
            <text:p>Z1</text:p>
          </table:table-cell>
          <table:table-cell office:value-type="float" office:value="69.386">
            <text:p>69.386</text:p>
          </table:table-cell>
          <table:table-cell office:value-type="float" office:value="69.516">
            <text:p>69.51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69.446">
            <text:p>69.446</text:p>
          </table:table-cell>
          <table:table-cell office:value-type="string">
            <text:p>Z3</text:p>
          </table:table-cell>
          <table:table-cell office:value-type="string">
            <text:p>2020.05.13 14:1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6">
            <text:p>69.526</text:p>
          </table:table-cell>
          <table:table-cell office:value-type="string">
            <text:p>Z1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3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.1</text:p>
          </table:table-cell>
          <table:table-cell table:style-name="ce26" office:value-type="float" office:value="69.351">
            <text:p>69.351</text:p>
          </table:table-cell>
          <table:table-cell table:style-name="ce27" office:value-type="string">
            <text:p>Z3</text:p>
          </table:table-cell>
          <table:table-cell table:style-name="ce28" office:value-type="float" office:value="69.221">
            <text:p>69.221</text:p>
          </table:table-cell>
          <table:table-cell table:style-name="ce26" office:value-type="float" office:value="69.351">
            <text:p>69.35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9.303">
            <text:p>69.303</text:p>
          </table:table-cell>
          <table:table-cell office:value-type="string">
            <text:p>Z4</text:p>
          </table:table-cell>
          <table:table-cell office:value-type="string">
            <text:p>2020.05.13 07:3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383">
            <text:p>69.383</text:p>
          </table:table-cell>
          <table:table-cell office:value-type="string">
            <text:p>Z2</text:p>
          </table:table-cell>
          <table:table-cell office:value-type="float" office:value="69.253">
            <text:p>69.253</text:p>
          </table:table-cell>
          <table:table-cell office:value-type="float" office:value="69.383">
            <text:p>69.38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69.326">
            <text:p>69.326</text:p>
          </table:table-cell>
          <table:table-cell office:value-type="string">
            <text:p>Z4</text:p>
          </table:table-cell>
          <table:table-cell office:value-type="string">
            <text:p>2020.05.13 07:3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06">
            <text:p>69.406</text:p>
          </table:table-cell>
          <table:table-cell office:value-type="string">
            <text:p>Z2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string">
            <text:p>2020.05.13 07:4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.1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float" office:value="69.307">
            <text:p>69.307</text:p>
          </table:table-cell>
          <table:table-cell office:value-type="float" office:value="69.437">
            <text:p>69.43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69.441">
            <text:p>69.441</text:p>
          </table:table-cell>
          <table:table-cell office:value-type="string">
            <text:p>Z4</text:p>
          </table:table-cell>
          <table:table-cell office:value-type="string">
            <text:p>2020.05.13 14:2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1">
            <text:p>69.521</text:p>
          </table:table-cell>
          <table:table-cell office:value-type="string">
            <text:p>Z1</text:p>
          </table:table-cell>
          <table:table-cell office:value-type="float" office:value="69.391">
            <text:p>69.391</text:p>
          </table:table-cell>
          <table:table-cell office:value-type="float" office:value="69.521">
            <text:p>69.52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string">
            <text:p>Z3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83">
            <text:p>69.18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25</text:p>
          </table:table-cell>
          <table:table-cell table:style-name="ce4" office:value-type="string">
            <text:p>TP</text:p>
          </table:table-cell>
          <table:table-cell table:style-name="ce26" office:value-type="float" office:value="69.263">
            <text:p>69.263</text:p>
          </table:table-cell>
          <table:table-cell table:style-name="ce27" office:value-type="string">
            <text:p>Z4</text:p>
          </table:table-cell>
          <table:table-cell table:style-name="ce28" office:value-type="float" office:value="69.133">
            <text:p>69.133</text:p>
          </table:table-cell>
          <table:table-cell table:style-name="ce26"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5</text:p>
          </table:table-cell>
          <table:table-cell office:value-type="float" office:value="61">
            <text:p>61</text:p>
          </table:table-cell>
          <table:table-cell office:value-type="float" office:value="69.334">
            <text:p>69.334</text:p>
          </table:table-cell>
          <table:table-cell office:value-type="string">
            <text:p>Z3</text:p>
          </table:table-cell>
          <table:table-cell office:value-type="string">
            <text:p>2020.05.13 05:10</text:p>
          </table:table-cell>
          <table:table-cell office:value-type="string">
            <text:p>TP</text:p>
          </table:table-cell>
          <table:table-cell office:value-type="float" office:value="69.329">
            <text:p>69.329</text:p>
          </table:table-cell>
          <table:table-cell office:value-type="string">
            <text:p>Z3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69.339">
            <text:p>69.339</text:p>
          </table:table-cell>
          <table:table-cell office:value-type="string">
            <text:p>Z5</text:p>
          </table:table-cell>
          <table:table-cell office:value-type="string">
            <text:p>2020.05.13 09:00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69.352">
            <text:p>69.352</text:p>
          </table:table-cell>
          <table:table-cell office:value-type="string">
            <text:p>Z5</text:p>
          </table:table-cell>
          <table:table-cell office:value-type="string">
            <text:p>2020.05.13 09:0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2">
            <text:p>69.432</text:p>
          </table:table-cell>
          <table:table-cell office:value-type="string">
            <text:p>Z2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1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82">
            <text:p>0.082</text:p>
          </table:table-cell>
          <table:table-cell table:number-columns-repeated="100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string">
            <text:p>2020.05.13 12:1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85">
            <text:p>0.085</text:p>
          </table:table-cell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2:3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97">
            <text:p>0.097</text:p>
          </table:table-cell>
          <table:table-cell table:number-columns-repeated="100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69.336">
            <text:p>69.336</text:p>
          </table:table-cell>
          <table:table-cell office:value-type="string">
            <text:p>Z4</text:p>
          </table:table-cell>
          <table:table-cell office:value-type="string">
            <text:p>2020.05.13 12:3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98">
            <text:p>0.098</text:p>
          </table:table-cell>
          <table:table-cell table:number-columns-repeated="100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string">
            <text:p>2020.05.13 12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103">
            <text:p>0.103</text:p>
          </table:table-cell>
          <table:table-cell table:number-columns-repeated="100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69.31">
            <text:p>69.31</text:p>
          </table:table-cell>
          <table:table-cell office:value-type="string">
            <text:p>Z4</text:p>
          </table:table-cell>
          <table:table-cell office:value-type="string">
            <text:p>2020.05.13 12:0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124">
            <text:p>0.124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3 05:1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133">
            <text:p>0.133</text:p>
          </table:table-cell>
          <table:table-cell table:number-columns-repeated="100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69.59">
            <text:p>69.59</text:p>
          </table:table-cell>
          <table:table-cell office:value-type="string">
            <text:p>Z1</text:p>
          </table:table-cell>
          <table:table-cell office:value-type="string">
            <text:p>2020.05.13 14:3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006">
            <text:p>0.006</text:p>
          </table:table-cell>
          <table:table-cell office:value-type="float" office:value="0.136">
            <text:p>0.136</text:p>
          </table:table-cell>
          <table:table-cell table:number-columns-repeated="100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9.277">
            <text:p>69.277</text:p>
          </table:table-cell>
          <table:table-cell office:value-type="string">
            <text:p>Z5</text:p>
          </table:table-cell>
          <table:table-cell office:value-type="string">
            <text:p>2020.05.13 07:2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1">
            <text:p>0.021</text:p>
          </table:table-cell>
          <table:table-cell office:value-type="float" office:value="0.151">
            <text:p>0.151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9.274">
            <text:p>69.274</text:p>
          </table:table-cell>
          <table:table-cell office:value-type="string">
            <text:p>Z5</text:p>
          </table:table-cell>
          <table:table-cell office:value-type="string">
            <text:p>2020.05.13 07:2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4">
            <text:p>0.024</text:p>
          </table:table-cell>
          <table:table-cell office:value-type="float" office:value="0.154">
            <text:p>0.154</text:p>
          </table:table-cell>
          <table:table-cell table:number-columns-repeated="100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9.192">
            <text:p>69.19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2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</text:p>
          </table:table-cell>
          <table:table-cell table:style-name="ce26" office:value-type="float" office:value="69.351">
            <text:p>69.351</text:p>
          </table:table-cell>
          <table:table-cell table:style-name="ce27" office:value-type="string">
            <text:p>Z3</text:p>
          </table:table-cell>
          <table:table-cell table:style-name="ce28" office:value-type="float" office:value="69.221">
            <text:p>69.221</text:p>
          </table:table-cell>
          <table:table-cell table:style-name="ce26"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9.232">
            <text:p>69.232</text:p>
          </table:table-cell>
          <table:table-cell office:value-type="string">
            <text:p>Z6</text:p>
          </table:table-cell>
          <table:table-cell office:value-type="string">
            <text:p>2020.05.13 07:1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66">
            <text:p>0.066</text:p>
          </table:table-cell>
          <table:table-cell office:value-type="float" office:value="0.196">
            <text:p>0.196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 table:number-columns-repeated="100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69.477">
            <text:p>69.477</text:p>
          </table:table-cell>
          <table:table-cell office:value-type="string">
            <text:p>Z2</text:p>
          </table:table-cell>
          <table:table-cell office:value-type="string">
            <text:p>2020.05.13 14:1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69.477">
            <text:p>69.477</text:p>
          </table:table-cell>
          <table:table-cell office:value-type="string">
            <text:p>Z3</text:p>
          </table:table-cell>
          <table:table-cell office:value-type="string">
            <text:p>2020.05.13 14:2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108])" office:value-type="float" office:value="81">
            <text:p>81</text:p>
          </table:table-cell>
          <table:table-cell table:style-name="ce4" table:number-columns-repeated="7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67];&quot;&lt;0&quot;)" office:value-type="float" office:value="40">
            <text:p>40</text:p>
          </table:table-cell>
          <table:table-cell table:style-name="ce17" table:formula="of:=[.O3]/[.$O$2]" office:value-type="percentage" office:value="0.493827160493827">
            <text:p>49.4%</text:p>
          </table:table-cell>
          <table:table-cell table:style-name="ce4"/>
          <table:table-cell table:style-name="Default" table:number-columns-repeated="5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5475">
            <text:p>69.4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68:.P108];&quot;&gt;=0&quot;)" office:value-type="float" office:value="41">
            <text:p>41</text:p>
          </table:table-cell>
          <table:table-cell table:style-name="ce17" table:formula="of:=[.O4]/[.$O$2]" office:value-type="percentage" office:value="0.506172839506173">
            <text:p>50.6%</text:p>
          </table:table-cell>
          <table:table-cell table:style-name="ce12"/>
          <table:table-cell table:style-name="Default" table:number-columns-repeated="5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417">
            <text:p>69.417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67])" office:value-type="float" office:value="-2">
            <text:p>-2.000</text:p>
          </table:table-cell>
          <table:table-cell table:style-name="ce4" table:number-columns-repeated="7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271">
            <text:p>69.271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68:.P108])" office:value-type="float" office:value="2.039">
            <text:p>2.039</text:p>
          </table:table-cell>
          <table:table-cell table:style-name="ce12" table:number-columns-repeated="2"/>
          <table:table-cell table:style-name="ce4" table:number-columns-repeated="5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6">
            <text:p>69.36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0.0390000000000001">
            <text:p>0.039</text:p>
          </table:table-cell>
          <table:table-cell table:style-name="ce4" table:number-columns-repeated="7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8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4">
          <table:table-cell table:number-columns-repeated="13"/>
          <table:table-cell table:style-name="ce10" office:value-type="string">
            <text:p>loss</text:p>
          </table:table-cell>
          <table:table-cell table:style-name="ce4" table:formula="of:=[.O3]" office:value-type="float" office:value="40">
            <text:p>40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67];&quot;=&quot;&amp;[.$N10])" office:value-type="float" office:value="3">
            <text:p>3</text:p>
          </table:table-cell>
          <table:table-cell table:style-name="ce4" table:formula="of:=COUNTIF([.$D$68:.$D$108];&quot;=&quot;&amp;[.$N10])" office:value-type="float" office:value="0">
            <text:p>0</text:p>
          </table:table-cell>
          <table:table-cell table:style-name="ce19" table:formula="of:=[.P10]/SUM([.O10:.P10])" office:value-type="percentage" office:value="0">
            <text:p>0.00%</text:p>
          </table:table-cell>
          <table:table-cell table:style-name="ce20" table:formula="of:=SUMIF([.$D$68:.$D$108];&quot;=&quot;&amp;[.$N10];[.$P$68:.$P$108])" office:value-type="float" office:value="0">
            <text:p>0.000</text:p>
          </table:table-cell>
          <table:table-cell table:style-name="ce20" table:formula="of:=IF([.P10]&lt;&gt;0;[.R10]/[.P10];&quot;-&quot;)" office:value-type="string" office:string-value="-">
            <text:p>-</text:p>
          </table:table-cell>
          <table:table-cell table:style-name="ce20" table:formula="of:=SUMIF([.$D$28:.$D$67];&quot;=&quot;&amp;[.$N10];[.$P$28:.$P$67])" office:value-type="float" office:value="-0.15">
            <text:p>-0.15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-0.15">
            <text:p>-0.150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67];&quot;=&quot;&amp;[.$N11])" office:value-type="float" office:value="10">
            <text:p>10</text:p>
          </table:table-cell>
          <table:table-cell table:style-name="ce4" table:formula="of:=COUNTIF([.$D$68:.$D$108];&quot;=&quot;&amp;[.$N11])" office:value-type="float" office:value="3">
            <text:p>3</text:p>
          </table:table-cell>
          <table:table-cell table:style-name="ce19" table:formula="of:=[.P11]/SUM([.O11:.P11])" office:value-type="percentage" office:value="0.230769230769231">
            <text:p>23.08%</text:p>
          </table:table-cell>
          <table:table-cell table:style-name="ce20" table:formula="of:=SUMIF([.$D$68:.$D$108];&quot;=&quot;&amp;[.$N11];[.$P$68:.$P$108])" office:value-type="float" office:value="0.067">
            <text:p>0.067</text:p>
          </table:table-cell>
          <table:table-cell table:style-name="ce20" table:formula="of:=IF([.P11]&lt;&gt;0;[.R11]/[.P11];&quot;-&quot;)" office:value-type="float" office:value="0.0223333333333333">
            <text:p>0.022</text:p>
          </table:table-cell>
          <table:table-cell table:style-name="ce20" table:formula="of:=SUMIF([.$D$28:.$D$67];&quot;=&quot;&amp;[.$N11];[.$P$28:.$P$67])" office:value-type="float" office:value="-0.5">
            <text:p>-0.5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433">
            <text:p>-0.433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67];&quot;=&quot;&amp;[.$N12])" office:value-type="float" office:value="19">
            <text:p>19</text:p>
          </table:table-cell>
          <table:table-cell table:style-name="ce4" table:formula="of:=COUNTIF([.$D$68:.$D$108];&quot;=&quot;&amp;[.$N12])" office:value-type="float" office:value="11">
            <text:p>11</text:p>
          </table:table-cell>
          <table:table-cell table:style-name="ce19" table:formula="of:=[.P12]/SUM([.O12:.P12])" office:value-type="percentage" office:value="0.366666666666667">
            <text:p>36.67%</text:p>
          </table:table-cell>
          <table:table-cell table:style-name="ce20" table:formula="of:=SUMIF([.$D$68:.$D$108];&quot;=&quot;&amp;[.$N12];[.$P$68:.$P$108])" office:value-type="float" office:value="0.504">
            <text:p>0.504</text:p>
          </table:table-cell>
          <table:table-cell table:style-name="ce20" table:formula="of:=IF([.P12]&lt;&gt;0;[.R12]/[.P12];&quot;-&quot;)" office:value-type="float" office:value="0.0458181818181818">
            <text:p>0.046</text:p>
          </table:table-cell>
          <table:table-cell table:style-name="ce20" table:formula="of:=SUMIF([.$D$28:.$D$67];&quot;=&quot;&amp;[.$N12];[.$P$28:.$P$67])" office:value-type="float" office:value="-0.95">
            <text:p>-0.9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0.446">
            <text:p>-0.446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67];&quot;=&quot;&amp;[.$N13])" office:value-type="float" office:value="2">
            <text:p>2</text:p>
          </table:table-cell>
          <table:table-cell table:style-name="ce4" table:formula="of:=COUNTIF([.$D$68:.$D$108];&quot;=&quot;&amp;[.$N13])" office:value-type="float" office:value="17">
            <text:p>17</text:p>
          </table:table-cell>
          <table:table-cell table:style-name="ce19" table:formula="of:=[.P13]/SUM([.O13:.P13])" office:value-type="percentage" office:value="0.894736842105263">
            <text:p>89.47%</text:p>
          </table:table-cell>
          <table:table-cell table:style-name="ce20" table:formula="of:=SUMIF([.$D$68:.$D$108];&quot;=&quot;&amp;[.$N13];[.$P$68:.$P$108])" office:value-type="float" office:value="0.711">
            <text:p>0.711</text:p>
          </table:table-cell>
          <table:table-cell table:style-name="ce20" table:formula="of:=IF([.P13]&lt;&gt;0;[.R13]/[.P13];&quot;-&quot;)" office:value-type="float" office:value="0.0418235294117647">
            <text:p>0.042</text:p>
          </table:table-cell>
          <table:table-cell table:style-name="ce20" table:formula="of:=SUMIF([.$D$28:.$D$67];&quot;=&quot;&amp;[.$N13];[.$P$28:.$P$67])" office:value-type="float" office:value="-0.1">
            <text:p>-0.1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611">
            <text:p>0.611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67];&quot;=&quot;&amp;[.$N14])" office:value-type="float" office:value="5">
            <text:p>5</text:p>
          </table:table-cell>
          <table:table-cell table:style-name="ce4" table:formula="of:=COUNTIF([.$D$68:.$D$108];&quot;=&quot;&amp;[.$N14])" office:value-type="float" office:value="9">
            <text:p>9</text:p>
          </table:table-cell>
          <table:table-cell table:style-name="ce19" table:formula="of:=[.P14]/SUM([.O14:.P14])" office:value-type="percentage" office:value="0.642857142857143">
            <text:p>64.29%</text:p>
          </table:table-cell>
          <table:table-cell table:style-name="ce20" table:formula="of:=SUMIF([.$D$68:.$D$108];&quot;=&quot;&amp;[.$N14];[.$P$68:.$P$108])" office:value-type="float" office:value="0.729">
            <text:p>0.729</text:p>
          </table:table-cell>
          <table:table-cell table:style-name="ce20" table:formula="of:=IF([.P14]&lt;&gt;0;[.R14]/[.P14];&quot;-&quot;)" office:value-type="float" office:value="0.081">
            <text:p>0.081</text:p>
          </table:table-cell>
          <table:table-cell table:style-name="ce20" table:formula="of:=SUMIF([.$D$28:.$D$67];&quot;=&quot;&amp;[.$N14];[.$P$28:.$P$67])" office:value-type="float" office:value="-0.25">
            <text:p>-0.2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479">
            <text:p>0.479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office:value-type="string">
            <text:p>[07/22/2020 16:28:02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67];&quot;=&quot;&amp;[.$N15])" office:value-type="float" office:value="1">
            <text:p>1</text:p>
          </table:table-cell>
          <table:table-cell table:style-name="ce4" table:formula="of:=COUNTIF([.$D$68:.$D$108];&quot;=&quot;&amp;[.$N15])" office:value-type="float" office:value="1">
            <text:p>1</text:p>
          </table:table-cell>
          <table:table-cell table:style-name="ce19" table:formula="of:=[.P15]/SUM([.O15:.P15])" office:value-type="percentage" office:value="0.5">
            <text:p>50.00%</text:p>
          </table:table-cell>
          <table:table-cell table:style-name="ce20" table:formula="of:=SUMIF([.$D$68:.$D$108];&quot;=&quot;&amp;[.$N15];[.$P$68:.$P$108])" office:value-type="float" office:value="0.028">
            <text:p>0.028</text:p>
          </table:table-cell>
          <table:table-cell table:style-name="ce20" table:formula="of:=IF([.P15]&lt;&gt;0;[.R15]/[.P15];&quot;-&quot;)" office:value-type="float" office:value="0.028">
            <text:p>0.028</text:p>
          </table:table-cell>
          <table:table-cell table:style-name="ce20" table:formula="of:=SUMIF([.$D$28:.$D$67];&quot;=&quot;&amp;[.$N15];[.$P$28:.$P$67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-0.022">
            <text:p>-0.022</text:p>
          </table:table-cell>
          <table:table-cell table:number-columns-repeated="1002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40">
            <text:p>40</text:p>
          </table:table-cell>
          <table:table-cell table:formula="of:=SUM([.P10:.P15])" office:value-type="float" office:value="41">
            <text:p>41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2_162715_813755).dat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 table:number-columns-repeated="6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08])" office:value-type="string" office:string-value="$P$108">
            <text:p>$P$108</text:p>
          </table:table-cell>
          <table:table-cell table:style-name="Default" table:number-columns-repeated="6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998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67])" office:value-type="string" office:string-value="$P$67">
            <text:p>$P$67</text:p>
          </table:table-cell>
          <table:table-cell table:style-name="Default" table:number-columns-repeated="6"/>
          <table:table-cell table:number-columns-repeated="2"/>
          <table:table-cell office:value-type="string">
            <text:p>L20:L39</text:p>
          </table:table-cell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68])" office:value-type="string" office:string-value="$P$68">
            <text:p>$P$68</text:p>
          </table:table-cell>
          <table:table-cell table:style-name="ce15" table:formula="of:=CELL(&quot;address&quot;;[.P108])" office:value-type="string" office:string-value="$P$108">
            <text:p>$P$108</text:p>
          </table:table-cell>
          <table:table-cell table:style-name="Default" table:number-columns-repeated="6"/>
          <table:table-cell table:number-columns-repeated="2"/>
          <table:table-cell table:formula="of:=AREAS([.Y19])"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,[.V8])" office:value-type="string" office:string-value="エラー:508">
            <text:p>エラー:508</text:p>
          </table:table-cell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formula="of:=CONCATENATE([.Y23];&quot;:&quot;;[.Y22])" office:value-type="string" office:string-value="$Y$19:$P$3">
            <text:p>$Y$19:$P$3</text:p>
          </table:table-cell>
          <table:table-cell table:number-columns-repeated="998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8"/>
          <table:table-cell table:formula="of:=CELL(&quot;address&quot;;[.Y19])" office:value-type="string" office:string-value="$Y$19">
            <text:p>$Y$19</text:p>
          </table:table-cell>
          <table:table-cell table:formula="of:=SUM([.Z22])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$sumOf_Plus</text:p>
          </table:table-cell>
          <table:table-cell office:value-type="float" office:value="1.104">
            <text:p>1.104</text:p>
          </table:table-cell>
          <table:table-cell table:number-columns-repeated="22"/>
          <table:table-cell table:formula="of:=CELL(&quot;address&quot;;[.Y19])" office:value-type="string" office:string-value="$Y$19">
            <text:p>$Y$19</text:p>
          </table:table-cell>
          <table:table-cell table:number-columns-repeated="999"/>
        </table:table-row>
        <table:table-row table:style-name="ro1">
          <table:table-cell office:value-type="string">
            <text:p>$sumOf_Minus</text:p>
          </table:table-cell>
          <table:table-cell office:value-type="float" office:value="-2">
            <text:p>-2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7"/>
          <table:table-cell office:value-type="string">
            <text:p>“address”</text:p>
          </table:table-cell>
          <table:table-cell table:number-columns-repeated="999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7"/>
          <table:table-cell office:value-type="string">
            <text:p>U1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1" draw:text-style-name="P1" svg:width="2.899cm" svg:height="0.669cm" svg:x="31.468cm" svg:y="12.888cm" draw:caption-point-x="-0.61cm" draw:caption-point-y="1.518cm">
              <dc:creator>ik</dc:creator>
              <dc:date>2020-06-30T00:00:00</dc:date>
              <text:p text:style-name="P1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8"/>
          <table:table-cell table:formula="of:=CONCATENATE([.Y25];&quot;;&quot;;[.Y26])" office:value-type="string" office:string-value="“address”;U13">
            <text:p>“address”;U13</text:p>
          </table:table-cell>
          <table:table-cell table:number-columns-repeated="99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2"/>
          <table:table-cell table:formula="of:=CELL([.Y27])" office:value-type="float" office:value="0">
            <text:p>エラー:502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458">
            <text:p>69.458</text:p>
          </table:table-cell>
          <table:table-cell office:value-type="string">
            <text:p>Z1</text:p>
          </table:table-cell>
          <table:table-cell office:value-type="string">
            <text:p>2020.05.13 05:4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399">
            <text:p>69.399</text:p>
          </table:table-cell>
          <table:table-cell office:value-type="string">
            <text:p>Z2</text:p>
          </table:table-cell>
          <table:table-cell office:value-type="string">
            <text:p>2020.05.13 00:5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10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float" office:value="69.347">
            <text:p>69.347</text:p>
          </table:table-cell>
          <table:table-cell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395">
            <text:p>69.395</text:p>
          </table:table-cell>
          <table:table-cell office:value-type="string">
            <text:p>Z2</text:p>
          </table:table-cell>
          <table:table-cell office:value-type="string">
            <text:p>2020.05.13 01:1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5">
            <text:p>69.345</text:p>
          </table:table-cell>
          <table:table-cell office:value-type="string">
            <text:p>Z4</text:p>
          </table:table-cell>
          <table:table-cell office:value-type="float" office:value="69.345">
            <text:p>69.345</text:p>
          </table:table-cell>
          <table:table-cell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25">
            <text:p>69.42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5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2:05</text:p>
          </table:table-cell>
          <table:table-cell table:style-name="ce4" office:value-type="string">
            <text:p>SL</text:p>
          </table:table-cell>
          <table:table-cell table:style-name="ce29" office:value-type="float" office:value="69.375">
            <text:p>69.375</text:p>
          </table:table-cell>
          <table:table-cell table:style-name="ce30" office:value-type="string">
            <text:p>Z4</text:p>
          </table:table-cell>
          <table:table-cell table:style-name="ce31" office:value-type="float" office:value="69.375">
            <text:p>69.375</text:p>
          </table:table-cell>
          <table:table-cell table:style-name="ce29"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3:4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3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9.408">
            <text:p>69.408</text:p>
          </table:table-cell>
          <table:table-cell office:value-type="string">
            <text:p>Z2</text:p>
          </table:table-cell>
          <table:table-cell office:value-type="string">
            <text:p>2020.05.13 03:5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.1</text:p>
          </table:table-cell>
          <table:table-cell office:value-type="float" office:value="69.358">
            <text:p>69.358</text:p>
          </table:table-cell>
          <table:table-cell office:value-type="string">
            <text:p>Z3</text:p>
          </table:table-cell>
          <table:table-cell office:value-type="float" office:value="69.358">
            <text:p>69.358</text:p>
          </table:table-cell>
          <table:table-cell office:value-type="float" office:value="69.488">
            <text:p>69.48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string">
            <text:p>2020.05.13 05:3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45">
            <text:p>69.45</text:p>
          </table:table-cell>
          <table:table-cell office:value-type="string">
            <text:p>Z2</text:p>
          </table:table-cell>
          <table:table-cell office:value-type="string">
            <text:p>2020.05.13 05:4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">
            <text:p>69.4</text:p>
          </table:table-cell>
          <table:table-cell office:value-type="string">
            <text:p>Z3</text:p>
          </table:table-cell>
          <table:table-cell office:value-type="float" office:value="69.4">
            <text:p>69.4</text:p>
          </table:table-cell>
          <table:table-cell office:value-type="float" office:value="69.53">
            <text:p>69.5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5:50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float" office:value="69.384">
            <text:p>69.384</text:p>
          </table:table-cell>
          <table:table-cell office:value-type="float" office:value="69.514">
            <text:p>69.51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431">
            <text:p>69.431</text:p>
          </table:table-cell>
          <table:table-cell office:value-type="string">
            <text:p>Z2</text:p>
          </table:table-cell>
          <table:table-cell office:value-type="string">
            <text:p>2020.05.13 06:4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float" office:value="69.381">
            <text:p>69.381</text:p>
          </table:table-cell>
          <table:table-cell office:value-type="float" office:value="69.511">
            <text:p>69.5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412">
            <text:p>69.412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9.347">
            <text:p>69.347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10</text:p>
          </table:table-cell>
          <table:table-cell table:style-name="ce4" office:value-type="string">
            <text:p>SL</text:p>
          </table:table-cell>
          <table:table-cell table:style-name="ce29" office:value-type="float" office:value="69.362">
            <text:p>69.362</text:p>
          </table:table-cell>
          <table:table-cell table:style-name="ce30" office:value-type="string">
            <text:p>Z5</text:p>
          </table:table-cell>
          <table:table-cell table:style-name="ce31" office:value-type="float" office:value="69.362">
            <text:p>69.362</text:p>
          </table:table-cell>
          <table:table-cell table:style-name="ce29"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69.384">
            <text:p>69.38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3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29" office:value-type="float" office:value="69.334">
            <text:p>69.334</text:p>
          </table:table-cell>
          <table:table-cell table:style-name="ce30" office:value-type="string">
            <text:p>Z5</text:p>
          </table:table-cell>
          <table:table-cell table:style-name="ce31" office:value-type="float" office:value="69.334">
            <text:p>69.334</text:p>
          </table:table-cell>
          <table:table-cell table:style-name="ce29"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3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.1</text:p>
          </table:table-cell>
          <table:table-cell table:style-name="ce29" office:value-type="float" office:value="69.344">
            <text:p>69.344</text:p>
          </table:table-cell>
          <table:table-cell table:style-name="ce30" office:value-type="string">
            <text:p>Z5</text:p>
          </table:table-cell>
          <table:table-cell table:style-name="ce31" office:value-type="float" office:value="69.344">
            <text:p>69.344</text:p>
          </table:table-cell>
          <table:table-cell table:style-name="ce29"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336">
            <text:p>69.336</text:p>
          </table:table-cell>
          <table:table-cell office:value-type="string">
            <text:p>Z3</text:p>
          </table:table-cell>
          <table:table-cell office:value-type="string">
            <text:p>2020.05.13 03:5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4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4:00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09">
            <text:p>69.309</text:p>
          </table:table-cell>
          <table:table-cell office:value-type="string">
            <text:p>Z3</text:p>
          </table:table-cell>
          <table:table-cell office:value-type="float" office:value="69.309">
            <text:p>69.309</text:p>
          </table:table-cell>
          <table:table-cell office:value-type="float" office:value="69.439">
            <text:p>69.43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4:05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31">
            <text:p>69.31</text:p>
          </table:table-cell>
          <table:table-cell office:value-type="float" office:value="69.44">
            <text:p>69.4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9.321">
            <text:p>69.32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9.299">
            <text:p>69.299</text:p>
          </table:table-cell>
          <table:table-cell office:value-type="string">
            <text:p>Z3</text:p>
          </table:table-cell>
          <table:table-cell office:value-type="string">
            <text:p>2020.05.13 04:1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.1</text:p>
          </table:table-cell>
          <table:table-cell office:value-type="float" office:value="69.249">
            <text:p>69.249</text:p>
          </table:table-cell>
          <table:table-cell office:value-type="string">
            <text:p>Z4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316">
            <text:p>69.316</text:p>
          </table:table-cell>
          <table:table-cell office:value-type="string">
            <text:p>Z3</text:p>
          </table:table-cell>
          <table:table-cell office:value-type="string">
            <text:p>2020.05.13 04:3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string">
            <text:p>2020.05.13 04:3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312">
            <text:p>69.312</text:p>
          </table:table-cell>
          <table:table-cell office:value-type="string">
            <text:p>Z3</text:p>
          </table:table-cell>
          <table:table-cell office:value-type="string">
            <text:p>2020.05.13 04:4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.1</text:p>
          </table:table-cell>
          <table:table-cell office:value-type="float" office:value="69.262">
            <text:p>69.262</text:p>
          </table:table-cell>
          <table:table-cell office:value-type="string">
            <text:p>Z4</text:p>
          </table:table-cell>
          <table:table-cell office:value-type="float" office:value="69.262">
            <text:p>69.262</text:p>
          </table:table-cell>
          <table:table-cell office:value-type="float" office:value="69.392">
            <text:p>69.3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4:5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5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52">
            <text:p>69.352</text:p>
          </table:table-cell>
          <table:table-cell office:value-type="string">
            <text:p>Z3</text:p>
          </table:table-cell>
          <table:table-cell office:value-type="string">
            <text:p>2020.05.13 05:0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.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5:5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6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393">
            <text:p>69.393</text:p>
          </table:table-cell>
          <table:table-cell office:value-type="string">
            <text:p>Z3</text:p>
          </table:table-cell>
          <table:table-cell office:value-type="string">
            <text:p>2020.05.13 06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6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414">
            <text:p>69.414</text:p>
          </table:table-cell>
          <table:table-cell office:value-type="string">
            <text:p>Z3</text:p>
          </table:table-cell>
          <table:table-cell office:value-type="string">
            <text:p>2020.05.13 06:0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3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6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string">
            <text:p>2020.05.13 06:20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6:2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">
            <text:p>69.34</text:p>
          </table:table-cell>
          <table:table-cell office:value-type="string">
            <text:p>Z6</text:p>
          </table:table-cell>
          <table:table-cell office:value-type="float" office:value="69.34">
            <text:p>69.34</text:p>
          </table:table-cell>
          <table:table-cell office:value-type="float" office:value="69.47">
            <text:p>69.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2:1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</text:p>
          </table:table-cell>
          <table:table-cell table:style-name="ce29" office:value-type="float" office:value="69.319">
            <text:p>69.319</text:p>
          </table:table-cell>
          <table:table-cell table:style-name="ce30" office:value-type="string">
            <text:p>Z6</text:p>
          </table:table-cell>
          <table:table-cell table:style-name="ce31" office:value-type="float" office:value="69.319">
            <text:p>69.319</text:p>
          </table:table-cell>
          <table:table-cell table:style-name="ce29"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06:4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69.349">
            <text:p>69.34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1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</text:p>
          </table:table-cell>
          <table:table-cell table:style-name="ce29" office:value-type="float" office:value="69.299">
            <text:p>69.299</text:p>
          </table:table-cell>
          <table:table-cell table:style-name="ce30" office:value-type="string">
            <text:p>Z6</text:p>
          </table:table-cell>
          <table:table-cell table:style-name="ce31" office:value-type="float" office:value="69.299">
            <text:p>69.299</text:p>
          </table:table-cell>
          <table:table-cell table:style-name="ce29"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322">
            <text:p>69.32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.1</text:p>
          </table:table-cell>
          <table:table-cell table:style-name="ce29" office:value-type="float" office:value="69.272">
            <text:p>69.272</text:p>
          </table:table-cell>
          <table:table-cell table:style-name="ce30" office:value-type="string">
            <text:p>Z6</text:p>
          </table:table-cell>
          <table:table-cell table:style-name="ce31" office:value-type="float" office:value="69.272">
            <text:p>69.272</text:p>
          </table:table-cell>
          <table:table-cell table:style-name="ce29"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94">
            <text:p>69.29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.1</text:p>
          </table:table-cell>
          <table:table-cell table:style-name="ce29" office:value-type="float" office:value="69.244">
            <text:p>69.244</text:p>
          </table:table-cell>
          <table:table-cell table:style-name="ce30" office:value-type="string">
            <text:p>Z6</text:p>
          </table:table-cell>
          <table:table-cell table:style-name="ce31" office:value-type="float" office:value="69.244">
            <text:p>69.244</text:p>
          </table:table-cell>
          <table:table-cell table:style-name="ce29"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216">
            <text:p>69.21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141">
            <text:p>69.14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5</text:p>
          </table:table-cell>
          <table:table-cell table:style-name="ce4" office:value-type="string">
            <text:p>SL.1</text:p>
          </table:table-cell>
          <table:table-cell table:style-name="ce29" office:value-type="float" office:value="69.166">
            <text:p>69.166</text:p>
          </table:table-cell>
          <table:table-cell table:style-name="ce30" office:value-type="string">
            <text:p>Z6</text:p>
          </table:table-cell>
          <table:table-cell table:style-name="ce31" office:value-type="float" office:value="69.166">
            <text:p>69.166</text:p>
          </table:table-cell>
          <table:table-cell table:style-name="ce29"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</text:p>
          </table:table-cell>
          <table:table-cell table:style-name="ce29" office:value-type="float" office:value="69.222">
            <text:p>69.222</text:p>
          </table:table-cell>
          <table:table-cell table:style-name="ce30" office:value-type="string">
            <text:p>Z6</text:p>
          </table:table-cell>
          <table:table-cell table:style-name="ce31" office:value-type="float" office:value="69.222">
            <text:p>69.222</text:p>
          </table:table-cell>
          <table:table-cell table:style-name="ce29"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377">
            <text:p>69.37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03">
            <text:p>0.003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9.34">
            <text:p>69.3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29" office:value-type="float" office:value="69.344">
            <text:p>69.344</text:p>
          </table:table-cell>
          <table:table-cell table:style-name="ce30" office:value-type="string">
            <text:p>Z5</text:p>
          </table:table-cell>
          <table:table-cell table:style-name="ce31" office:value-type="float" office:value="69.344">
            <text:p>69.344</text:p>
          </table:table-cell>
          <table:table-cell table:style-name="ce29"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361">
            <text:p>69.361</text:p>
          </table:table-cell>
          <table:table-cell office:value-type="string">
            <text:p>Z3</text:p>
          </table:table-cell>
          <table:table-cell office:value-type="string">
            <text:p>2020.05.13 03:3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9.332">
            <text:p>69.33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29" office:value-type="float" office:value="69.344">
            <text:p>69.344</text:p>
          </table:table-cell>
          <table:table-cell table:style-name="ce30" office:value-type="string">
            <text:p>Z5</text:p>
          </table:table-cell>
          <table:table-cell table:style-name="ce31" office:value-type="float" office:value="69.344">
            <text:p>69.344</text:p>
          </table:table-cell>
          <table:table-cell table:style-name="ce29"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9.401">
            <text:p>69.40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9" office:value-type="float" office:value="69.415">
            <text:p>69.415</text:p>
          </table:table-cell>
          <table:table-cell table:style-name="ce30" office:value-type="string">
            <text:p>Z3</text:p>
          </table:table-cell>
          <table:table-cell table:style-name="ce31" office:value-type="float" office:value="69.415">
            <text:p>69.415</text:p>
          </table:table-cell>
          <table:table-cell table:style-name="ce29"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358">
            <text:p>69.358</text:p>
          </table:table-cell>
          <table:table-cell office:value-type="string">
            <text:p>Z4</text:p>
          </table:table-cell>
          <table:table-cell office:value-type="string">
            <text:p>2020.05.13 06:15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2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9" office:value-type="float" office:value="69.415">
            <text:p>69.415</text:p>
          </table:table-cell>
          <table:table-cell table:style-name="ce30" office:value-type="string">
            <text:p>Z3</text:p>
          </table:table-cell>
          <table:table-cell table:style-name="ce31" office:value-type="float" office:value="69.415">
            <text:p>69.415</text:p>
          </table:table-cell>
          <table:table-cell table:style-name="ce29"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9" office:value-type="float" office:value="69.415">
            <text:p>69.415</text:p>
          </table:table-cell>
          <table:table-cell table:style-name="ce31" office:value-type="string">
            <text:p>Z3</text:p>
          </table:table-cell>
          <table:table-cell table:style-name="ce31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9" office:value-type="float" office:value="69.369">
            <text:p>69.369</text:p>
          </table:table-cell>
          <table:table-cell table:style-name="ce30" office:value-type="string">
            <text:p>Z3</text:p>
          </table:table-cell>
          <table:table-cell table:style-name="ce31" office:value-type="float" office:value="69.369">
            <text:p>69.369</text:p>
          </table:table-cell>
          <table:table-cell table:style-name="ce29"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386">
            <text:p>69.386</text:p>
          </table:table-cell>
          <table:table-cell office:value-type="string">
            <text:p>Z2</text:p>
          </table:table-cell>
          <table:table-cell office:value-type="string">
            <text:p>2020.05.13 05:2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349">
            <text:p>69.349</text:p>
          </table:table-cell>
          <table:table-cell office:value-type="string">
            <text:p>Z3</text:p>
          </table:table-cell>
          <table:table-cell office:value-type="string">
            <text:p>2020.05.13 03:4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242">
            <text:p>69.242</text:p>
          </table:table-cell>
          <table:table-cell office:value-type="string">
            <text:p>Z4</text:p>
          </table:table-cell>
          <table:table-cell office:value-type="string">
            <text:p>2020.05.13 04:2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.272">
            <text:p>69.272</text:p>
          </table:table-cell>
          <table:table-cell office:value-type="string">
            <text:p>Z4</text:p>
          </table:table-cell>
          <table:table-cell office:value-type="string">
            <text:p>2020.05.13 04:5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table:style-name="ce16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388">
            <text:p>69.388</text:p>
          </table:table-cell>
          <table:table-cell office:value-type="string">
            <text:p>Z2</text:p>
          </table:table-cell>
          <table:table-cell office:value-type="string">
            <text:p>2020.05.13 00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69.14">
            <text:p>69.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3:0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36">
            <text:p>69.13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string">
            <text:p>SL</text:p>
          </table:table-cell>
          <table:table-cell table:style-name="ce29" office:value-type="float" office:value="69.168">
            <text:p>69.168</text:p>
          </table:table-cell>
          <table:table-cell table:style-name="ce30" office:value-type="string">
            <text:p>Z5</text:p>
          </table:table-cell>
          <table:table-cell table:style-name="ce31" office:value-type="float" office:value="69.168">
            <text:p>69.168</text:p>
          </table:table-cell>
          <table:table-cell table:style-name="ce29"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9" office:value-type="float" office:value="69.369">
            <text:p>69.369</text:p>
          </table:table-cell>
          <table:table-cell table:style-name="ce30" office:value-type="string">
            <text:p>Z3</text:p>
          </table:table-cell>
          <table:table-cell table:style-name="ce31" office:value-type="float" office:value="69.369">
            <text:p>69.369</text:p>
          </table:table-cell>
          <table:table-cell table:style-name="ce29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9.335">
            <text:p>69.335</text:p>
          </table:table-cell>
          <table:table-cell office:value-type="string">
            <text:p>Z4</text:p>
          </table:table-cell>
          <table:table-cell office:value-type="string">
            <text:p>2020.05.13 00:3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00:3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324">
            <text:p>69.324</text:p>
          </table:table-cell>
          <table:table-cell office:value-type="string">
            <text:p>Z4</text:p>
          </table:table-cell>
          <table:table-cell office:value-type="string">
            <text:p>2020.05.13 00:4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9.251">
            <text:p>69.251</text:p>
          </table:table-cell>
          <table:table-cell office:value-type="string">
            <text:p>Z4</text:p>
          </table:table-cell>
          <table:table-cell office:value-type="string">
            <text:p>2020.05.13 04:4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9" office:value-type="float" office:value="69.369">
            <text:p>69.369</text:p>
          </table:table-cell>
          <table:table-cell table:style-name="ce30" office:value-type="string">
            <text:p>Z3</text:p>
          </table:table-cell>
          <table:table-cell table:style-name="ce31" office:value-type="float" office:value="69.369">
            <text:p>69.369</text:p>
          </table:table-cell>
          <table:table-cell table:style-name="ce29"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9" office:value-type="float" office:value="69.369">
            <text:p>69.369</text:p>
          </table:table-cell>
          <table:table-cell table:style-name="ce30" office:value-type="string">
            <text:p>Z3</text:p>
          </table:table-cell>
          <table:table-cell table:style-name="ce31" office:value-type="float" office:value="69.369">
            <text:p>69.369</text:p>
          </table:table-cell>
          <table:table-cell table:style-name="ce29"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.357">
            <text:p>69.357</text:p>
          </table:table-cell>
          <table:table-cell office:value-type="string">
            <text:p>Z3</text:p>
          </table:table-cell>
          <table:table-cell office:value-type="string">
            <text:p>2020.05.13 05:3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51">
            <text:p>0.05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5:1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77">
            <text:p>0.07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1:20</text:p>
          </table:table-cell>
          <table:table-cell office:value-type="float" office:value="22">
            <text:p>22</text:p>
          </table:table-cell>
          <table:table-cell office:value-type="float" office:value="69.465">
            <text:p>69.465</text:p>
          </table:table-cell>
          <table:table-cell office:value-type="string">
            <text:p>Z1</text:p>
          </table:table-cell>
          <table:table-cell office:value-type="string">
            <text:p>2020.05.13 01:55</text:p>
          </table:table-cell>
          <table:table-cell office:value-type="string">
            <text:p>TP</text:p>
          </table:table-cell>
          <table:table-cell office:value-type="float" office:value="69.457">
            <text:p>69.457</text:p>
          </table:table-cell>
          <table:table-cell office:value-type="string">
            <text:p>Z1</text:p>
          </table:table-cell>
          <table:table-cell office:value-type="float" office:value="69.327">
            <text:p>69.327</text:p>
          </table:table-cell>
          <table:table-cell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339">
            <text:p>69.339</text:p>
          </table:table-cell>
          <table:table-cell office:value-type="string">
            <text:p>Z3</text:p>
          </table:table-cell>
          <table:table-cell office:value-type="string">
            <text:p>2020.05.13 05:20</text:p>
          </table:table-cell>
          <table:table-cell office:value-type="float" office:value="65">
            <text:p>65</text:p>
          </table:table-cell>
          <table:table-cell office:value-type="float" office:value="69.42">
            <text:p>69.42</text:p>
          </table:table-cell>
          <table:table-cell office:value-type="string">
            <text:p>Z1</text:p>
          </table:table-cell>
          <table:table-cell office:value-type="string">
            <text:p>2020.05.13 05:3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1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3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.1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string">
            <text:p>Z3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83">
            <text:p>69.18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25</text:p>
          </table:table-cell>
          <table:table-cell table:style-name="ce4" office:value-type="string">
            <text:p>TP</text:p>
          </table:table-cell>
          <table:table-cell table:style-name="ce29" office:value-type="float" office:value="69.263">
            <text:p>69.263</text:p>
          </table:table-cell>
          <table:table-cell table:style-name="ce30" office:value-type="string">
            <text:p>Z4</text:p>
          </table:table-cell>
          <table:table-cell table:style-name="ce31" office:value-type="float" office:value="69.133">
            <text:p>69.133</text:p>
          </table:table-cell>
          <table:table-cell table:style-name="ce29"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5</text:p>
          </table:table-cell>
          <table:table-cell office:value-type="float" office:value="61">
            <text:p>61</text:p>
          </table:table-cell>
          <table:table-cell office:value-type="float" office:value="69.334">
            <text:p>69.334</text:p>
          </table:table-cell>
          <table:table-cell office:value-type="string">
            <text:p>Z3</text:p>
          </table:table-cell>
          <table:table-cell office:value-type="string">
            <text:p>2020.05.13 05:10</text:p>
          </table:table-cell>
          <table:table-cell office:value-type="string">
            <text:p>TP</text:p>
          </table:table-cell>
          <table:table-cell office:value-type="float" office:value="69.329">
            <text:p>69.329</text:p>
          </table:table-cell>
          <table:table-cell office:value-type="string">
            <text:p>Z3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3 05:1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133">
            <text:p>0.133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 table:number-columns-repeated="100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68])" office:value-type="float" office:value="41">
            <text:p>41</text:p>
          </table:table-cell>
          <table:table-cell table:style-name="ce4" table:number-columns-repeated="7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68];&quot;&lt;0&quot;)" office:value-type="float" office:value="16">
            <text:p>16</text:p>
          </table:table-cell>
          <table:table-cell table:style-name="ce17" table:formula="of:=[.O3]/[.$O$2]" office:value-type="percentage" office:value="0.390243902439024">
            <text:p>39.0%</text:p>
          </table:table-cell>
          <table:table-cell table:style-name="ce4"/>
          <table:table-cell table:style-name="Default" table:number-columns-repeated="5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227">
            <text:p>69.3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28:.P68];&quot;&gt;=0&quot;)" office:value-type="float" office:value="25">
            <text:p>25</text:p>
          </table:table-cell>
          <table:table-cell table:style-name="ce17" table:formula="of:=[.O4]/[.$O$2]" office:value-type="percentage" office:value="0.609756097560976">
            <text:p>61.0%</text:p>
          </table:table-cell>
          <table:table-cell table:style-name="ce12"/>
          <table:table-cell table:style-name="Default" table:number-columns-repeated="5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417">
            <text:p>69.417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IF([.P28:.P68];&quot;&gt;=0&quot;)" office:value-type="float" office:value="1.346">
            <text:p>1.346</text:p>
          </table:table-cell>
          <table:table-cell table:style-name="ce4" table:number-columns-repeated="7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166">
            <text:p>69.166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IF([.P28:.P68];&quot;&lt;0&quot;)" office:value-type="float" office:value="-0.8">
            <text:p>-0.800</text:p>
          </table:table-cell>
          <table:table-cell table:style-name="ce12" table:number-columns-repeated="2"/>
          <table:table-cell table:style-name="ce4" table:number-columns-repeated="5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44">
            <text:p>69.344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0.546">
            <text:p>0.546</text:p>
          </table:table-cell>
          <table:table-cell table:style-name="ce4" table:number-columns-repeated="7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8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4">
          <table:table-cell table:number-columns-repeated="13"/>
          <table:table-cell table:style-name="ce10" office:value-type="string">
            <text:p>loss</text:p>
          </table:table-cell>
          <table:table-cell table:style-name="ce4" table:formula="of:=[.O3]" office:value-type="float" office:value="16">
            <text:p>16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43];&quot;=&quot;&amp;[.$N10])" office:value-type="float" office:value="2">
            <text:p>2</text:p>
          </table:table-cell>
          <table:table-cell table:style-name="ce4" table:formula="of:=COUNTIF([.$D$44:.$D$68];&quot;=&quot;&amp;[.$N10])" office:value-type="float" office:value="0">
            <text:p>0</text:p>
          </table:table-cell>
          <table:table-cell table:style-name="ce19" table:formula="of:=[.P10]/SUM([.O10:.P10])" office:value-type="percentage" office:value="0">
            <text:p>0.00%</text:p>
          </table:table-cell>
          <table:table-cell table:style-name="ce20" table:formula="of:=SUMIF([.$D$44:.$D$68];&quot;=&quot;&amp;[.$N10];[.$P$44:.$P$68])" office:value-type="float" office:value="0">
            <text:p>0.000</text:p>
          </table:table-cell>
          <table:table-cell table:style-name="ce20" table:formula="of:=IF([.P10]&lt;&gt;0;[.R10]/[.P10];&quot;-&quot;)" office:value-type="string" office:string-value="-">
            <text:p>-</text:p>
          </table:table-cell>
          <table:table-cell table:style-name="ce20" table:formula="of:=SUMIF([.$D$28:.$D$43];&quot;=&quot;&amp;[.$N10];[.$P$28:.$P$43])" office:value-type="float" office:value="-0.1">
            <text:p>-0.10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-0.1">
            <text:p>-0.100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43];&quot;=&quot;&amp;[.N11])" office:value-type="float" office:value="4">
            <text:p>4</text:p>
          </table:table-cell>
          <table:table-cell table:style-name="ce4" table:formula="of:=COUNTIF([.$D$44:.$D$68];&quot;=&quot;&amp;[.$N11])" office:value-type="float" office:value="2">
            <text:p>2</text:p>
          </table:table-cell>
          <table:table-cell table:style-name="ce19" table:formula="of:=[.P11]/SUM([.O11:.P11])" office:value-type="percentage" office:value="0.333333333333333">
            <text:p>33.33%</text:p>
          </table:table-cell>
          <table:table-cell table:style-name="ce20" table:formula="of:=SUMIF([.$D$44:.$D$68];&quot;=&quot;&amp;[.$N11];[.$P$44:.$P$68])" office:value-type="float" office:value="0.045">
            <text:p>0.045</text:p>
          </table:table-cell>
          <table:table-cell table:style-name="ce20" table:formula="of:=IF([.P11]&lt;&gt;0;[.R11]/[.P11];&quot;-&quot;)" office:value-type="float" office:value="0.0225">
            <text:p>0.023</text:p>
          </table:table-cell>
          <table:table-cell table:style-name="ce20" table:formula="of:=SUMIF([.$D$28:.$D$43];&quot;=&quot;&amp;[.$N11];[.$P$28:.$P$43])" office:value-type="float" office:value="-0.2">
            <text:p>-0.2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155">
            <text:p>-0.155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43];&quot;=&quot;&amp;[.N12])" office:value-type="float" office:value="3">
            <text:p>3</text:p>
          </table:table-cell>
          <table:table-cell table:style-name="ce4" table:formula="of:=COUNTIF([.$D$44:.$D$68];&quot;=&quot;&amp;[.$N12])" office:value-type="float" office:value="6">
            <text:p>6</text:p>
          </table:table-cell>
          <table:table-cell table:style-name="ce19" table:formula="of:=[.P12]/SUM([.O12:.P12])" office:value-type="percentage" office:value="0.666666666666667">
            <text:p>66.67%</text:p>
          </table:table-cell>
          <table:table-cell table:style-name="ce20" table:formula="of:=SUMIF([.$D$44:.$D$68];&quot;=&quot;&amp;[.$N12];[.$P$44:.$P$68])" office:value-type="float" office:value="0.264">
            <text:p>0.264</text:p>
          </table:table-cell>
          <table:table-cell table:style-name="ce20" table:formula="of:=IF([.P12]&lt;&gt;0;[.R12]/[.P12];&quot;-&quot;)" office:value-type="float" office:value="0.044">
            <text:p>0.044</text:p>
          </table:table-cell>
          <table:table-cell table:style-name="ce20" table:formula="of:=SUMIF([.$D$28:.$D$43];&quot;=&quot;&amp;[.$N12];[.$P$28:.$P$43])" office:value-type="float" office:value="-0.15">
            <text:p>-0.1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0.114">
            <text:p>0.114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43];&quot;=&quot;&amp;[.N13])" office:value-type="float" office:value="1">
            <text:p>1</text:p>
          </table:table-cell>
          <table:table-cell table:style-name="ce4" table:formula="of:=COUNTIF([.$D$44:.$D$68];&quot;=&quot;&amp;[.$N13])" office:value-type="float" office:value="8">
            <text:p>8</text:p>
          </table:table-cell>
          <table:table-cell table:style-name="ce19" table:formula="of:=[.P13]/SUM([.O13:.P13])" office:value-type="percentage" office:value="0.888888888888889">
            <text:p>88.89%</text:p>
          </table:table-cell>
          <table:table-cell table:style-name="ce20" table:formula="of:=SUMIF([.$D$44:.$D$68];&quot;=&quot;&amp;[.$N13];[.$P$44:.$P$68])" office:value-type="float" office:value="0.36">
            <text:p>0.360</text:p>
          </table:table-cell>
          <table:table-cell table:style-name="ce20" table:formula="of:=IF([.P13]&lt;&gt;0;[.R13]/[.P13];&quot;-&quot;)" office:value-type="float" office:value="0.045">
            <text:p>0.045</text:p>
          </table:table-cell>
          <table:table-cell table:style-name="ce20" table:formula="of:=SUMIF([.$D$28:.$D$43];&quot;=&quot;&amp;[.$N13];[.$P$28:.$P$43])" office:value-type="float" office:value="-0.05">
            <text:p>-0.05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31">
            <text:p>0.310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43];&quot;=&quot;&amp;[.N14])" office:value-type="float" office:value="5">
            <text:p>5</text:p>
          </table:table-cell>
          <table:table-cell table:style-name="ce4" table:formula="of:=COUNTIF([.$D$44:.$D$68];&quot;=&quot;&amp;[.$N14])" office:value-type="float" office:value="8">
            <text:p>8</text:p>
          </table:table-cell>
          <table:table-cell table:style-name="ce19" table:formula="of:=[.P14]/SUM([.O14:.P14])" office:value-type="percentage" office:value="0.615384615384615">
            <text:p>61.54%</text:p>
          </table:table-cell>
          <table:table-cell table:style-name="ce20" table:formula="of:=SUMIF([.$D$44:.$D$68];&quot;=&quot;&amp;[.$N14];[.$P$44:.$P$68])" office:value-type="float" office:value="0.649">
            <text:p>0.649</text:p>
          </table:table-cell>
          <table:table-cell table:style-name="ce20" table:formula="of:=IF([.P14]&lt;&gt;0;[.R14]/[.P14];&quot;-&quot;)" office:value-type="float" office:value="0.081125">
            <text:p>0.081</text:p>
          </table:table-cell>
          <table:table-cell table:style-name="ce20" table:formula="of:=SUMIF([.$D$28:.$D$43];&quot;=&quot;&amp;[.$N14];[.$P$28:.$P$43])" office:value-type="float" office:value="-0.25">
            <text:p>-0.2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399">
            <text:p>0.399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office:value-type="string">
            <text:p>[07/20/2020 12:00:34 : FxTestController.php : 4040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43];&quot;=&quot;&amp;[.N15])" office:value-type="float" office:value="1">
            <text:p>1</text:p>
          </table:table-cell>
          <table:table-cell table:style-name="ce4" table:formula="of:=COUNTIF([.$D$44:.$D$68];&quot;=&quot;&amp;[.$N15])" office:value-type="float" office:value="1">
            <text:p>1</text:p>
          </table:table-cell>
          <table:table-cell table:style-name="ce19" table:formula="of:=[.P15]/SUM([.O15:.P15])" office:value-type="percentage" office:value="0.5">
            <text:p>50.00%</text:p>
          </table:table-cell>
          <table:table-cell table:style-name="ce20" table:formula="of:=SUMIF([.$D$44:.$D$68];&quot;=&quot;&amp;[.$N15];[.$P$44:.$P$68])" office:value-type="float" office:value="0.028">
            <text:p>0.028</text:p>
          </table:table-cell>
          <table:table-cell table:style-name="ce20" table:formula="of:=IF([.P15]&lt;&gt;0;[.R15]/[.P15];&quot;-&quot;)" office:value-type="float" office:value="0.028">
            <text:p>0.028</text:p>
          </table:table-cell>
          <table:table-cell table:style-name="ce20" table:formula="of:=SUMIF([.$D$28:.$D$43];&quot;=&quot;&amp;[.$N15];[.$P$28:.$P$43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-0.022">
            <text:p>-0.022</text:p>
          </table:table-cell>
          <table:table-cell table:number-columns-repeated="1002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6">
            <text:p>16</text:p>
          </table:table-cell>
          <table:table-cell table:formula="of:=SUM([.P10:.P15])" office:value-type="float" office:value="25">
            <text:p>25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0_120011_947200).dat</text:p>
          </table:table-cell>
          <table:table-cell table:number-columns-repeated="11"/>
          <table:table-cell table:style-name="Default"/>
          <table:table-cell table:style-name="Default" office:value-type="string">
            <text:p>d28</text:p>
          </table:table-cell>
          <table:table-cell office:value-type="string">
            <text:p>d44</text:p>
          </table:table-cell>
          <table:table-cell table:style-name="Default" table:number-columns-repeated="6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d43</text:p>
          </table:table-cell>
          <table:table-cell table:style-name="Default" office:value-type="string">
            <text:p>d68</text:p>
          </table:table-cell>
          <table:table-cell table:style-name="Default" table:number-columns-repeated="6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998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office:value-type="string">
            <text:p>L20:L39</text:p>
          </table:table-cell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AREAS([.Y19])"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,[.V8])" office:value-type="string" office:string-value="エラー:508">
            <text:p>エラー:508</text:p>
          </table:table-cell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formula="of:=CONCATENATE([.Y23];&quot;:&quot;;[.Y22])" office:value-type="string" office:string-value="$Y$19:$P$3">
            <text:p>$Y$19:$P$3</text:p>
          </table:table-cell>
          <table:table-cell table:number-columns-repeated="998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8"/>
          <table:table-cell table:formula="of:=CELL(&quot;address&quot;;[.Y19])" office:value-type="string" office:string-value="$Y$19">
            <text:p>$Y$19</text:p>
          </table:table-cell>
          <table:table-cell table:formula="of:=SUM([.Z22])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$sumOf_Plus</text:p>
          </table:table-cell>
          <table:table-cell office:value-type="float" office:value="0.651">
            <text:p>0.651</text:p>
          </table:table-cell>
          <table:table-cell table:number-columns-repeated="22"/>
          <table:table-cell table:formula="of:=CELL(&quot;address&quot;;[.Y19])" office:value-type="string" office:string-value="$Y$19">
            <text:p>$Y$19</text:p>
          </table:table-cell>
          <table:table-cell table:number-columns-repeated="999"/>
        </table:table-row>
        <table:table-row table:style-name="ro1">
          <table:table-cell office:value-type="string">
            <text:p>$sumOf_Minus</text:p>
          </table:table-cell>
          <table:table-cell office:value-type="float" office:value="-0.8">
            <text:p>-0.8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7"/>
          <table:table-cell office:value-type="string">
            <text:p>“address”</text:p>
          </table:table-cell>
          <table:table-cell table:number-columns-repeated="999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7"/>
          <table:table-cell office:value-type="string">
            <text:p>U1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8"/>
          <table:table-cell table:formula="of:=CONCATENATE([.Y25];&quot;;&quot;;[.Y26])" office:value-type="string" office:string-value="“address”;U13">
            <text:p>“address”;U13</text:p>
          </table:table-cell>
          <table:table-cell table:number-columns-repeated="99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.1</text:p>
          </table:table-cell>
          <table:table-cell table:style-name="ce32" office:value-type="float" office:value="69.371">
            <text:p>69.371</text:p>
          </table:table-cell>
          <table:table-cell table:style-name="ce33" office:value-type="string">
            <text:p>Z3</text:p>
          </table:table-cell>
          <table:table-cell table:style-name="ce34" office:value-type="float" office:value="69.371">
            <text:p>69.371</text:p>
          </table:table-cell>
          <table:table-cell table:style-name="ce32"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2"/>
          <table:table-cell table:formula="of:=CELL([.Y27])" office:value-type="float" office:value="0">
            <text:p>エラー:502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2" office:value-type="float" office:value="69.349">
            <text:p>69.349</text:p>
          </table:table-cell>
          <table:table-cell table:style-name="ce33" office:value-type="string">
            <text:p>Z4</text:p>
          </table:table-cell>
          <table:table-cell table:style-name="ce34" office:value-type="float" office:value="69.349">
            <text:p>69.349</text:p>
          </table:table-cell>
          <table:table-cell table:style-name="ce32"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2" office:value-type="float" office:value="69.347">
            <text:p>69.347</text:p>
          </table:table-cell>
          <table:table-cell table:style-name="ce33" office:value-type="string">
            <text:p>Z4</text:p>
          </table:table-cell>
          <table:table-cell table:style-name="ce34" office:value-type="float" office:value="69.347">
            <text:p>69.347</text:p>
          </table:table-cell>
          <table:table-cell table:style-name="ce32"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2" office:value-type="float" office:value="69.345">
            <text:p>69.345</text:p>
          </table:table-cell>
          <table:table-cell table:style-name="ce33" office:value-type="string">
            <text:p>Z4</text:p>
          </table:table-cell>
          <table:table-cell table:style-name="ce34" office:value-type="float" office:value="69.345">
            <text:p>69.345</text:p>
          </table:table-cell>
          <table:table-cell table:style-name="ce32"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office:value-type="float" office:value="69.166">
            <text:p>69.166</text:p>
          </table:table-cell>
          <table:table-cell office:value-type="string">
            <text:p>Z6</text:p>
          </table:table-cell>
          <table:table-cell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office:value-type="float" office:value="69.222">
            <text:p>69.222</text:p>
          </table:table-cell>
          <table:table-cell office:value-type="string">
            <text:p>Z6</text:p>
          </table:table-cell>
          <table:table-cell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2" office:value-type="float" office:value="69.415">
            <text:p>69.415</text:p>
          </table:table-cell>
          <table:table-cell table:style-name="ce33" office:value-type="string">
            <text:p>Z3</text:p>
          </table:table-cell>
          <table:table-cell table:style-name="ce34" office:value-type="float" office:value="69.415">
            <text:p>69.415</text:p>
          </table:table-cell>
          <table:table-cell table:style-name="ce32"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2" office:value-type="float" office:value="69.415">
            <text:p>69.415</text:p>
          </table:table-cell>
          <table:table-cell table:style-name="ce34" office:value-type="string">
            <text:p>Z3</text:p>
          </table:table-cell>
          <table:table-cell table:style-name="ce34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2" office:value-type="float" office:value="69.415">
            <text:p>69.415</text:p>
          </table:table-cell>
          <table:table-cell table:style-name="ce33" office:value-type="string">
            <text:p>Z3</text:p>
          </table:table-cell>
          <table:table-cell table:style-name="ce34" office:value-type="float" office:value="69.415">
            <text:p>69.415</text:p>
          </table:table-cell>
          <table:table-cell table:style-name="ce32"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68">
            <text:p>69.168</text:p>
          </table:table-cell>
          <table:table-cell office:value-type="string">
            <text:p>Z5</text:p>
          </table:table-cell>
          <table:table-cell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2" office:value-type="float" office:value="69.415">
            <text:p>69.415</text:p>
          </table:table-cell>
          <table:table-cell table:style-name="ce33" office:value-type="string">
            <text:p>Z3</text:p>
          </table:table-cell>
          <table:table-cell table:style-name="ce34" office:value-type="float" office:value="69.415">
            <text:p>69.415</text:p>
          </table:table-cell>
          <table:table-cell table:style-name="ce32"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2" office:value-type="float" office:value="69.415">
            <text:p>69.415</text:p>
          </table:table-cell>
          <table:table-cell table:style-name="ce33" office:value-type="string">
            <text:p>Z3</text:p>
          </table:table-cell>
          <table:table-cell table:style-name="ce34" office:value-type="float" office:value="69.415">
            <text:p>69.415</text:p>
          </table:table-cell>
          <table:table-cell table:style-name="ce32"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2" office:value-type="float" office:value="69.415">
            <text:p>69.415</text:p>
          </table:table-cell>
          <table:table-cell table:style-name="ce33" office:value-type="string">
            <text:p>Z3</text:p>
          </table:table-cell>
          <table:table-cell table:style-name="ce34" office:value-type="float" office:value="69.415">
            <text:p>69.415</text:p>
          </table:table-cell>
          <table:table-cell table:style-name="ce32"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2" office:value-type="float" office:value="69.415">
            <text:p>69.415</text:p>
          </table:table-cell>
          <table:table-cell table:style-name="ce33" office:value-type="string">
            <text:p>Z3</text:p>
          </table:table-cell>
          <table:table-cell table:style-name="ce34" office:value-type="float" office:value="69.415">
            <text:p>69.415</text:p>
          </table:table-cell>
          <table:table-cell table:style-name="ce32"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65">
            <text:p>69.46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55</text:p>
          </table:table-cell>
          <table:table-cell table:style-name="ce4" office:value-type="string">
            <text:p>TP</text:p>
          </table:table-cell>
          <table:table-cell table:style-name="ce32" office:value-type="float" office:value="69.457">
            <text:p>69.457</text:p>
          </table:table-cell>
          <table:table-cell table:style-name="ce33" office:value-type="string">
            <text:p>Z1</text:p>
          </table:table-cell>
          <table:table-cell table:style-name="ce34" office:value-type="float" office:value="69.327">
            <text:p>69.327</text:p>
          </table:table-cell>
          <table:table-cell table:style-name="ce32"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89">
            <text:p>69.38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0:45</text:p>
          </table:table-cell>
          <table:table-cell table:style-name="ce4" office:value-type="string">
            <text:p>TP</text:p>
          </table:table-cell>
          <table:table-cell table:style-name="ce32" office:value-type="float" office:value="69.382">
            <text:p>69.382</text:p>
          </table:table-cell>
          <table:table-cell table:style-name="ce33" office:value-type="string">
            <text:p>Z3</text:p>
          </table:table-cell>
          <table:table-cell table:style-name="ce34" office:value-type="float" office:value="69.252">
            <text:p>69.252</text:p>
          </table:table-cell>
          <table:table-cell table:style-name="ce32"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string">
            <text:p>Z4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6" table:default-cell-style-name="ce35"/>
        <table:table-column table:style-name="co9" table:default-cell-style-name="ce35"/>
        <table:table-column table:style-name="co1" table:number-columns-repeated="1017" table:default-cell-style-name="ce35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6" table:number-columns-repeated="6"/>
          <table:table-cell table:number-columns-repeated="1017"/>
        </table:table-row>
        <table:table-row table:style-name="ro5">
          <table:table-cell/>
          <table:table-cell table:style-name="ce36" office:value-type="float" office:value="1">
            <text:p>1</text:p>
          </table:table-cell>
          <table:table-cell table:style-name="ce36" table:number-columns-repeated="4"/>
          <table:table-cell table:style-name="ce37"/>
          <table:table-cell table:number-columns-repeated="1017"/>
        </table:table-row>
        <table:table-row table:style-name="ro5">
          <table:table-cell/>
          <table:table-cell table:style-name="ce36" office:value-type="float" office:value="2">
            <text:p>2</text:p>
          </table:table-cell>
          <table:table-cell table:style-name="ce36" office:value-type="string">
            <text:p>A/J</text:p>
          </table:table-cell>
          <table:table-cell table:style-name="ce36" office:value-type="string">
            <text:p>M5</text:p>
          </table:table-cell>
          <table:table-cell table:style-name="ce36" table:number-columns-repeated="2"/>
          <table:table-cell table:style-name="ce38" office:value-type="date" office:date-value="2020-07-02T16:35:50.52">
            <text:p>20/07/02 16:35</text:p>
          </table:table-cell>
          <table:table-cell table:number-columns-repeated="1017"/>
        </table:table-row>
        <table:table-row table:style-name="ro5">
          <table:table-cell/>
          <table:table-cell table:style-name="ce36" office:value-type="float" office:value="3">
            <text:p>3</text:p>
          </table:table-cell>
          <table:table-cell table:style-name="ce36" table:number-columns-repeated="4"/>
          <table:table-cell table:style-name="ce37"/>
          <table:table-cell table:number-columns-repeated="1017"/>
        </table:table-row>
        <table:table-row table:style-name="ro5" table:number-rows-repeated="6">
          <table:table-cell/>
          <table:table-cell table:style-name="ce36" table:number-columns-repeated="5"/>
          <table:table-cell table:style-name="ce37"/>
          <table:table-cell table:number-columns-repeated="1017"/>
        </table:table-row>
        <table:table-row table:style-name="ro5">
          <table:table-cell table:number-columns-repeated="6"/>
          <table:table-cell table:style-name="ce39" table:formula="of:=NOW()" office:value-type="date" office:date-value="2020-08-22T17:42:39.79">
            <text:p>20/08</text:p>
          </table:table-cell>
          <table:table-cell table:number-columns-repeated="1017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4'.A28:'4'.P292" table:contains-header="false">
          <table:sort>
            <table:sort-by table:field-number="1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style:style style:name="無題2" style:family="table-cell" style:parent-style-name="Default">
      <style:text-properties fo:color="#666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2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8-22T17:42:39.12</dc:date>
    <dc:creator>iwabuchi ken</dc:creator>
    <meta:editing-duration>PT3H52M51S</meta:editing-duration>
    <meta:editing-cycles>40</meta:editing-cycles>
    <meta:generator>OpenOffice/4.1.3$Win32 OpenOffice.org_project/413m1$Build-9783</meta:generator>
    <meta:document-statistic meta:table-count="5" meta:cell-count="10044" meta:object-count="0"/>
  </office:meta>
</office:document-meta>
</file>